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102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6155838" calcext:value-type="float">
            <text:p>6155838</text:p>
          </table:table-cell>
          <table:table-cell office:value-type="float" office:value="3399572" calcext:value-type="float">
            <text:p>3399572</text:p>
          </table:table-cell>
          <table:table-cell office:value-type="float" office:value="507853" calcext:value-type="float">
            <text:p>507853</text:p>
          </table:table-cell>
          <table:table-cell office:value-type="float" office:value="2248413" calcext:value-type="float">
            <text:p>2248413</text:p>
          </table:table-cell>
          <table:table-cell office:value-type="float" office:value="103977" calcext:value-type="float">
            <text:p>103977</text:p>
          </table:table-cell>
          <table:table-cell office:value-type="float" office:value="45634" calcext:value-type="float">
            <text:p>45634</text:p>
          </table:table-cell>
          <table:table-cell office:value-type="float" office:value="55233" calcext:value-type="float">
            <text:p>55233</text:p>
          </table:table-cell>
          <table:table-cell office:value-type="float" office:value="25484" calcext:value-type="float">
            <text:p>25484</text:p>
          </table:table-cell>
          <table:table-cell office:value-type="float" office:value="25373" calcext:value-type="float">
            <text:p>25373</text:p>
          </table:table-cell>
          <table:table-cell office:value-type="float" office:value="53980" calcext:value-type="float">
            <text:p>53980</text:p>
          </table:table-cell>
          <table:table-cell office:value-type="float" office:value="36219" calcext:value-type="float">
            <text:p>36219</text:p>
          </table:table-cell>
          <table:table-cell office:value-type="float" office:value="18483" calcext:value-type="float">
            <text:p>18483</text:p>
          </table:table-cell>
          <table:table-cell office:value-type="float" office:value="8690" calcext:value-type="float">
            <text:p>8690</text:p>
          </table:table-cell>
          <table:table-cell office:value-type="float" office:value="1686939" calcext:value-type="float">
            <text:p>16869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8224" calcext:value-type="float">
            <text:p>6398224</text:p>
          </table:table-cell>
          <table:table-cell office:value-type="float" office:value="3660803" calcext:value-type="float">
            <text:p>3660803</text:p>
          </table:table-cell>
          <table:table-cell office:value-type="float" office:value="395151" calcext:value-type="float">
            <text:p>395151</text:p>
          </table:table-cell>
          <table:table-cell office:value-type="float" office:value="2342270" calcext:value-type="float">
            <text:p>2342270</text:p>
          </table:table-cell>
          <table:table-cell office:value-type="float" office:value="126116" calcext:value-type="float">
            <text:p>126116</text:p>
          </table:table-cell>
          <table:table-cell office:value-type="float" office:value="94529" calcext:value-type="float">
            <text:p>94529</text:p>
          </table:table-cell>
          <table:table-cell office:value-type="float" office:value="116203" calcext:value-type="float">
            <text:p>116203</text:p>
          </table:table-cell>
          <table:table-cell office:value-type="float" office:value="25678" calcext:value-type="float">
            <text:p>25678</text:p>
          </table:table-cell>
          <table:table-cell office:value-type="float" office:value="38919" calcext:value-type="float">
            <text:p>38919</text:p>
          </table:table-cell>
          <table:table-cell office:value-type="float" office:value="53950" calcext:value-type="float">
            <text:p>53950</text:p>
          </table:table-cell>
          <table:table-cell office:value-type="float" office:value="36326" calcext:value-type="float">
            <text:p>36326</text:p>
          </table:table-cell>
          <table:table-cell office:value-type="float" office:value="18463" calcext:value-type="float">
            <text:p>18463</text:p>
          </table:table-cell>
          <table:table-cell office:value-type="float" office:value="8715" calcext:value-type="float">
            <text:p>8715</text:p>
          </table:table-cell>
          <table:table-cell office:value-type="float" office:value="1559804" calcext:value-type="float">
            <text:p>1559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1365" calcext:value-type="float">
            <text:p>6011365</text:p>
          </table:table-cell>
          <table:table-cell office:value-type="float" office:value="3399441" calcext:value-type="float">
            <text:p>3399441</text:p>
          </table:table-cell>
          <table:table-cell office:value-type="float" office:value="334969" calcext:value-type="float">
            <text:p>334969</text:p>
          </table:table-cell>
          <table:table-cell office:value-type="float" office:value="2276955" calcext:value-type="float">
            <text:p>2276955</text:p>
          </table:table-cell>
          <table:table-cell office:value-type="float" office:value="120504" calcext:value-type="float">
            <text:p>120504</text:p>
          </table:table-cell>
          <table:table-cell office:value-type="float" office:value="80733" calcext:value-type="float">
            <text:p>80733</text:p>
          </table:table-cell>
          <table:table-cell office:value-type="float" office:value="55865" calcext:value-type="float">
            <text:p>55865</text:p>
          </table:table-cell>
          <table:table-cell office:value-type="float" office:value="25548" calcext:value-type="float">
            <text:p>25548</text:p>
          </table:table-cell>
          <table:table-cell office:value-type="float" office:value="25355" calcext:value-type="float">
            <text:p>25355</text:p>
          </table:table-cell>
          <table:table-cell office:value-type="float" office:value="54031" calcext:value-type="float">
            <text:p>54031</text:p>
          </table:table-cell>
          <table:table-cell office:value-type="float" office:value="36301" calcext:value-type="float">
            <text:p>36301</text:p>
          </table:table-cell>
          <table:table-cell office:value-type="float" office:value="18410" calcext:value-type="float">
            <text:p>18410</text:p>
          </table:table-cell>
          <table:table-cell office:value-type="float" office:value="8668" calcext:value-type="float">
            <text:p>8668</text:p>
          </table:table-cell>
          <table:table-cell office:value-type="float" office:value="1520244" calcext:value-type="float">
            <text:p>15202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3598" calcext:value-type="float">
            <text:p>5923598</text:p>
          </table:table-cell>
          <table:table-cell office:value-type="float" office:value="3405099" calcext:value-type="float">
            <text:p>3405099</text:p>
          </table:table-cell>
          <table:table-cell office:value-type="float" office:value="373363" calcext:value-type="float">
            <text:p>373363</text:p>
          </table:table-cell>
          <table:table-cell office:value-type="float" office:value="2145136" calcext:value-type="float">
            <text:p>2145136</text:p>
          </table:table-cell>
          <table:table-cell office:value-type="float" office:value="119842" calcext:value-type="float">
            <text:p>119842</text:p>
          </table:table-cell>
          <table:table-cell office:value-type="float" office:value="77225" calcext:value-type="float">
            <text:p>77225</text:p>
          </table:table-cell>
          <table:table-cell office:value-type="float" office:value="55731" calcext:value-type="float">
            <text:p>55731</text:p>
          </table:table-cell>
          <table:table-cell office:value-type="float" office:value="30794" calcext:value-type="float">
            <text:p>30794</text:p>
          </table:table-cell>
          <table:table-cell office:value-type="float" office:value="28886" calcext:value-type="float">
            <text:p>28886</text:p>
          </table:table-cell>
          <table:table-cell office:value-type="float" office:value="112011" calcext:value-type="float">
            <text:p>112011</text:p>
          </table:table-cell>
          <table:table-cell office:value-type="float" office:value="36124" calcext:value-type="float">
            <text:p>36124</text:p>
          </table:table-cell>
          <table:table-cell office:value-type="float" office:value="18630" calcext:value-type="float">
            <text:p>18630</text:p>
          </table:table-cell>
          <table:table-cell office:value-type="float" office:value="8843" calcext:value-type="float">
            <text:p>8843</text:p>
          </table:table-cell>
          <table:table-cell office:value-type="float" office:value="1391088" calcext:value-type="float">
            <text:p>1391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87979" calcext:value-type="float">
            <text:p>5787979</text:p>
          </table:table-cell>
          <table:table-cell office:value-type="float" office:value="3314372" calcext:value-type="float">
            <text:p>3314372</text:p>
          </table:table-cell>
          <table:table-cell office:value-type="float" office:value="343348" calcext:value-type="float">
            <text:p>343348</text:p>
          </table:table-cell>
          <table:table-cell office:value-type="float" office:value="2130259" calcext:value-type="float">
            <text:p>2130259</text:p>
          </table:table-cell>
          <table:table-cell office:value-type="float" office:value="106421" calcext:value-type="float">
            <text:p>106421</text:p>
          </table:table-cell>
          <table:table-cell office:value-type="float" office:value="45708" calcext:value-type="float">
            <text:p>45708</text:p>
          </table:table-cell>
          <table:table-cell office:value-type="float" office:value="55719" calcext:value-type="float">
            <text:p>55719</text:p>
          </table:table-cell>
          <table:table-cell office:value-type="float" office:value="25386" calcext:value-type="float">
            <text:p>25386</text:p>
          </table:table-cell>
          <table:table-cell office:value-type="float" office:value="25295" calcext:value-type="float">
            <text:p>25295</text:p>
          </table:table-cell>
          <table:table-cell office:value-type="float" office:value="56179" calcext:value-type="float">
            <text:p>56179</text:p>
          </table:table-cell>
          <table:table-cell office:value-type="float" office:value="36444" calcext:value-type="float">
            <text:p>36444</text:p>
          </table:table-cell>
          <table:table-cell office:value-type="float" office:value="29094" calcext:value-type="float">
            <text:p>29094</text:p>
          </table:table-cell>
          <table:table-cell office:value-type="float" office:value="20030" calcext:value-type="float">
            <text:p>20030</text:p>
          </table:table-cell>
          <table:table-cell office:value-type="float" office:value="1470514" calcext:value-type="float">
            <text:p>14705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9624" calcext:value-type="float">
            <text:p>8169624</text:p>
          </table:table-cell>
          <table:table-cell office:value-type="float" office:value="5608522" calcext:value-type="float">
            <text:p>5608522</text:p>
          </table:table-cell>
          <table:table-cell office:value-type="float" office:value="387228" calcext:value-type="float">
            <text:p>387228</text:p>
          </table:table-cell>
          <table:table-cell office:value-type="float" office:value="2173874" calcext:value-type="float">
            <text:p>2173874</text:p>
          </table:table-cell>
          <table:table-cell office:value-type="float" office:value="126728" calcext:value-type="float">
            <text:p>126728</text:p>
          </table:table-cell>
          <table:table-cell office:value-type="float" office:value="67402" calcext:value-type="float">
            <text:p>67402</text:p>
          </table:table-cell>
          <table:table-cell office:value-type="float" office:value="63176" calcext:value-type="float">
            <text:p>63176</text:p>
          </table:table-cell>
          <table:table-cell office:value-type="float" office:value="54410" calcext:value-type="float">
            <text:p>54410</text:p>
          </table:table-cell>
          <table:table-cell office:value-type="float" office:value="48974" calcext:value-type="float">
            <text:p>48974</text:p>
          </table:table-cell>
          <table:table-cell office:value-type="float" office:value="57552" calcext:value-type="float">
            <text:p>57552</text:p>
          </table:table-cell>
          <table:table-cell office:value-type="float" office:value="36364" calcext:value-type="float">
            <text:p>36364</text:p>
          </table:table-cell>
          <table:table-cell office:value-type="float" office:value="18860" calcext:value-type="float">
            <text:p>18860</text:p>
          </table:table-cell>
          <table:table-cell office:value-type="float" office:value="9635" calcext:value-type="float">
            <text:p>9635</text:p>
          </table:table-cell>
          <table:table-cell office:value-type="float" office:value="1431891" calcext:value-type="float">
            <text:p>1431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5862" calcext:value-type="float">
            <text:p>5715862</text:p>
          </table:table-cell>
          <table:table-cell office:value-type="float" office:value="3180297" calcext:value-type="float">
            <text:p>3180297</text:p>
          </table:table-cell>
          <table:table-cell office:value-type="float" office:value="373732" calcext:value-type="float">
            <text:p>373732</text:p>
          </table:table-cell>
          <table:table-cell office:value-type="float" office:value="2161833" calcext:value-type="float">
            <text:p>2161833</text:p>
          </table:table-cell>
          <table:table-cell office:value-type="float" office:value="107281" calcext:value-type="float">
            <text:p>107281</text:p>
          </table:table-cell>
          <table:table-cell office:value-type="float" office:value="45364" calcext:value-type="float">
            <text:p>45364</text:p>
          </table:table-cell>
          <table:table-cell office:value-type="float" office:value="55286" calcext:value-type="float">
            <text:p>55286</text:p>
          </table:table-cell>
          <table:table-cell office:value-type="float" office:value="25562" calcext:value-type="float">
            <text:p>25562</text:p>
          </table:table-cell>
          <table:table-cell office:value-type="float" office:value="25243" calcext:value-type="float">
            <text:p>25243</text:p>
          </table:table-cell>
          <table:table-cell office:value-type="float" office:value="54101" calcext:value-type="float">
            <text:p>54101</text:p>
          </table:table-cell>
          <table:table-cell office:value-type="float" office:value="36517" calcext:value-type="float">
            <text:p>36517</text:p>
          </table:table-cell>
          <table:table-cell office:value-type="float" office:value="18453" calcext:value-type="float">
            <text:p>18453</text:p>
          </table:table-cell>
          <table:table-cell office:value-type="float" office:value="8750" calcext:value-type="float">
            <text:p>8750</text:p>
          </table:table-cell>
          <table:table-cell office:value-type="float" office:value="1454246" calcext:value-type="float">
            <text:p>14542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8408" calcext:value-type="float">
            <text:p>5838408</text:p>
          </table:table-cell>
          <table:table-cell office:value-type="float" office:value="3454122" calcext:value-type="float">
            <text:p>3454122</text:p>
          </table:table-cell>
          <table:table-cell office:value-type="float" office:value="325289" calcext:value-type="float">
            <text:p>325289</text:p>
          </table:table-cell>
          <table:table-cell office:value-type="float" office:value="2058997" calcext:value-type="float">
            <text:p>2058997</text:p>
          </table:table-cell>
          <table:table-cell office:value-type="float" office:value="126049" calcext:value-type="float">
            <text:p>126049</text:p>
          </table:table-cell>
          <table:table-cell office:value-type="float" office:value="88719" calcext:value-type="float">
            <text:p>88719</text:p>
          </table:table-cell>
          <table:table-cell office:value-type="float" office:value="72079" calcext:value-type="float">
            <text:p>72079</text:p>
          </table:table-cell>
          <table:table-cell office:value-type="float" office:value="27945" calcext:value-type="float">
            <text:p>27945</text:p>
          </table:table-cell>
          <table:table-cell office:value-type="float" office:value="25434" calcext:value-type="float">
            <text:p>25434</text:p>
          </table:table-cell>
          <table:table-cell office:value-type="float" office:value="61698" calcext:value-type="float">
            <text:p>61698</text:p>
          </table:table-cell>
          <table:table-cell office:value-type="float" office:value="36202" calcext:value-type="float">
            <text:p>36202</text:p>
          </table:table-cell>
          <table:table-cell office:value-type="float" office:value="18975" calcext:value-type="float">
            <text:p>18975</text:p>
          </table:table-cell>
          <table:table-cell office:value-type="float" office:value="9452" calcext:value-type="float">
            <text:p>9452</text:p>
          </table:table-cell>
          <table:table-cell office:value-type="float" office:value="1426195" calcext:value-type="float">
            <text:p>1426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0069" calcext:value-type="float">
            <text:p>6130069</text:p>
          </table:table-cell>
          <table:table-cell office:value-type="float" office:value="3200413" calcext:value-type="float">
            <text:p>3200413</text:p>
          </table:table-cell>
          <table:table-cell office:value-type="float" office:value="368246" calcext:value-type="float">
            <text:p>368246</text:p>
          </table:table-cell>
          <table:table-cell office:value-type="float" office:value="2561410" calcext:value-type="float">
            <text:p>2561410</text:p>
          </table:table-cell>
          <table:table-cell office:value-type="float" office:value="107918" calcext:value-type="float">
            <text:p>107918</text:p>
          </table:table-cell>
          <table:table-cell office:value-type="float" office:value="45388" calcext:value-type="float">
            <text:p>45388</text:p>
          </table:table-cell>
          <table:table-cell office:value-type="float" office:value="55356" calcext:value-type="float">
            <text:p>55356</text:p>
          </table:table-cell>
          <table:table-cell office:value-type="float" office:value="25560" calcext:value-type="float">
            <text:p>25560</text:p>
          </table:table-cell>
          <table:table-cell office:value-type="float" office:value="25327" calcext:value-type="float">
            <text:p>25327</text:p>
          </table:table-cell>
          <table:table-cell office:value-type="float" office:value="53942" calcext:value-type="float">
            <text:p>53942</text:p>
          </table:table-cell>
          <table:table-cell office:value-type="float" office:value="36294" calcext:value-type="float">
            <text:p>36294</text:p>
          </table:table-cell>
          <table:table-cell office:value-type="float" office:value="18394" calcext:value-type="float">
            <text:p>18394</text:p>
          </table:table-cell>
          <table:table-cell office:value-type="float" office:value="8657" calcext:value-type="float">
            <text:p>8657</text:p>
          </table:table-cell>
          <table:table-cell office:value-type="float" office:value="1461689" calcext:value-type="float">
            <text:p>14616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6814" calcext:value-type="float">
            <text:p>5986814</text:p>
          </table:table-cell>
          <table:table-cell office:value-type="float" office:value="3330456" calcext:value-type="float">
            <text:p>3330456</text:p>
          </table:table-cell>
          <table:table-cell office:value-type="float" office:value="366666" calcext:value-type="float">
            <text:p>366666</text:p>
          </table:table-cell>
          <table:table-cell office:value-type="float" office:value="2289692" calcext:value-type="float">
            <text:p>2289692</text:p>
          </table:table-cell>
          <table:table-cell office:value-type="float" office:value="113096" calcext:value-type="float">
            <text:p>113096</text:p>
          </table:table-cell>
          <table:table-cell office:value-type="float" office:value="45385" calcext:value-type="float">
            <text:p>45385</text:p>
          </table:table-cell>
          <table:table-cell office:value-type="float" office:value="55180" calcext:value-type="float">
            <text:p>55180</text:p>
          </table:table-cell>
          <table:table-cell office:value-type="float" office:value="28310" calcext:value-type="float">
            <text:p>28310</text:p>
          </table:table-cell>
          <table:table-cell office:value-type="float" office:value="25747" calcext:value-type="float">
            <text:p>25747</text:p>
          </table:table-cell>
          <table:table-cell office:value-type="float" office:value="54545" calcext:value-type="float">
            <text:p>54545</text:p>
          </table:table-cell>
          <table:table-cell office:value-type="float" office:value="36551" calcext:value-type="float">
            <text:p>36551</text:p>
          </table:table-cell>
          <table:table-cell office:value-type="float" office:value="18584" calcext:value-type="float">
            <text:p>18584</text:p>
          </table:table-cell>
          <table:table-cell office:value-type="float" office:value="8780" calcext:value-type="float">
            <text:p>8780</text:p>
          </table:table-cell>
          <table:table-cell office:value-type="float" office:value="1417264" calcext:value-type="float">
            <text:p>14172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6869" calcext:value-type="float">
            <text:p>5856869</text:p>
          </table:table-cell>
          <table:table-cell office:value-type="float" office:value="3312968" calcext:value-type="float">
            <text:p>3312968</text:p>
          </table:table-cell>
          <table:table-cell office:value-type="float" office:value="356686" calcext:value-type="float">
            <text:p>356686</text:p>
          </table:table-cell>
          <table:table-cell office:value-type="float" office:value="2187215" calcext:value-type="float">
            <text:p>2187215</text:p>
          </table:table-cell>
          <table:table-cell office:value-type="float" office:value="107159" calcext:value-type="float">
            <text:p>107159</text:p>
          </table:table-cell>
          <table:table-cell office:value-type="float" office:value="45400" calcext:value-type="float">
            <text:p>45400</text:p>
          </table:table-cell>
          <table:table-cell office:value-type="float" office:value="55396" calcext:value-type="float">
            <text:p>55396</text:p>
          </table:table-cell>
          <table:table-cell office:value-type="float" office:value="25480" calcext:value-type="float">
            <text:p>25480</text:p>
          </table:table-cell>
          <table:table-cell office:value-type="float" office:value="25363" calcext:value-type="float">
            <text:p>25363</text:p>
          </table:table-cell>
          <table:table-cell office:value-type="float" office:value="56465" calcext:value-type="float">
            <text:p>56465</text:p>
          </table:table-cell>
          <table:table-cell office:value-type="float" office:value="36250" calcext:value-type="float">
            <text:p>36250</text:p>
          </table:table-cell>
          <table:table-cell office:value-type="float" office:value="18185" calcext:value-type="float">
            <text:p>18185</text:p>
          </table:table-cell>
          <table:table-cell office:value-type="float" office:value="8627" calcext:value-type="float">
            <text:p>8627</text:p>
          </table:table-cell>
          <table:table-cell office:value-type="float" office:value="1480600" calcext:value-type="float">
            <text:p>14806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5551" calcext:value-type="float">
            <text:p>8855551</text:p>
          </table:table-cell>
          <table:table-cell office:value-type="float" office:value="5830584" calcext:value-type="float">
            <text:p>5830584</text:p>
          </table:table-cell>
          <table:table-cell office:value-type="float" office:value="349590" calcext:value-type="float">
            <text:p>349590</text:p>
          </table:table-cell>
          <table:table-cell office:value-type="float" office:value="2675377" calcext:value-type="float">
            <text:p>2675377</text:p>
          </table:table-cell>
          <table:table-cell office:value-type="float" office:value="162563" calcext:value-type="float">
            <text:p>162563</text:p>
          </table:table-cell>
          <table:table-cell office:value-type="float" office:value="162404" calcext:value-type="float">
            <text:p>162404</text:p>
          </table:table-cell>
          <table:table-cell office:value-type="float" office:value="123590" calcext:value-type="float">
            <text:p>123590</text:p>
          </table:table-cell>
          <table:table-cell office:value-type="float" office:value="27386" calcext:value-type="float">
            <text:p>27386</text:p>
          </table:table-cell>
          <table:table-cell office:value-type="float" office:value="54460" calcext:value-type="float">
            <text:p>54460</text:p>
          </table:table-cell>
          <table:table-cell office:value-type="float" office:value="54269" calcext:value-type="float">
            <text:p>54269</text:p>
          </table:table-cell>
          <table:table-cell office:value-type="float" office:value="36418" calcext:value-type="float">
            <text:p>36418</text:p>
          </table:table-cell>
          <table:table-cell office:value-type="float" office:value="18311" calcext:value-type="float">
            <text:p>18311</text:p>
          </table:table-cell>
          <table:table-cell office:value-type="float" office:value="8928" calcext:value-type="float">
            <text:p>8928</text:p>
          </table:table-cell>
          <table:table-cell office:value-type="float" office:value="1444429" calcext:value-type="float">
            <text:p>14444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8489" calcext:value-type="float">
            <text:p>5948489</text:p>
          </table:table-cell>
          <table:table-cell office:value-type="float" office:value="3495109" calcext:value-type="float">
            <text:p>3495109</text:p>
          </table:table-cell>
          <table:table-cell office:value-type="float" office:value="393803" calcext:value-type="float">
            <text:p>393803</text:p>
          </table:table-cell>
          <table:table-cell office:value-type="float" office:value="2059577" calcext:value-type="float">
            <text:p>2059577</text:p>
          </table:table-cell>
          <table:table-cell office:value-type="float" office:value="106752" calcext:value-type="float">
            <text:p>106752</text:p>
          </table:table-cell>
          <table:table-cell office:value-type="float" office:value="52264" calcext:value-type="float">
            <text:p>52264</text:p>
          </table:table-cell>
          <table:table-cell office:value-type="float" office:value="57696" calcext:value-type="float">
            <text:p>57696</text:p>
          </table:table-cell>
          <table:table-cell office:value-type="float" office:value="25241" calcext:value-type="float">
            <text:p>25241</text:p>
          </table:table-cell>
          <table:table-cell office:value-type="float" office:value="25453" calcext:value-type="float">
            <text:p>25453</text:p>
          </table:table-cell>
          <table:table-cell office:value-type="float" office:value="55368" calcext:value-type="float">
            <text:p>55368</text:p>
          </table:table-cell>
          <table:table-cell office:value-type="float" office:value="77707" calcext:value-type="float">
            <text:p>77707</text:p>
          </table:table-cell>
          <table:table-cell office:value-type="float" office:value="18370" calcext:value-type="float">
            <text:p>18370</text:p>
          </table:table-cell>
          <table:table-cell office:value-type="float" office:value="8751" calcext:value-type="float">
            <text:p>8751</text:p>
          </table:table-cell>
          <table:table-cell office:value-type="float" office:value="1480376" calcext:value-type="float">
            <text:p>1480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91273" calcext:value-type="float">
            <text:p>8691273</text:p>
          </table:table-cell>
          <table:table-cell office:value-type="float" office:value="6333320" calcext:value-type="float">
            <text:p>6333320</text:p>
          </table:table-cell>
          <table:table-cell office:value-type="float" office:value="341246" calcext:value-type="float">
            <text:p>341246</text:p>
          </table:table-cell>
          <table:table-cell office:value-type="float" office:value="2016707" calcext:value-type="float">
            <text:p>2016707</text:p>
          </table:table-cell>
          <table:table-cell office:value-type="float" office:value="126887" calcext:value-type="float">
            <text:p>126887</text:p>
          </table:table-cell>
          <table:table-cell office:value-type="float" office:value="45566" calcext:value-type="float">
            <text:p>45566</text:p>
          </table:table-cell>
          <table:table-cell office:value-type="float" office:value="89877" calcext:value-type="float">
            <text:p>89877</text:p>
          </table:table-cell>
          <table:table-cell office:value-type="float" office:value="26304" calcext:value-type="float">
            <text:p>26304</text:p>
          </table:table-cell>
          <table:table-cell office:value-type="float" office:value="25369" calcext:value-type="float">
            <text:p>25369</text:p>
          </table:table-cell>
          <table:table-cell office:value-type="float" office:value="57733" calcext:value-type="float">
            <text:p>57733</text:p>
          </table:table-cell>
          <table:table-cell office:value-type="float" office:value="36450" calcext:value-type="float">
            <text:p>36450</text:p>
          </table:table-cell>
          <table:table-cell office:value-type="float" office:value="19429" calcext:value-type="float">
            <text:p>19429</text:p>
          </table:table-cell>
          <table:table-cell office:value-type="float" office:value="9368" calcext:value-type="float">
            <text:p>9368</text:p>
          </table:table-cell>
          <table:table-cell office:value-type="float" office:value="1342804" calcext:value-type="float">
            <text:p>134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2970" calcext:value-type="float">
            <text:p>5822970</text:p>
          </table:table-cell>
          <table:table-cell office:value-type="float" office:value="3381825" calcext:value-type="float">
            <text:p>3381825</text:p>
          </table:table-cell>
          <table:table-cell office:value-type="float" office:value="346687" calcext:value-type="float">
            <text:p>346687</text:p>
          </table:table-cell>
          <table:table-cell office:value-type="float" office:value="2094458" calcext:value-type="float">
            <text:p>2094458</text:p>
          </table:table-cell>
          <table:table-cell office:value-type="float" office:value="128451" calcext:value-type="float">
            <text:p>128451</text:p>
          </table:table-cell>
          <table:table-cell office:value-type="float" office:value="58527" calcext:value-type="float">
            <text:p>58527</text:p>
          </table:table-cell>
          <table:table-cell office:value-type="float" office:value="64820" calcext:value-type="float">
            <text:p>64820</text:p>
          </table:table-cell>
          <table:table-cell office:value-type="float" office:value="25240" calcext:value-type="float">
            <text:p>25240</text:p>
          </table:table-cell>
          <table:table-cell office:value-type="float" office:value="26829" calcext:value-type="float">
            <text:p>26829</text:p>
          </table:table-cell>
          <table:table-cell office:value-type="float" office:value="74126" calcext:value-type="float">
            <text:p>74126</text:p>
          </table:table-cell>
          <table:table-cell office:value-type="float" office:value="36317" calcext:value-type="float">
            <text:p>36317</text:p>
          </table:table-cell>
          <table:table-cell office:value-type="float" office:value="18249" calcext:value-type="float">
            <text:p>18249</text:p>
          </table:table-cell>
          <table:table-cell office:value-type="float" office:value="8735" calcext:value-type="float">
            <text:p>8735</text:p>
          </table:table-cell>
          <table:table-cell office:value-type="float" office:value="1469010" calcext:value-type="float">
            <text:p>1469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3081" calcext:value-type="float">
            <text:p>6503081</text:p>
          </table:table-cell>
          <table:table-cell office:value-type="float" office:value="4072729" calcext:value-type="float">
            <text:p>4072729</text:p>
          </table:table-cell>
          <table:table-cell office:value-type="float" office:value="454585" calcext:value-type="float">
            <text:p>454585</text:p>
          </table:table-cell>
          <table:table-cell office:value-type="float" office:value="1975767" calcext:value-type="float">
            <text:p>1975767</text:p>
          </table:table-cell>
          <table:table-cell office:value-type="float" office:value="124715" calcext:value-type="float">
            <text:p>124715</text:p>
          </table:table-cell>
          <table:table-cell office:value-type="float" office:value="73256" calcext:value-type="float">
            <text:p>73256</text:p>
          </table:table-cell>
          <table:table-cell office:value-type="float" office:value="62374" calcext:value-type="float">
            <text:p>62374</text:p>
          </table:table-cell>
          <table:table-cell office:value-type="float" office:value="25354" calcext:value-type="float">
            <text:p>25354</text:p>
          </table:table-cell>
          <table:table-cell office:value-type="float" office:value="25311" calcext:value-type="float">
            <text:p>25311</text:p>
          </table:table-cell>
          <table:table-cell office:value-type="float" office:value="57980" calcext:value-type="float">
            <text:p>57980</text:p>
          </table:table-cell>
          <table:table-cell office:value-type="float" office:value="37644" calcext:value-type="float">
            <text:p>37644</text:p>
          </table:table-cell>
          <table:table-cell office:value-type="float" office:value="19526" calcext:value-type="float">
            <text:p>19526</text:p>
          </table:table-cell>
          <table:table-cell office:value-type="float" office:value="9409" calcext:value-type="float">
            <text:p>9409</text:p>
          </table:table-cell>
          <table:table-cell office:value-type="float" office:value="1486929" calcext:value-type="float">
            <text:p>14869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7676" calcext:value-type="float">
            <text:p>6007676</text:p>
          </table:table-cell>
          <table:table-cell office:value-type="float" office:value="3422622" calcext:value-type="float">
            <text:p>3422622</text:p>
          </table:table-cell>
          <table:table-cell office:value-type="float" office:value="414244" calcext:value-type="float">
            <text:p>414244</text:p>
          </table:table-cell>
          <table:table-cell office:value-type="float" office:value="2170810" calcext:value-type="float">
            <text:p>2170810</text:p>
          </table:table-cell>
          <table:table-cell office:value-type="float" office:value="130321" calcext:value-type="float">
            <text:p>130321</text:p>
          </table:table-cell>
          <table:table-cell office:value-type="float" office:value="45498" calcext:value-type="float">
            <text:p>45498</text:p>
          </table:table-cell>
          <table:table-cell office:value-type="float" office:value="55681" calcext:value-type="float">
            <text:p>55681</text:p>
          </table:table-cell>
          <table:table-cell office:value-type="float" office:value="25447" calcext:value-type="float">
            <text:p>25447</text:p>
          </table:table-cell>
          <table:table-cell office:value-type="float" office:value="25499" calcext:value-type="float">
            <text:p>25499</text:p>
          </table:table-cell>
          <table:table-cell office:value-type="float" office:value="58739" calcext:value-type="float">
            <text:p>58739</text:p>
          </table:table-cell>
          <table:table-cell office:value-type="float" office:value="36400" calcext:value-type="float">
            <text:p>36400</text:p>
          </table:table-cell>
          <table:table-cell office:value-type="float" office:value="31853" calcext:value-type="float">
            <text:p>31853</text:p>
          </table:table-cell>
          <table:table-cell office:value-type="float" office:value="17842" calcext:value-type="float">
            <text:p>17842</text:p>
          </table:table-cell>
          <table:table-cell office:value-type="float" office:value="1427847" calcext:value-type="float">
            <text:p>1427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6643" calcext:value-type="float">
            <text:p>5986643</text:p>
          </table:table-cell>
          <table:table-cell office:value-type="float" office:value="3564650" calcext:value-type="float">
            <text:p>3564650</text:p>
          </table:table-cell>
          <table:table-cell office:value-type="float" office:value="393172" calcext:value-type="float">
            <text:p>393172</text:p>
          </table:table-cell>
          <table:table-cell office:value-type="float" office:value="2028821" calcext:value-type="float">
            <text:p>2028821</text:p>
          </table:table-cell>
          <table:table-cell office:value-type="float" office:value="113734" calcext:value-type="float">
            <text:p>113734</text:p>
          </table:table-cell>
          <table:table-cell office:value-type="float" office:value="45412" calcext:value-type="float">
            <text:p>45412</text:p>
          </table:table-cell>
          <table:table-cell office:value-type="float" office:value="55639" calcext:value-type="float">
            <text:p>55639</text:p>
          </table:table-cell>
          <table:table-cell office:value-type="float" office:value="30540" calcext:value-type="float">
            <text:p>30540</text:p>
          </table:table-cell>
          <table:table-cell office:value-type="float" office:value="30518" calcext:value-type="float">
            <text:p>30518</text:p>
          </table:table-cell>
          <table:table-cell office:value-type="float" office:value="110716" calcext:value-type="float">
            <text:p>110716</text:p>
          </table:table-cell>
          <table:table-cell office:value-type="float" office:value="36392" calcext:value-type="float">
            <text:p>36392</text:p>
          </table:table-cell>
          <table:table-cell office:value-type="float" office:value="36644" calcext:value-type="float">
            <text:p>36644</text:p>
          </table:table-cell>
          <table:table-cell office:value-type="float" office:value="9679" calcext:value-type="float">
            <text:p>9679</text:p>
          </table:table-cell>
          <table:table-cell office:value-type="float" office:value="1463355" calcext:value-type="float">
            <text:p>14633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9277" calcext:value-type="float">
            <text:p>5879277</text:p>
          </table:table-cell>
          <table:table-cell office:value-type="float" office:value="3399774" calcext:value-type="float">
            <text:p>3399774</text:p>
          </table:table-cell>
          <table:table-cell office:value-type="float" office:value="343254" calcext:value-type="float">
            <text:p>343254</text:p>
          </table:table-cell>
          <table:table-cell office:value-type="float" office:value="2136249" calcext:value-type="float">
            <text:p>2136249</text:p>
          </table:table-cell>
          <table:table-cell office:value-type="float" office:value="104968" calcext:value-type="float">
            <text:p>104968</text:p>
          </table:table-cell>
          <table:table-cell office:value-type="float" office:value="45382" calcext:value-type="float">
            <text:p>45382</text:p>
          </table:table-cell>
          <table:table-cell office:value-type="float" office:value="55276" calcext:value-type="float">
            <text:p>55276</text:p>
          </table:table-cell>
          <table:table-cell office:value-type="float" office:value="27188" calcext:value-type="float">
            <text:p>27188</text:p>
          </table:table-cell>
          <table:table-cell office:value-type="float" office:value="26606" calcext:value-type="float">
            <text:p>26606</text:p>
          </table:table-cell>
          <table:table-cell office:value-type="float" office:value="55138" calcext:value-type="float">
            <text:p>55138</text:p>
          </table:table-cell>
          <table:table-cell office:value-type="float" office:value="36555" calcext:value-type="float">
            <text:p>36555</text:p>
          </table:table-cell>
          <table:table-cell office:value-type="float" office:value="18522" calcext:value-type="float">
            <text:p>18522</text:p>
          </table:table-cell>
          <table:table-cell office:value-type="float" office:value="8778" calcext:value-type="float">
            <text:p>8778</text:p>
          </table:table-cell>
          <table:table-cell office:value-type="float" office:value="1468913" calcext:value-type="float">
            <text:p>14689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5388" calcext:value-type="float">
            <text:p>5805388</text:p>
          </table:table-cell>
          <table:table-cell office:value-type="float" office:value="3307043" calcext:value-type="float">
            <text:p>3307043</text:p>
          </table:table-cell>
          <table:table-cell office:value-type="float" office:value="398268" calcext:value-type="float">
            <text:p>398268</text:p>
          </table:table-cell>
          <table:table-cell office:value-type="float" office:value="2100077" calcext:value-type="float">
            <text:p>2100077</text:p>
          </table:table-cell>
          <table:table-cell office:value-type="float" office:value="105140" calcext:value-type="float">
            <text:p>105140</text:p>
          </table:table-cell>
          <table:table-cell office:value-type="float" office:value="45614" calcext:value-type="float">
            <text:p>45614</text:p>
          </table:table-cell>
          <table:table-cell office:value-type="float" office:value="54950" calcext:value-type="float">
            <text:p>54950</text:p>
          </table:table-cell>
          <table:table-cell office:value-type="float" office:value="25744" calcext:value-type="float">
            <text:p>25744</text:p>
          </table:table-cell>
          <table:table-cell office:value-type="float" office:value="25688" calcext:value-type="float">
            <text:p>25688</text:p>
          </table:table-cell>
          <table:table-cell office:value-type="float" office:value="70411" calcext:value-type="float">
            <text:p>70411</text:p>
          </table:table-cell>
          <table:table-cell office:value-type="float" office:value="36250" calcext:value-type="float">
            <text:p>36250</text:p>
          </table:table-cell>
          <table:table-cell office:value-type="float" office:value="18377" calcext:value-type="float">
            <text:p>18377</text:p>
          </table:table-cell>
          <table:table-cell office:value-type="float" office:value="8722" calcext:value-type="float">
            <text:p>8722</text:p>
          </table:table-cell>
          <table:table-cell office:value-type="float" office:value="1448161" calcext:value-type="float">
            <text:p>14481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2194" calcext:value-type="float">
            <text:p>5722194</text:p>
          </table:table-cell>
          <table:table-cell office:value-type="float" office:value="3265010" calcext:value-type="float">
            <text:p>3265010</text:p>
          </table:table-cell>
          <table:table-cell office:value-type="float" office:value="370724" calcext:value-type="float">
            <text:p>370724</text:p>
          </table:table-cell>
          <table:table-cell office:value-type="float" office:value="2086460" calcext:value-type="float">
            <text:p>2086460</text:p>
          </table:table-cell>
          <table:table-cell office:value-type="float" office:value="103776" calcext:value-type="float">
            <text:p>103776</text:p>
          </table:table-cell>
          <table:table-cell office:value-type="float" office:value="45382" calcext:value-type="float">
            <text:p>45382</text:p>
          </table:table-cell>
          <table:table-cell office:value-type="float" office:value="55289" calcext:value-type="float">
            <text:p>55289</text:p>
          </table:table-cell>
          <table:table-cell office:value-type="float" office:value="25570" calcext:value-type="float">
            <text:p>25570</text:p>
          </table:table-cell>
          <table:table-cell office:value-type="float" office:value="25351" calcext:value-type="float">
            <text:p>25351</text:p>
          </table:table-cell>
          <table:table-cell office:value-type="float" office:value="65462" calcext:value-type="float">
            <text:p>65462</text:p>
          </table:table-cell>
          <table:table-cell office:value-type="float" office:value="36336" calcext:value-type="float">
            <text:p>36336</text:p>
          </table:table-cell>
          <table:table-cell office:value-type="float" office:value="18314" calcext:value-type="float">
            <text:p>18314</text:p>
          </table:table-cell>
          <table:table-cell office:value-type="float" office:value="8645" calcext:value-type="float">
            <text:p>8645</text:p>
          </table:table-cell>
          <table:table-cell office:value-type="float" office:value="1513683" calcext:value-type="float">
            <text:p>15136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0514" calcext:value-type="float">
            <text:p>5700514</text:p>
          </table:table-cell>
          <table:table-cell office:value-type="float" office:value="3229932" calcext:value-type="float">
            <text:p>3229932</text:p>
          </table:table-cell>
          <table:table-cell office:value-type="float" office:value="396701" calcext:value-type="float">
            <text:p>396701</text:p>
          </table:table-cell>
          <table:table-cell office:value-type="float" office:value="2073881" calcext:value-type="float">
            <text:p>2073881</text:p>
          </table:table-cell>
          <table:table-cell office:value-type="float" office:value="106285" calcext:value-type="float">
            <text:p>106285</text:p>
          </table:table-cell>
          <table:table-cell office:value-type="float" office:value="45484" calcext:value-type="float">
            <text:p>45484</text:p>
          </table:table-cell>
          <table:table-cell office:value-type="float" office:value="54961" calcext:value-type="float">
            <text:p>54961</text:p>
          </table:table-cell>
          <table:table-cell office:value-type="float" office:value="25401" calcext:value-type="float">
            <text:p>25401</text:p>
          </table:table-cell>
          <table:table-cell office:value-type="float" office:value="25607" calcext:value-type="float">
            <text:p>25607</text:p>
          </table:table-cell>
          <table:table-cell office:value-type="float" office:value="58369" calcext:value-type="float">
            <text:p>58369</text:p>
          </table:table-cell>
          <table:table-cell office:value-type="float" office:value="36189" calcext:value-type="float">
            <text:p>36189</text:p>
          </table:table-cell>
          <table:table-cell office:value-type="float" office:value="26278" calcext:value-type="float">
            <text:p>26278</text:p>
          </table:table-cell>
          <table:table-cell office:value-type="float" office:value="8748" calcext:value-type="float">
            <text:p>8748</text:p>
          </table:table-cell>
          <table:table-cell office:value-type="float" office:value="1456762" calcext:value-type="float">
            <text:p>14567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9451" calcext:value-type="float">
            <text:p>5899451</text:p>
          </table:table-cell>
          <table:table-cell office:value-type="float" office:value="3487769" calcext:value-type="float">
            <text:p>3487769</text:p>
          </table:table-cell>
          <table:table-cell office:value-type="float" office:value="326280" calcext:value-type="float">
            <text:p>326280</text:p>
          </table:table-cell>
          <table:table-cell office:value-type="float" office:value="2085402" calcext:value-type="float">
            <text:p>2085402</text:p>
          </table:table-cell>
          <table:table-cell office:value-type="float" office:value="119277" calcext:value-type="float">
            <text:p>119277</text:p>
          </table:table-cell>
          <table:table-cell office:value-type="float" office:value="62682" calcext:value-type="float">
            <text:p>62682</text:p>
          </table:table-cell>
          <table:table-cell office:value-type="float" office:value="57420" calcext:value-type="float">
            <text:p>57420</text:p>
          </table:table-cell>
          <table:table-cell office:value-type="float" office:value="52952" calcext:value-type="float">
            <text:p>52952</text:p>
          </table:table-cell>
          <table:table-cell office:value-type="float" office:value="25743" calcext:value-type="float">
            <text:p>25743</text:p>
          </table:table-cell>
          <table:table-cell office:value-type="float" office:value="60958" calcext:value-type="float">
            <text:p>60958</text:p>
          </table:table-cell>
          <table:table-cell office:value-type="float" office:value="75317" calcext:value-type="float">
            <text:p>75317</text:p>
          </table:table-cell>
          <table:table-cell office:value-type="float" office:value="19387" calcext:value-type="float">
            <text:p>19387</text:p>
          </table:table-cell>
          <table:table-cell office:value-type="float" office:value="9020" calcext:value-type="float">
            <text:p>9020</text:p>
          </table:table-cell>
          <table:table-cell office:value-type="float" office:value="1429306" calcext:value-type="float">
            <text:p>14293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5608" calcext:value-type="float">
            <text:p>5695608</text:p>
          </table:table-cell>
          <table:table-cell office:value-type="float" office:value="3295966" calcext:value-type="float">
            <text:p>3295966</text:p>
          </table:table-cell>
          <table:table-cell office:value-type="float" office:value="376051" calcext:value-type="float">
            <text:p>376051</text:p>
          </table:table-cell>
          <table:table-cell office:value-type="float" office:value="2023591" calcext:value-type="float">
            <text:p>2023591</text:p>
          </table:table-cell>
          <table:table-cell office:value-type="float" office:value="105845" calcext:value-type="float">
            <text:p>105845</text:p>
          </table:table-cell>
          <table:table-cell office:value-type="float" office:value="45395" calcext:value-type="float">
            <text:p>45395</text:p>
          </table:table-cell>
          <table:table-cell office:value-type="float" office:value="55423" calcext:value-type="float">
            <text:p>55423</text:p>
          </table:table-cell>
          <table:table-cell office:value-type="float" office:value="25449" calcext:value-type="float">
            <text:p>25449</text:p>
          </table:table-cell>
          <table:table-cell office:value-type="float" office:value="25373" calcext:value-type="float">
            <text:p>25373</text:p>
          </table:table-cell>
          <table:table-cell office:value-type="float" office:value="53891" calcext:value-type="float">
            <text:p>53891</text:p>
          </table:table-cell>
          <table:table-cell office:value-type="float" office:value="36256" calcext:value-type="float">
            <text:p>36256</text:p>
          </table:table-cell>
          <table:table-cell office:value-type="float" office:value="18223" calcext:value-type="float">
            <text:p>18223</text:p>
          </table:table-cell>
          <table:table-cell office:value-type="float" office:value="8604" calcext:value-type="float">
            <text:p>8604</text:p>
          </table:table-cell>
          <table:table-cell office:value-type="float" office:value="1523475" calcext:value-type="float">
            <text:p>1523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87124" calcext:value-type="float">
            <text:p>5787124</text:p>
          </table:table-cell>
          <table:table-cell office:value-type="float" office:value="3288404" calcext:value-type="float">
            <text:p>3288404</text:p>
          </table:table-cell>
          <table:table-cell office:value-type="float" office:value="387110" calcext:value-type="float">
            <text:p>387110</text:p>
          </table:table-cell>
          <table:table-cell office:value-type="float" office:value="2111610" calcext:value-type="float">
            <text:p>2111610</text:p>
          </table:table-cell>
          <table:table-cell office:value-type="float" office:value="119197" calcext:value-type="float">
            <text:p>119197</text:p>
          </table:table-cell>
          <table:table-cell office:value-type="float" office:value="73366" calcext:value-type="float">
            <text:p>73366</text:p>
          </table:table-cell>
          <table:table-cell office:value-type="float" office:value="62147" calcext:value-type="float">
            <text:p>62147</text:p>
          </table:table-cell>
          <table:table-cell office:value-type="float" office:value="25123" calcext:value-type="float">
            <text:p>25123</text:p>
          </table:table-cell>
          <table:table-cell office:value-type="float" office:value="25457" calcext:value-type="float">
            <text:p>25457</text:p>
          </table:table-cell>
          <table:table-cell office:value-type="float" office:value="53979" calcext:value-type="float">
            <text:p>53979</text:p>
          </table:table-cell>
          <table:table-cell office:value-type="float" office:value="36303" calcext:value-type="float">
            <text:p>36303</text:p>
          </table:table-cell>
          <table:table-cell office:value-type="float" office:value="18606" calcext:value-type="float">
            <text:p>18606</text:p>
          </table:table-cell>
          <table:table-cell office:value-type="float" office:value="8855" calcext:value-type="float">
            <text:p>8855</text:p>
          </table:table-cell>
          <table:table-cell office:value-type="float" office:value="1446147" calcext:value-type="float">
            <text:p>14461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71924" calcext:value-type="float">
            <text:p>5771924</text:p>
          </table:table-cell>
          <table:table-cell office:value-type="float" office:value="3390367" calcext:value-type="float">
            <text:p>3390367</text:p>
          </table:table-cell>
          <table:table-cell office:value-type="float" office:value="353357" calcext:value-type="float">
            <text:p>353357</text:p>
          </table:table-cell>
          <table:table-cell office:value-type="float" office:value="2028200" calcext:value-type="float">
            <text:p>2028200</text:p>
          </table:table-cell>
          <table:table-cell office:value-type="float" office:value="169144" calcext:value-type="float">
            <text:p>169144</text:p>
          </table:table-cell>
          <table:table-cell office:value-type="float" office:value="49601" calcext:value-type="float">
            <text:p>49601</text:p>
          </table:table-cell>
          <table:table-cell office:value-type="float" office:value="55431" calcext:value-type="float">
            <text:p>55431</text:p>
          </table:table-cell>
          <table:table-cell office:value-type="float" office:value="25563" calcext:value-type="float">
            <text:p>25563</text:p>
          </table:table-cell>
          <table:table-cell office:value-type="float" office:value="25227" calcext:value-type="float">
            <text:p>25227</text:p>
          </table:table-cell>
          <table:table-cell office:value-type="float" office:value="110608" calcext:value-type="float">
            <text:p>110608</text:p>
          </table:table-cell>
          <table:table-cell office:value-type="float" office:value="74340" calcext:value-type="float">
            <text:p>74340</text:p>
          </table:table-cell>
          <table:table-cell office:value-type="float" office:value="24887" calcext:value-type="float">
            <text:p>24887</text:p>
          </table:table-cell>
          <table:table-cell office:value-type="float" office:value="8669" calcext:value-type="float">
            <text:p>8669</text:p>
          </table:table-cell>
          <table:table-cell office:value-type="float" office:value="1416266" calcext:value-type="float">
            <text:p>1416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55158" calcext:value-type="float">
            <text:p>5655158</text:p>
          </table:table-cell>
          <table:table-cell office:value-type="float" office:value="3244129" calcext:value-type="float">
            <text:p>3244129</text:p>
          </table:table-cell>
          <table:table-cell office:value-type="float" office:value="335294" calcext:value-type="float">
            <text:p>335294</text:p>
          </table:table-cell>
          <table:table-cell office:value-type="float" office:value="2075735" calcext:value-type="float">
            <text:p>2075735</text:p>
          </table:table-cell>
          <table:table-cell office:value-type="float" office:value="105280" calcext:value-type="float">
            <text:p>105280</text:p>
          </table:table-cell>
          <table:table-cell office:value-type="float" office:value="45397" calcext:value-type="float">
            <text:p>45397</text:p>
          </table:table-cell>
          <table:table-cell office:value-type="float" office:value="55430" calcext:value-type="float">
            <text:p>55430</text:p>
          </table:table-cell>
          <table:table-cell office:value-type="float" office:value="25480" calcext:value-type="float">
            <text:p>25480</text:p>
          </table:table-cell>
          <table:table-cell office:value-type="float" office:value="25405" calcext:value-type="float">
            <text:p>25405</text:p>
          </table:table-cell>
          <table:table-cell office:value-type="float" office:value="54045" calcext:value-type="float">
            <text:p>54045</text:p>
          </table:table-cell>
          <table:table-cell office:value-type="float" office:value="36248" calcext:value-type="float">
            <text:p>36248</text:p>
          </table:table-cell>
          <table:table-cell office:value-type="float" office:value="18230" calcext:value-type="float">
            <text:p>18230</text:p>
          </table:table-cell>
          <table:table-cell office:value-type="float" office:value="8636" calcext:value-type="float">
            <text:p>8636</text:p>
          </table:table-cell>
          <table:table-cell office:value-type="float" office:value="1458767" calcext:value-type="float">
            <text:p>14587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5886" calcext:value-type="float">
            <text:p>5705886</text:p>
          </table:table-cell>
          <table:table-cell office:value-type="float" office:value="3392376" calcext:value-type="float">
            <text:p>3392376</text:p>
          </table:table-cell>
          <table:table-cell office:value-type="float" office:value="352059" calcext:value-type="float">
            <text:p>352059</text:p>
          </table:table-cell>
          <table:table-cell office:value-type="float" office:value="1961451" calcext:value-type="float">
            <text:p>1961451</text:p>
          </table:table-cell>
          <table:table-cell office:value-type="float" office:value="118040" calcext:value-type="float">
            <text:p>118040</text:p>
          </table:table-cell>
          <table:table-cell office:value-type="float" office:value="75331" calcext:value-type="float">
            <text:p>75331</text:p>
          </table:table-cell>
          <table:table-cell office:value-type="float" office:value="60288" calcext:value-type="float">
            <text:p>60288</text:p>
          </table:table-cell>
          <table:table-cell office:value-type="float" office:value="25497" calcext:value-type="float">
            <text:p>25497</text:p>
          </table:table-cell>
          <table:table-cell office:value-type="float" office:value="25377" calcext:value-type="float">
            <text:p>25377</text:p>
          </table:table-cell>
          <table:table-cell office:value-type="float" office:value="54052" calcext:value-type="float">
            <text:p>54052</text:p>
          </table:table-cell>
          <table:table-cell office:value-type="float" office:value="36814" calcext:value-type="float">
            <text:p>36814</text:p>
          </table:table-cell>
          <table:table-cell office:value-type="float" office:value="18470" calcext:value-type="float">
            <text:p>18470</text:p>
          </table:table-cell>
          <table:table-cell office:value-type="float" office:value="8715" calcext:value-type="float">
            <text:p>8715</text:p>
          </table:table-cell>
          <table:table-cell office:value-type="float" office:value="1436014" calcext:value-type="float">
            <text:p>1436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3594" calcext:value-type="float">
            <text:p>5683594</text:p>
          </table:table-cell>
          <table:table-cell office:value-type="float" office:value="3174236" calcext:value-type="float">
            <text:p>3174236</text:p>
          </table:table-cell>
          <table:table-cell office:value-type="float" office:value="331740" calcext:value-type="float">
            <text:p>331740</text:p>
          </table:table-cell>
          <table:table-cell office:value-type="float" office:value="2177618" calcext:value-type="float">
            <text:p>2177618</text:p>
          </table:table-cell>
          <table:table-cell office:value-type="float" office:value="106216" calcext:value-type="float">
            <text:p>106216</text:p>
          </table:table-cell>
          <table:table-cell office:value-type="float" office:value="45380" calcext:value-type="float">
            <text:p>45380</text:p>
          </table:table-cell>
          <table:table-cell office:value-type="float" office:value="55043" calcext:value-type="float">
            <text:p>55043</text:p>
          </table:table-cell>
          <table:table-cell office:value-type="float" office:value="25483" calcext:value-type="float">
            <text:p>25483</text:p>
          </table:table-cell>
          <table:table-cell office:value-type="float" office:value="25330" calcext:value-type="float">
            <text:p>25330</text:p>
          </table:table-cell>
          <table:table-cell office:value-type="float" office:value="53879" calcext:value-type="float">
            <text:p>53879</text:p>
          </table:table-cell>
          <table:table-cell office:value-type="float" office:value="36442" calcext:value-type="float">
            <text:p>36442</text:p>
          </table:table-cell>
          <table:table-cell office:value-type="float" office:value="18460" calcext:value-type="float">
            <text:p>18460</text:p>
          </table:table-cell>
          <table:table-cell office:value-type="float" office:value="8726" calcext:value-type="float">
            <text:p>8726</text:p>
          </table:table-cell>
          <table:table-cell office:value-type="float" office:value="1421907" calcext:value-type="float">
            <text:p>14219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5972" calcext:value-type="float">
            <text:p>5725972</text:p>
          </table:table-cell>
          <table:table-cell office:value-type="float" office:value="3279055" calcext:value-type="float">
            <text:p>3279055</text:p>
          </table:table-cell>
          <table:table-cell office:value-type="float" office:value="352976" calcext:value-type="float">
            <text:p>352976</text:p>
          </table:table-cell>
          <table:table-cell office:value-type="float" office:value="2093941" calcext:value-type="float">
            <text:p>2093941</text:p>
          </table:table-cell>
          <table:table-cell office:value-type="float" office:value="105238" calcext:value-type="float">
            <text:p>105238</text:p>
          </table:table-cell>
          <table:table-cell office:value-type="float" office:value="45376" calcext:value-type="float">
            <text:p>45376</text:p>
          </table:table-cell>
          <table:table-cell office:value-type="float" office:value="55617" calcext:value-type="float">
            <text:p>55617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6" calcext:value-type="float">
            <text:p>25246</text:p>
          </table:table-cell>
          <table:table-cell office:value-type="float" office:value="53995" calcext:value-type="float">
            <text:p>53995</text:p>
          </table:table-cell>
          <table:table-cell office:value-type="float" office:value="36315" calcext:value-type="float">
            <text:p>36315</text:p>
          </table:table-cell>
          <table:table-cell office:value-type="float" office:value="18391" calcext:value-type="float">
            <text:p>18391</text:p>
          </table:table-cell>
          <table:table-cell office:value-type="float" office:value="8686" calcext:value-type="float">
            <text:p>8686</text:p>
          </table:table-cell>
          <table:table-cell office:value-type="float" office:value="1517892" calcext:value-type="float">
            <text:p>15178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4740" calcext:value-type="float">
            <text:p>5724740</text:p>
          </table:table-cell>
          <table:table-cell office:value-type="float" office:value="3102345" calcext:value-type="float">
            <text:p>3102345</text:p>
          </table:table-cell>
          <table:table-cell office:value-type="float" office:value="486004" calcext:value-type="float">
            <text:p>486004</text:p>
          </table:table-cell>
          <table:table-cell office:value-type="float" office:value="2136391" calcext:value-type="float">
            <text:p>2136391</text:p>
          </table:table-cell>
          <table:table-cell office:value-type="float" office:value="119799" calcext:value-type="float">
            <text:p>119799</text:p>
          </table:table-cell>
          <table:table-cell office:value-type="float" office:value="45254" calcext:value-type="float">
            <text:p>45254</text:p>
          </table:table-cell>
          <table:table-cell office:value-type="float" office:value="55423" calcext:value-type="float">
            <text:p>55423</text:p>
          </table:table-cell>
          <table:table-cell office:value-type="float" office:value="25710" calcext:value-type="float">
            <text:p>25710</text:p>
          </table:table-cell>
          <table:table-cell office:value-type="float" office:value="25526" calcext:value-type="float">
            <text:p>25526</text:p>
          </table:table-cell>
          <table:table-cell office:value-type="float" office:value="53994" calcext:value-type="float">
            <text:p>53994</text:p>
          </table:table-cell>
          <table:table-cell office:value-type="float" office:value="36398" calcext:value-type="float">
            <text:p>36398</text:p>
          </table:table-cell>
          <table:table-cell office:value-type="float" office:value="18407" calcext:value-type="float">
            <text:p>18407</text:p>
          </table:table-cell>
          <table:table-cell office:value-type="float" office:value="8712" calcext:value-type="float">
            <text:p>8712</text:p>
          </table:table-cell>
          <table:table-cell office:value-type="float" office:value="1423824" calcext:value-type="float">
            <text:p>14238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31386" calcext:value-type="float">
            <text:p>5731386</text:p>
          </table:table-cell>
          <table:table-cell office:value-type="float" office:value="3303852" calcext:value-type="float">
            <text:p>3303852</text:p>
          </table:table-cell>
          <table:table-cell office:value-type="float" office:value="349524" calcext:value-type="float">
            <text:p>349524</text:p>
          </table:table-cell>
          <table:table-cell office:value-type="float" office:value="2078010" calcext:value-type="float">
            <text:p>2078010</text:p>
          </table:table-cell>
          <table:table-cell office:value-type="float" office:value="105133" calcext:value-type="float">
            <text:p>105133</text:p>
          </table:table-cell>
          <table:table-cell office:value-type="float" office:value="45636" calcext:value-type="float">
            <text:p>45636</text:p>
          </table:table-cell>
          <table:table-cell office:value-type="float" office:value="55182" calcext:value-type="float">
            <text:p>55182</text:p>
          </table:table-cell>
          <table:table-cell office:value-type="float" office:value="25419" calcext:value-type="float">
            <text:p>25419</text:p>
          </table:table-cell>
          <table:table-cell office:value-type="float" office:value="25620" calcext:value-type="float">
            <text:p>25620</text:p>
          </table:table-cell>
          <table:table-cell office:value-type="float" office:value="70051" calcext:value-type="float">
            <text:p>70051</text:p>
          </table:table-cell>
          <table:table-cell office:value-type="float" office:value="36317" calcext:value-type="float">
            <text:p>36317</text:p>
          </table:table-cell>
          <table:table-cell office:value-type="float" office:value="18623" calcext:value-type="float">
            <text:p>18623</text:p>
          </table:table-cell>
          <table:table-cell office:value-type="float" office:value="8757" calcext:value-type="float">
            <text:p>8757</text:p>
          </table:table-cell>
          <table:table-cell office:value-type="float" office:value="1498715" calcext:value-type="float">
            <text:p>1498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24075" calcext:value-type="float">
            <text:p>8324075</text:p>
          </table:table-cell>
          <table:table-cell office:value-type="float" office:value="5858505" calcext:value-type="float">
            <text:p>5858505</text:p>
          </table:table-cell>
          <table:table-cell office:value-type="float" office:value="379241" calcext:value-type="float">
            <text:p>379241</text:p>
          </table:table-cell>
          <table:table-cell office:value-type="float" office:value="2086329" calcext:value-type="float">
            <text:p>2086329</text:p>
          </table:table-cell>
          <table:table-cell office:value-type="float" office:value="165857" calcext:value-type="float">
            <text:p>165857</text:p>
          </table:table-cell>
          <table:table-cell office:value-type="float" office:value="158478" calcext:value-type="float">
            <text:p>158478</text:p>
          </table:table-cell>
          <table:table-cell office:value-type="float" office:value="124418" calcext:value-type="float">
            <text:p>124418</text:p>
          </table:table-cell>
          <table:table-cell office:value-type="float" office:value="54869" calcext:value-type="float">
            <text:p>54869</text:p>
          </table:table-cell>
          <table:table-cell office:value-type="float" office:value="53604" calcext:value-type="float">
            <text:p>53604</text:p>
          </table:table-cell>
          <table:table-cell office:value-type="float" office:value="54284" calcext:value-type="float">
            <text:p>54284</text:p>
          </table:table-cell>
          <table:table-cell office:value-type="float" office:value="36531" calcext:value-type="float">
            <text:p>36531</text:p>
          </table:table-cell>
          <table:table-cell office:value-type="float" office:value="18454" calcext:value-type="float">
            <text:p>18454</text:p>
          </table:table-cell>
          <table:table-cell office:value-type="float" office:value="8816" calcext:value-type="float">
            <text:p>8816</text:p>
          </table:table-cell>
          <table:table-cell office:value-type="float" office:value="1420689" calcext:value-type="float">
            <text:p>14206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51272" calcext:value-type="float">
            <text:p>5651272</text:p>
          </table:table-cell>
          <table:table-cell office:value-type="float" office:value="3255886" calcext:value-type="float">
            <text:p>3255886</text:p>
          </table:table-cell>
          <table:table-cell office:value-type="float" office:value="347386" calcext:value-type="float">
            <text:p>347386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05489" calcext:value-type="float">
            <text:p>105489</text:p>
          </table:table-cell>
          <table:table-cell office:value-type="float" office:value="45484" calcext:value-type="float">
            <text:p>45484</text:p>
          </table:table-cell>
          <table:table-cell office:value-type="float" office:value="54763" calcext:value-type="float">
            <text:p>54763</text:p>
          </table:table-cell>
          <table:table-cell office:value-type="float" office:value="25374" calcext:value-type="float">
            <text:p>25374</text:p>
          </table:table-cell>
          <table:table-cell office:value-type="float" office:value="25392" calcext:value-type="float">
            <text:p>25392</text:p>
          </table:table-cell>
          <table:table-cell office:value-type="float" office:value="58147" calcext:value-type="float">
            <text:p>58147</text:p>
          </table:table-cell>
          <table:table-cell office:value-type="float" office:value="43482" calcext:value-type="float">
            <text:p>43482</text:p>
          </table:table-cell>
          <table:table-cell office:value-type="float" office:value="18354" calcext:value-type="float">
            <text:p>18354</text:p>
          </table:table-cell>
          <table:table-cell office:value-type="float" office:value="8665" calcext:value-type="float">
            <text:p>8665</text:p>
          </table:table-cell>
          <table:table-cell office:value-type="float" office:value="1472537" calcext:value-type="float">
            <text:p>1472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23166" calcext:value-type="float">
            <text:p>9123166</text:p>
          </table:table-cell>
          <table:table-cell office:value-type="float" office:value="6627749" calcext:value-type="float">
            <text:p>6627749</text:p>
          </table:table-cell>
          <table:table-cell office:value-type="float" office:value="363656" calcext:value-type="float">
            <text:p>363656</text:p>
          </table:table-cell>
          <table:table-cell office:value-type="float" office:value="2131761" calcext:value-type="float">
            <text:p>2131761</text:p>
          </table:table-cell>
          <table:table-cell office:value-type="float" office:value="120104" calcext:value-type="float">
            <text:p>120104</text:p>
          </table:table-cell>
          <table:table-cell office:value-type="float" office:value="112831" calcext:value-type="float">
            <text:p>112831</text:p>
          </table:table-cell>
          <table:table-cell office:value-type="float" office:value="85072" calcext:value-type="float">
            <text:p>85072</text:p>
          </table:table-cell>
          <table:table-cell office:value-type="float" office:value="29007" calcext:value-type="float">
            <text:p>29007</text:p>
          </table:table-cell>
          <table:table-cell office:value-type="float" office:value="53775" calcext:value-type="float">
            <text:p>53775</text:p>
          </table:table-cell>
          <table:table-cell office:value-type="float" office:value="54012" calcext:value-type="float">
            <text:p>54012</text:p>
          </table:table-cell>
          <table:table-cell office:value-type="float" office:value="43186" calcext:value-type="float">
            <text:p>43186</text:p>
          </table:table-cell>
          <table:table-cell office:value-type="float" office:value="18380" calcext:value-type="float">
            <text:p>18380</text:p>
          </table:table-cell>
          <table:table-cell office:value-type="float" office:value="9005" calcext:value-type="float">
            <text:p>9005</text:p>
          </table:table-cell>
          <table:table-cell office:value-type="float" office:value="1328069" calcext:value-type="float">
            <text:p>1328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3444" calcext:value-type="float">
            <text:p>5973444</text:p>
          </table:table-cell>
          <table:table-cell office:value-type="float" office:value="3417096" calcext:value-type="float">
            <text:p>3417096</text:p>
          </table:table-cell>
          <table:table-cell office:value-type="float" office:value="388013" calcext:value-type="float">
            <text:p>388013</text:p>
          </table:table-cell>
          <table:table-cell office:value-type="float" office:value="2168335" calcext:value-type="float">
            <text:p>2168335</text:p>
          </table:table-cell>
          <table:table-cell office:value-type="float" office:value="132622" calcext:value-type="float">
            <text:p>132622</text:p>
          </table:table-cell>
          <table:table-cell office:value-type="float" office:value="52172" calcext:value-type="float">
            <text:p>52172</text:p>
          </table:table-cell>
          <table:table-cell office:value-type="float" office:value="62881" calcext:value-type="float">
            <text:p>62881</text:p>
          </table:table-cell>
          <table:table-cell office:value-type="float" office:value="25383" calcext:value-type="float">
            <text:p>25383</text:p>
          </table:table-cell>
          <table:table-cell office:value-type="float" office:value="25382" calcext:value-type="float">
            <text:p>25382</text:p>
          </table:table-cell>
          <table:table-cell office:value-type="float" office:value="54441" calcext:value-type="float">
            <text:p>54441</text:p>
          </table:table-cell>
          <table:table-cell office:value-type="float" office:value="36326" calcext:value-type="float">
            <text:p>36326</text:p>
          </table:table-cell>
          <table:table-cell office:value-type="float" office:value="18492" calcext:value-type="float">
            <text:p>18492</text:p>
          </table:table-cell>
          <table:table-cell office:value-type="float" office:value="8734" calcext:value-type="float">
            <text:p>8734</text:p>
          </table:table-cell>
          <table:table-cell office:value-type="float" office:value="1461737" calcext:value-type="float">
            <text:p>14617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8491" calcext:value-type="float">
            <text:p>6018491</text:p>
          </table:table-cell>
          <table:table-cell office:value-type="float" office:value="3542642" calcext:value-type="float">
            <text:p>3542642</text:p>
          </table:table-cell>
          <table:table-cell office:value-type="float" office:value="355607" calcext:value-type="float">
            <text:p>355607</text:p>
          </table:table-cell>
          <table:table-cell office:value-type="float" office:value="2120242" calcext:value-type="float">
            <text:p>2120242</text:p>
          </table:table-cell>
          <table:table-cell office:value-type="float" office:value="135117" calcext:value-type="float">
            <text:p>135117</text:p>
          </table:table-cell>
          <table:table-cell office:value-type="float" office:value="95132" calcext:value-type="float">
            <text:p>95132</text:p>
          </table:table-cell>
          <table:table-cell office:value-type="float" office:value="93852" calcext:value-type="float">
            <text:p>93852</text:p>
          </table:table-cell>
          <table:table-cell office:value-type="float" office:value="25741" calcext:value-type="float">
            <text:p>25741</text:p>
          </table:table-cell>
          <table:table-cell office:value-type="float" office:value="25647" calcext:value-type="float">
            <text:p>25647</text:p>
          </table:table-cell>
          <table:table-cell office:value-type="float" office:value="66063" calcext:value-type="float">
            <text:p>66063</text:p>
          </table:table-cell>
          <table:table-cell office:value-type="float" office:value="36717" calcext:value-type="float">
            <text:p>36717</text:p>
          </table:table-cell>
          <table:table-cell office:value-type="float" office:value="18621" calcext:value-type="float">
            <text:p>18621</text:p>
          </table:table-cell>
          <table:table-cell office:value-type="float" office:value="8839" calcext:value-type="float">
            <text:p>8839</text:p>
          </table:table-cell>
          <table:table-cell office:value-type="float" office:value="1503194" calcext:value-type="float">
            <text:p>1503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9371" calcext:value-type="float">
            <text:p>6389371</text:p>
          </table:table-cell>
          <table:table-cell office:value-type="float" office:value="3338475" calcext:value-type="float">
            <text:p>3338475</text:p>
          </table:table-cell>
          <table:table-cell office:value-type="float" office:value="356230" calcext:value-type="float">
            <text:p>356230</text:p>
          </table:table-cell>
          <table:table-cell office:value-type="float" office:value="2694666" calcext:value-type="float">
            <text:p>2694666</text:p>
          </table:table-cell>
          <table:table-cell office:value-type="float" office:value="106711" calcext:value-type="float">
            <text:p>106711</text:p>
          </table:table-cell>
          <table:table-cell office:value-type="float" office:value="45301" calcext:value-type="float">
            <text:p>45301</text:p>
          </table:table-cell>
          <table:table-cell office:value-type="float" office:value="55338" calcext:value-type="float">
            <text:p>55338</text:p>
          </table:table-cell>
          <table:table-cell office:value-type="float" office:value="25567" calcext:value-type="float">
            <text:p>25567</text:p>
          </table:table-cell>
          <table:table-cell office:value-type="float" office:value="25380" calcext:value-type="float">
            <text:p>25380</text:p>
          </table:table-cell>
          <table:table-cell office:value-type="float" office:value="53988" calcext:value-type="float">
            <text:p>53988</text:p>
          </table:table-cell>
          <table:table-cell office:value-type="float" office:value="36311" calcext:value-type="float">
            <text:p>36311</text:p>
          </table:table-cell>
          <table:table-cell office:value-type="float" office:value="18541" calcext:value-type="float">
            <text:p>18541</text:p>
          </table:table-cell>
          <table:table-cell office:value-type="float" office:value="8693" calcext:value-type="float">
            <text:p>8693</text:p>
          </table:table-cell>
          <table:table-cell office:value-type="float" office:value="1539988" calcext:value-type="float">
            <text:p>1539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7232" calcext:value-type="float">
            <text:p>6017232</text:p>
          </table:table-cell>
          <table:table-cell office:value-type="float" office:value="3473125" calcext:value-type="float">
            <text:p>3473125</text:p>
          </table:table-cell>
          <table:table-cell office:value-type="float" office:value="472965" calcext:value-type="float">
            <text:p>472965</text:p>
          </table:table-cell>
          <table:table-cell office:value-type="float" office:value="2071142" calcext:value-type="float">
            <text:p>2071142</text:p>
          </table:table-cell>
          <table:table-cell office:value-type="float" office:value="114529" calcext:value-type="float">
            <text:p>114529</text:p>
          </table:table-cell>
          <table:table-cell office:value-type="float" office:value="45382" calcext:value-type="float">
            <text:p>45382</text:p>
          </table:table-cell>
          <table:table-cell office:value-type="float" office:value="55138" calcext:value-type="float">
            <text:p>55138</text:p>
          </table:table-cell>
          <table:table-cell office:value-type="float" office:value="25680" calcext:value-type="float">
            <text:p>25680</text:p>
          </table:table-cell>
          <table:table-cell office:value-type="float" office:value="25602" calcext:value-type="float">
            <text:p>25602</text:p>
          </table:table-cell>
          <table:table-cell office:value-type="float" office:value="54895" calcext:value-type="float">
            <text:p>54895</text:p>
          </table:table-cell>
          <table:table-cell office:value-type="float" office:value="36246" calcext:value-type="float">
            <text:p>36246</text:p>
          </table:table-cell>
          <table:table-cell office:value-type="float" office:value="18233" calcext:value-type="float">
            <text:p>18233</text:p>
          </table:table-cell>
          <table:table-cell office:value-type="float" office:value="8608" calcext:value-type="float">
            <text:p>8608</text:p>
          </table:table-cell>
          <table:table-cell office:value-type="float" office:value="1578720" calcext:value-type="float">
            <text:p>15787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0098" calcext:value-type="float">
            <text:p>5880098</text:p>
          </table:table-cell>
          <table:table-cell office:value-type="float" office:value="3459586" calcext:value-type="float">
            <text:p>3459586</text:p>
          </table:table-cell>
          <table:table-cell office:value-type="float" office:value="354868" calcext:value-type="float">
            <text:p>354868</text:p>
          </table:table-cell>
          <table:table-cell office:value-type="float" office:value="2065644" calcext:value-type="float">
            <text:p>2065644</text:p>
          </table:table-cell>
          <table:table-cell office:value-type="float" office:value="110530" calcext:value-type="float">
            <text:p>110530</text:p>
          </table:table-cell>
          <table:table-cell office:value-type="float" office:value="45416" calcext:value-type="float">
            <text:p>45416</text:p>
          </table:table-cell>
          <table:table-cell office:value-type="float" office:value="59456" calcext:value-type="float">
            <text:p>59456</text:p>
          </table:table-cell>
          <table:table-cell office:value-type="float" office:value="25947" calcext:value-type="float">
            <text:p>25947</text:p>
          </table:table-cell>
          <table:table-cell office:value-type="float" office:value="26921" calcext:value-type="float">
            <text:p>26921</text:p>
          </table:table-cell>
          <table:table-cell office:value-type="float" office:value="64943" calcext:value-type="float">
            <text:p>64943</text:p>
          </table:table-cell>
          <table:table-cell office:value-type="float" office:value="36250" calcext:value-type="float">
            <text:p>36250</text:p>
          </table:table-cell>
          <table:table-cell office:value-type="float" office:value="18799" calcext:value-type="float">
            <text:p>18799</text:p>
          </table:table-cell>
          <table:table-cell office:value-type="float" office:value="8955" calcext:value-type="float">
            <text:p>8955</text:p>
          </table:table-cell>
          <table:table-cell office:value-type="float" office:value="1566051" calcext:value-type="float">
            <text:p>1566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0746" calcext:value-type="float">
            <text:p>6020746</text:p>
          </table:table-cell>
          <table:table-cell office:value-type="float" office:value="3574858" calcext:value-type="float">
            <text:p>3574858</text:p>
          </table:table-cell>
          <table:table-cell office:value-type="float" office:value="378031" calcext:value-type="float">
            <text:p>378031</text:p>
          </table:table-cell>
          <table:table-cell office:value-type="float" office:value="2067857" calcext:value-type="float">
            <text:p>2067857</text:p>
          </table:table-cell>
          <table:table-cell office:value-type="float" office:value="119236" calcext:value-type="float">
            <text:p>119236</text:p>
          </table:table-cell>
          <table:table-cell office:value-type="float" office:value="59919" calcext:value-type="float">
            <text:p>59919</text:p>
          </table:table-cell>
          <table:table-cell office:value-type="float" office:value="60120" calcext:value-type="float">
            <text:p>60120</text:p>
          </table:table-cell>
          <table:table-cell office:value-type="float" office:value="33886" calcext:value-type="float">
            <text:p>33886</text:p>
          </table:table-cell>
          <table:table-cell office:value-type="float" office:value="33305" calcext:value-type="float">
            <text:p>33305</text:p>
          </table:table-cell>
          <table:table-cell office:value-type="float" office:value="72899" calcext:value-type="float">
            <text:p>72899</text:p>
          </table:table-cell>
          <table:table-cell office:value-type="float" office:value="53076" calcext:value-type="float">
            <text:p>53076</text:p>
          </table:table-cell>
          <table:table-cell office:value-type="float" office:value="17901" calcext:value-type="float">
            <text:p>17901</text:p>
          </table:table-cell>
          <table:table-cell office:value-type="float" office:value="6137" calcext:value-type="float">
            <text:p>6137</text:p>
          </table:table-cell>
          <table:table-cell office:value-type="float" office:value="1527112" calcext:value-type="float">
            <text:p>1527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5944" calcext:value-type="float">
            <text:p>8215944</text:p>
          </table:table-cell>
          <table:table-cell office:value-type="float" office:value="5903637" calcext:value-type="float">
            <text:p>5903637</text:p>
          </table:table-cell>
          <table:table-cell office:value-type="float" office:value="359808" calcext:value-type="float">
            <text:p>359808</text:p>
          </table:table-cell>
          <table:table-cell office:value-type="float" office:value="1952499" calcext:value-type="float">
            <text:p>1952499</text:p>
          </table:table-cell>
          <table:table-cell office:value-type="float" office:value="126097" calcext:value-type="float">
            <text:p>126097</text:p>
          </table:table-cell>
          <table:table-cell office:value-type="float" office:value="54981" calcext:value-type="float">
            <text:p>54981</text:p>
          </table:table-cell>
          <table:table-cell office:value-type="float" office:value="59267" calcext:value-type="float">
            <text:p>59267</text:p>
          </table:table-cell>
          <table:table-cell office:value-type="float" office:value="35456" calcext:value-type="float">
            <text:p>35456</text:p>
          </table:table-cell>
          <table:table-cell office:value-type="float" office:value="34071" calcext:value-type="float">
            <text:p>34071</text:p>
          </table:table-cell>
          <table:table-cell office:value-type="float" office:value="72915" calcext:value-type="float">
            <text:p>72915</text:p>
          </table:table-cell>
          <table:table-cell office:value-type="float" office:value="26935" calcext:value-type="float">
            <text:p>26935</text:p>
          </table:table-cell>
          <table:table-cell office:value-type="float" office:value="16719" calcext:value-type="float">
            <text:p>16719</text:p>
          </table:table-cell>
          <table:table-cell office:value-type="float" office:value="6144" calcext:value-type="float">
            <text:p>6144</text:p>
          </table:table-cell>
          <table:table-cell office:value-type="float" office:value="1467835" calcext:value-type="float">
            <text:p>1467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91557" calcext:value-type="float">
            <text:p>5791557</text:p>
          </table:table-cell>
          <table:table-cell office:value-type="float" office:value="3267537" calcext:value-type="float">
            <text:p>3267537</text:p>
          </table:table-cell>
          <table:table-cell office:value-type="float" office:value="405431" calcext:value-type="float">
            <text:p>405431</text:p>
          </table:table-cell>
          <table:table-cell office:value-type="float" office:value="2118589" calcext:value-type="float">
            <text:p>2118589</text:p>
          </table:table-cell>
          <table:table-cell office:value-type="float" office:value="110376" calcext:value-type="float">
            <text:p>110376</text:p>
          </table:table-cell>
          <table:table-cell office:value-type="float" office:value="55036" calcext:value-type="float">
            <text:p>55036</text:p>
          </table:table-cell>
          <table:table-cell office:value-type="float" office:value="56031" calcext:value-type="float">
            <text:p>56031</text:p>
          </table:table-cell>
          <table:table-cell office:value-type="float" office:value="33987" calcext:value-type="float">
            <text:p>33987</text:p>
          </table:table-cell>
          <table:table-cell office:value-type="float" office:value="32448" calcext:value-type="float">
            <text:p>32448</text:p>
          </table:table-cell>
          <table:table-cell office:value-type="float" office:value="56533" calcext:value-type="float">
            <text:p>56533</text:p>
          </table:table-cell>
          <table:table-cell office:value-type="float" office:value="26905" calcext:value-type="float">
            <text:p>26905</text:p>
          </table:table-cell>
          <table:table-cell office:value-type="float" office:value="17630" calcext:value-type="float">
            <text:p>17630</text:p>
          </table:table-cell>
          <table:table-cell office:value-type="float" office:value="6920" calcext:value-type="float">
            <text:p>6920</text:p>
          </table:table-cell>
          <table:table-cell office:value-type="float" office:value="1446311" calcext:value-type="float">
            <text:p>1446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65200" calcext:value-type="float">
            <text:p>5765200</text:p>
          </table:table-cell>
          <table:table-cell office:value-type="float" office:value="3438128" calcext:value-type="float">
            <text:p>3438128</text:p>
          </table:table-cell>
          <table:table-cell office:value-type="float" office:value="333280" calcext:value-type="float">
            <text:p>333280</text:p>
          </table:table-cell>
          <table:table-cell office:value-type="float" office:value="1993792" calcext:value-type="float">
            <text:p>1993792</text:p>
          </table:table-cell>
          <table:table-cell office:value-type="float" office:value="106935" calcext:value-type="float">
            <text:p>106935</text:p>
          </table:table-cell>
          <table:table-cell office:value-type="float" office:value="55278" calcext:value-type="float">
            <text:p>55278</text:p>
          </table:table-cell>
          <table:table-cell office:value-type="float" office:value="55696" calcext:value-type="float">
            <text:p>55696</text:p>
          </table:table-cell>
          <table:table-cell office:value-type="float" office:value="34508" calcext:value-type="float">
            <text:p>34508</text:p>
          </table:table-cell>
          <table:table-cell office:value-type="float" office:value="32451" calcext:value-type="float">
            <text:p>32451</text:p>
          </table:table-cell>
          <table:table-cell office:value-type="float" office:value="62357" calcext:value-type="float">
            <text:p>62357</text:p>
          </table:table-cell>
          <table:table-cell office:value-type="float" office:value="26968" calcext:value-type="float">
            <text:p>26968</text:p>
          </table:table-cell>
          <table:table-cell office:value-type="float" office:value="17067" calcext:value-type="float">
            <text:p>17067</text:p>
          </table:table-cell>
          <table:table-cell office:value-type="float" office:value="6790" calcext:value-type="float">
            <text:p>6790</text:p>
          </table:table-cell>
          <table:table-cell office:value-type="float" office:value="1462785" calcext:value-type="float">
            <text:p>14627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2603" calcext:value-type="float">
            <text:p>5832603</text:p>
          </table:table-cell>
          <table:table-cell office:value-type="float" office:value="3316041" calcext:value-type="float">
            <text:p>3316041</text:p>
          </table:table-cell>
          <table:table-cell office:value-type="float" office:value="373680" calcext:value-type="float">
            <text:p>373680</text:p>
          </table:table-cell>
          <table:table-cell office:value-type="float" office:value="2142882" calcext:value-type="float">
            <text:p>2142882</text:p>
          </table:table-cell>
          <table:table-cell office:value-type="float" office:value="120494" calcext:value-type="float">
            <text:p>120494</text:p>
          </table:table-cell>
          <table:table-cell office:value-type="float" office:value="54914" calcext:value-type="float">
            <text:p>54914</text:p>
          </table:table-cell>
          <table:table-cell office:value-type="float" office:value="57670" calcext:value-type="float">
            <text:p>57670</text:p>
          </table:table-cell>
          <table:table-cell office:value-type="float" office:value="35310" calcext:value-type="float">
            <text:p>35310</text:p>
          </table:table-cell>
          <table:table-cell office:value-type="float" office:value="34231" calcext:value-type="float">
            <text:p>34231</text:p>
          </table:table-cell>
          <table:table-cell office:value-type="float" office:value="72139" calcext:value-type="float">
            <text:p>72139</text:p>
          </table:table-cell>
          <table:table-cell office:value-type="float" office:value="28147" calcext:value-type="float">
            <text:p>28147</text:p>
          </table:table-cell>
          <table:table-cell office:value-type="float" office:value="17325" calcext:value-type="float">
            <text:p>17325</text:p>
          </table:table-cell>
          <table:table-cell office:value-type="float" office:value="6442" calcext:value-type="float">
            <text:p>6442</text:p>
          </table:table-cell>
          <table:table-cell office:value-type="float" office:value="1438281" calcext:value-type="float">
            <text:p>14382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9780" calcext:value-type="float">
            <text:p>5839780</text:p>
          </table:table-cell>
          <table:table-cell office:value-type="float" office:value="3328910" calcext:value-type="float">
            <text:p>3328910</text:p>
          </table:table-cell>
          <table:table-cell office:value-type="float" office:value="369645" calcext:value-type="float">
            <text:p>369645</text:p>
          </table:table-cell>
          <table:table-cell office:value-type="float" office:value="2141225" calcext:value-type="float">
            <text:p>2141225</text:p>
          </table:table-cell>
          <table:table-cell office:value-type="float" office:value="105935" calcext:value-type="float">
            <text:p>105935</text:p>
          </table:table-cell>
          <table:table-cell office:value-type="float" office:value="54963" calcext:value-type="float">
            <text:p>54963</text:p>
          </table:table-cell>
          <table:table-cell office:value-type="float" office:value="55724" calcext:value-type="float">
            <text:p>55724</text:p>
          </table:table-cell>
          <table:table-cell office:value-type="float" office:value="33749" calcext:value-type="float">
            <text:p>33749</text:p>
          </table:table-cell>
          <table:table-cell office:value-type="float" office:value="32403" calcext:value-type="float">
            <text:p>32403</text:p>
          </table:table-cell>
          <table:table-cell office:value-type="float" office:value="53984" calcext:value-type="float">
            <text:p>53984</text:p>
          </table:table-cell>
          <table:table-cell office:value-type="float" office:value="28738" calcext:value-type="float">
            <text:p>28738</text:p>
          </table:table-cell>
          <table:table-cell office:value-type="float" office:value="16648" calcext:value-type="float">
            <text:p>16648</text:p>
          </table:table-cell>
          <table:table-cell office:value-type="float" office:value="6118" calcext:value-type="float">
            <text:p>6118</text:p>
          </table:table-cell>
          <table:table-cell office:value-type="float" office:value="1466669" calcext:value-type="float">
            <text:p>14666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282917" calcext:value-type="float">
            <text:p>3282917</text:p>
          </table:table-cell>
          <table:table-cell office:value-type="float" office:value="383477" calcext:value-type="float">
            <text:p>383477</text:p>
          </table:table-cell>
          <table:table-cell office:value-type="float" office:value="2083606" calcext:value-type="float">
            <text:p>2083606</text:p>
          </table:table-cell>
          <table:table-cell office:value-type="float" office:value="105755" calcext:value-type="float">
            <text:p>105755</text:p>
          </table:table-cell>
          <table:table-cell office:value-type="float" office:value="55691" calcext:value-type="float">
            <text:p>55691</text:p>
          </table:table-cell>
          <table:table-cell office:value-type="float" office:value="56173" calcext:value-type="float">
            <text:p>56173</text:p>
          </table:table-cell>
          <table:table-cell office:value-type="float" office:value="33292" calcext:value-type="float">
            <text:p>33292</text:p>
          </table:table-cell>
          <table:table-cell office:value-type="float" office:value="32361" calcext:value-type="float">
            <text:p>32361</text:p>
          </table:table-cell>
          <table:table-cell office:value-type="float" office:value="54170" calcext:value-type="float">
            <text:p>54170</text:p>
          </table:table-cell>
          <table:table-cell office:value-type="float" office:value="33018" calcext:value-type="float">
            <text:p>33018</text:p>
          </table:table-cell>
          <table:table-cell office:value-type="float" office:value="16676" calcext:value-type="float">
            <text:p>16676</text:p>
          </table:table-cell>
          <table:table-cell office:value-type="float" office:value="6122" calcext:value-type="float">
            <text:p>6122</text:p>
          </table:table-cell>
          <table:table-cell office:value-type="float" office:value="1458783" calcext:value-type="float">
            <text:p>14587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40976" calcext:value-type="float">
            <text:p>5740976</text:p>
          </table:table-cell>
          <table:table-cell office:value-type="float" office:value="3318888" calcext:value-type="float">
            <text:p>3318888</text:p>
          </table:table-cell>
          <table:table-cell office:value-type="float" office:value="341648" calcext:value-type="float">
            <text:p>341648</text:p>
          </table:table-cell>
          <table:table-cell office:value-type="float" office:value="2080440" calcext:value-type="float">
            <text:p>2080440</text:p>
          </table:table-cell>
          <table:table-cell office:value-type="float" office:value="104880" calcext:value-type="float">
            <text:p>104880</text:p>
          </table:table-cell>
          <table:table-cell office:value-type="float" office:value="55610" calcext:value-type="float">
            <text:p>55610</text:p>
          </table:table-cell>
          <table:table-cell office:value-type="float" office:value="56101" calcext:value-type="float">
            <text:p>56101</text:p>
          </table:table-cell>
          <table:table-cell office:value-type="float" office:value="33302" calcext:value-type="float">
            <text:p>33302</text:p>
          </table:table-cell>
          <table:table-cell office:value-type="float" office:value="32531" calcext:value-type="float">
            <text:p>32531</text:p>
          </table:table-cell>
          <table:table-cell office:value-type="float" office:value="54113" calcext:value-type="float">
            <text:p>54113</text:p>
          </table:table-cell>
          <table:table-cell office:value-type="float" office:value="35653" calcext:value-type="float">
            <text:p>35653</text:p>
          </table:table-cell>
          <table:table-cell office:value-type="float" office:value="16696" calcext:value-type="float">
            <text:p>16696</text:p>
          </table:table-cell>
          <table:table-cell office:value-type="float" office:value="6115" calcext:value-type="float">
            <text:p>6115</text:p>
          </table:table-cell>
          <table:table-cell office:value-type="float" office:value="1496563" calcext:value-type="float">
            <text:p>14965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77581" calcext:value-type="float">
            <text:p>5677581</text:p>
          </table:table-cell>
          <table:table-cell office:value-type="float" office:value="3294158" calcext:value-type="float">
            <text:p>3294158</text:p>
          </table:table-cell>
          <table:table-cell office:value-type="float" office:value="344707" calcext:value-type="float">
            <text:p>344707</text:p>
          </table:table-cell>
          <table:table-cell office:value-type="float" office:value="2038716" calcext:value-type="float">
            <text:p>2038716</text:p>
          </table:table-cell>
          <table:table-cell office:value-type="float" office:value="112239" calcext:value-type="float">
            <text:p>112239</text:p>
          </table:table-cell>
          <table:table-cell office:value-type="float" office:value="57913" calcext:value-type="float">
            <text:p>57913</text:p>
          </table:table-cell>
          <table:table-cell office:value-type="float" office:value="61928" calcext:value-type="float">
            <text:p>61928</text:p>
          </table:table-cell>
          <table:table-cell office:value-type="float" office:value="37535" calcext:value-type="float">
            <text:p>37535</text:p>
          </table:table-cell>
          <table:table-cell office:value-type="float" office:value="44815" calcext:value-type="float">
            <text:p>44815</text:p>
          </table:table-cell>
          <table:table-cell office:value-type="float" office:value="53905" calcext:value-type="float">
            <text:p>53905</text:p>
          </table:table-cell>
          <table:table-cell office:value-type="float" office:value="26890" calcext:value-type="float">
            <text:p>26890</text:p>
          </table:table-cell>
          <table:table-cell office:value-type="float" office:value="16723" calcext:value-type="float">
            <text:p>16723</text:p>
          </table:table-cell>
          <table:table-cell office:value-type="float" office:value="6129" calcext:value-type="float">
            <text:p>6129</text:p>
          </table:table-cell>
          <table:table-cell office:value-type="float" office:value="1493068" calcext:value-type="float">
            <text:p>14930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00138" calcext:value-type="float">
            <text:p>5700138</text:p>
          </table:table-cell>
          <table:table-cell office:value-type="float" office:value="3245465" calcext:value-type="float">
            <text:p>3245465</text:p>
          </table:table-cell>
          <table:table-cell office:value-type="float" office:value="385892" calcext:value-type="float">
            <text:p>385892</text:p>
          </table:table-cell>
          <table:table-cell office:value-type="float" office:value="2068781" calcext:value-type="float">
            <text:p>2068781</text:p>
          </table:table-cell>
          <table:table-cell office:value-type="float" office:value="106488" calcext:value-type="float">
            <text:p>106488</text:p>
          </table:table-cell>
          <table:table-cell office:value-type="float" office:value="56139" calcext:value-type="float">
            <text:p>56139</text:p>
          </table:table-cell>
          <table:table-cell office:value-type="float" office:value="55638" calcext:value-type="float">
            <text:p>55638</text:p>
          </table:table-cell>
          <table:table-cell office:value-type="float" office:value="33249" calcext:value-type="float">
            <text:p>33249</text:p>
          </table:table-cell>
          <table:table-cell office:value-type="float" office:value="32359" calcext:value-type="float">
            <text:p>32359</text:p>
          </table:table-cell>
          <table:table-cell office:value-type="float" office:value="53800" calcext:value-type="float">
            <text:p>53800</text:p>
          </table:table-cell>
          <table:table-cell office:value-type="float" office:value="26872" calcext:value-type="float">
            <text:p>26872</text:p>
          </table:table-cell>
          <table:table-cell office:value-type="float" office:value="16695" calcext:value-type="float">
            <text:p>16695</text:p>
          </table:table-cell>
          <table:table-cell office:value-type="float" office:value="6121" calcext:value-type="float">
            <text:p>6121</text:p>
          </table:table-cell>
          <table:table-cell office:value-type="float" office:value="1486258" calcext:value-type="float">
            <text:p>14862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56841" calcext:value-type="float">
            <text:p>5756841</text:p>
          </table:table-cell>
          <table:table-cell office:value-type="float" office:value="3351793" calcext:value-type="float">
            <text:p>3351793</text:p>
          </table:table-cell>
          <table:table-cell office:value-type="float" office:value="361207" calcext:value-type="float">
            <text:p>361207</text:p>
          </table:table-cell>
          <table:table-cell office:value-type="float" office:value="2043841" calcext:value-type="float">
            <text:p>2043841</text:p>
          </table:table-cell>
          <table:table-cell office:value-type="float" office:value="129294" calcext:value-type="float">
            <text:p>129294</text:p>
          </table:table-cell>
          <table:table-cell office:value-type="float" office:value="90003" calcext:value-type="float">
            <text:p>90003</text:p>
          </table:table-cell>
          <table:table-cell office:value-type="float" office:value="55657" calcext:value-type="float">
            <text:p>55657</text:p>
          </table:table-cell>
          <table:table-cell office:value-type="float" office:value="33065" calcext:value-type="float">
            <text:p>33065</text:p>
          </table:table-cell>
          <table:table-cell office:value-type="float" office:value="32700" calcext:value-type="float">
            <text:p>32700</text:p>
          </table:table-cell>
          <table:table-cell office:value-type="float" office:value="53852" calcext:value-type="float">
            <text:p>53852</text:p>
          </table:table-cell>
          <table:table-cell office:value-type="float" office:value="26850" calcext:value-type="float">
            <text:p>26850</text:p>
          </table:table-cell>
          <table:table-cell office:value-type="float" office:value="16689" calcext:value-type="float">
            <text:p>16689</text:p>
          </table:table-cell>
          <table:table-cell office:value-type="float" office:value="6114" calcext:value-type="float">
            <text:p>6114</text:p>
          </table:table-cell>
          <table:table-cell office:value-type="float" office:value="1438841" calcext:value-type="float">
            <text:p>143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6341" calcext:value-type="float">
            <text:p>5686341</text:p>
          </table:table-cell>
          <table:table-cell office:value-type="float" office:value="3351745" calcext:value-type="float">
            <text:p>3351745</text:p>
          </table:table-cell>
          <table:table-cell office:value-type="float" office:value="355161" calcext:value-type="float">
            <text:p>355161</text:p>
          </table:table-cell>
          <table:table-cell office:value-type="float" office:value="1979435" calcext:value-type="float">
            <text:p>1979435</text:p>
          </table:table-cell>
          <table:table-cell office:value-type="float" office:value="104735" calcext:value-type="float">
            <text:p>104735</text:p>
          </table:table-cell>
          <table:table-cell office:value-type="float" office:value="55063" calcext:value-type="float">
            <text:p>55063</text:p>
          </table:table-cell>
          <table:table-cell office:value-type="float" office:value="55711" calcext:value-type="float">
            <text:p>55711</text:p>
          </table:table-cell>
          <table:table-cell office:value-type="float" office:value="33486" calcext:value-type="float">
            <text:p>33486</text:p>
          </table:table-cell>
          <table:table-cell office:value-type="float" office:value="32369" calcext:value-type="float">
            <text:p>32369</text:p>
          </table:table-cell>
          <table:table-cell office:value-type="float" office:value="61341" calcext:value-type="float">
            <text:p>61341</text:p>
          </table:table-cell>
          <table:table-cell office:value-type="float" office:value="26905" calcext:value-type="float">
            <text:p>26905</text:p>
          </table:table-cell>
          <table:table-cell office:value-type="float" office:value="16772" calcext:value-type="float">
            <text:p>16772</text:p>
          </table:table-cell>
          <table:table-cell office:value-type="float" office:value="8432" calcext:value-type="float">
            <text:p>8432</text:p>
          </table:table-cell>
          <table:table-cell office:value-type="float" office:value="1460821" calcext:value-type="float">
            <text:p>14608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59567" calcext:value-type="float">
            <text:p>5759567</text:p>
          </table:table-cell>
          <table:table-cell office:value-type="float" office:value="3353075" calcext:value-type="float">
            <text:p>3353075</text:p>
          </table:table-cell>
          <table:table-cell office:value-type="float" office:value="345233" calcext:value-type="float">
            <text:p>345233</text:p>
          </table:table-cell>
          <table:table-cell office:value-type="float" office:value="2061259" calcext:value-type="float">
            <text:p>2061259</text:p>
          </table:table-cell>
          <table:table-cell office:value-type="float" office:value="104247" calcext:value-type="float">
            <text:p>104247</text:p>
          </table:table-cell>
          <table:table-cell office:value-type="float" office:value="55126" calcext:value-type="float">
            <text:p>55126</text:p>
          </table:table-cell>
          <table:table-cell office:value-type="float" office:value="55565" calcext:value-type="float">
            <text:p>55565</text:p>
          </table:table-cell>
          <table:table-cell office:value-type="float" office:value="33209" calcext:value-type="float">
            <text:p>33209</text:p>
          </table:table-cell>
          <table:table-cell office:value-type="float" office:value="32707" calcext:value-type="float">
            <text:p>32707</text:p>
          </table:table-cell>
          <table:table-cell office:value-type="float" office:value="71452" calcext:value-type="float">
            <text:p>71452</text:p>
          </table:table-cell>
          <table:table-cell office:value-type="float" office:value="26889" calcext:value-type="float">
            <text:p>26889</text:p>
          </table:table-cell>
          <table:table-cell office:value-type="float" office:value="29679" calcext:value-type="float">
            <text:p>29679</text:p>
          </table:table-cell>
          <table:table-cell office:value-type="float" office:value="8148" calcext:value-type="float">
            <text:p>8148</text:p>
          </table:table-cell>
          <table:table-cell office:value-type="float" office:value="1505211" calcext:value-type="float">
            <text:p>15052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4831" calcext:value-type="float">
            <text:p>5684831</text:p>
          </table:table-cell>
          <table:table-cell office:value-type="float" office:value="3263284" calcext:value-type="float">
            <text:p>3263284</text:p>
          </table:table-cell>
          <table:table-cell office:value-type="float" office:value="377079" calcext:value-type="float">
            <text:p>377079</text:p>
          </table:table-cell>
          <table:table-cell office:value-type="float" office:value="2044468" calcext:value-type="float">
            <text:p>2044468</text:p>
          </table:table-cell>
          <table:table-cell office:value-type="float" office:value="116868" calcext:value-type="float">
            <text:p>116868</text:p>
          </table:table-cell>
          <table:table-cell office:value-type="float" office:value="55190" calcext:value-type="float">
            <text:p>55190</text:p>
          </table:table-cell>
          <table:table-cell office:value-type="float" office:value="55953" calcext:value-type="float">
            <text:p>55953</text:p>
          </table:table-cell>
          <table:table-cell office:value-type="float" office:value="35922" calcext:value-type="float">
            <text:p>35922</text:p>
          </table:table-cell>
          <table:table-cell office:value-type="float" office:value="33594" calcext:value-type="float">
            <text:p>33594</text:p>
          </table:table-cell>
          <table:table-cell office:value-type="float" office:value="53781" calcext:value-type="float">
            <text:p>53781</text:p>
          </table:table-cell>
          <table:table-cell office:value-type="float" office:value="26912" calcext:value-type="float">
            <text:p>26912</text:p>
          </table:table-cell>
          <table:table-cell office:value-type="float" office:value="16826" calcext:value-type="float">
            <text:p>16826</text:p>
          </table:table-cell>
          <table:table-cell office:value-type="float" office:value="6167" calcext:value-type="float">
            <text:p>6167</text:p>
          </table:table-cell>
          <table:table-cell office:value-type="float" office:value="1430994" calcext:value-type="float">
            <text:p>1430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57811" calcext:value-type="float">
            <text:p>5757811</text:p>
          </table:table-cell>
          <table:table-cell office:value-type="float" office:value="3340225" calcext:value-type="float">
            <text:p>3340225</text:p>
          </table:table-cell>
          <table:table-cell office:value-type="float" office:value="370669" calcext:value-type="float">
            <text:p>370669</text:p>
          </table:table-cell>
          <table:table-cell office:value-type="float" office:value="2046917" calcext:value-type="float">
            <text:p>2046917</text:p>
          </table:table-cell>
          <table:table-cell office:value-type="float" office:value="104416" calcext:value-type="float">
            <text:p>104416</text:p>
          </table:table-cell>
          <table:table-cell office:value-type="float" office:value="55164" calcext:value-type="float">
            <text:p>55164</text:p>
          </table:table-cell>
          <table:table-cell office:value-type="float" office:value="56066" calcext:value-type="float">
            <text:p>56066</text:p>
          </table:table-cell>
          <table:table-cell office:value-type="float" office:value="33188" calcext:value-type="float">
            <text:p>33188</text:p>
          </table:table-cell>
          <table:table-cell office:value-type="float" office:value="32388" calcext:value-type="float">
            <text:p>32388</text:p>
          </table:table-cell>
          <table:table-cell office:value-type="float" office:value="74366" calcext:value-type="float">
            <text:p>74366</text:p>
          </table:table-cell>
          <table:table-cell office:value-type="float" office:value="26918" calcext:value-type="float">
            <text:p>26918</text:p>
          </table:table-cell>
          <table:table-cell office:value-type="float" office:value="32145" calcext:value-type="float">
            <text:p>32145</text:p>
          </table:table-cell>
          <table:table-cell office:value-type="float" office:value="10218" calcext:value-type="float">
            <text:p>10218</text:p>
          </table:table-cell>
          <table:table-cell office:value-type="float" office:value="1492794" calcext:value-type="float">
            <text:p>14927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8627" calcext:value-type="float">
            <text:p>5688627</text:p>
          </table:table-cell>
          <table:table-cell office:value-type="float" office:value="3178222" calcext:value-type="float">
            <text:p>3178222</text:p>
          </table:table-cell>
          <table:table-cell office:value-type="float" office:value="364076" calcext:value-type="float">
            <text:p>364076</text:p>
          </table:table-cell>
          <table:table-cell office:value-type="float" office:value="2146329" calcext:value-type="float">
            <text:p>2146329</text:p>
          </table:table-cell>
          <table:table-cell office:value-type="float" office:value="106463" calcext:value-type="float">
            <text:p>106463</text:p>
          </table:table-cell>
          <table:table-cell office:value-type="float" office:value="55027" calcext:value-type="float">
            <text:p>55027</text:p>
          </table:table-cell>
          <table:table-cell office:value-type="float" office:value="55639" calcext:value-type="float">
            <text:p>55639</text:p>
          </table:table-cell>
          <table:table-cell office:value-type="float" office:value="33174" calcext:value-type="float">
            <text:p>33174</text:p>
          </table:table-cell>
          <table:table-cell office:value-type="float" office:value="32483" calcext:value-type="float">
            <text:p>32483</text:p>
          </table:table-cell>
          <table:table-cell office:value-type="float" office:value="53686" calcext:value-type="float">
            <text:p>53686</text:p>
          </table:table-cell>
          <table:table-cell office:value-type="float" office:value="26916" calcext:value-type="float">
            <text:p>26916</text:p>
          </table:table-cell>
          <table:table-cell office:value-type="float" office:value="16695" calcext:value-type="float">
            <text:p>16695</text:p>
          </table:table-cell>
          <table:table-cell office:value-type="float" office:value="6146" calcext:value-type="float">
            <text:p>6146</text:p>
          </table:table-cell>
          <table:table-cell office:value-type="float" office:value="1426646" calcext:value-type="float">
            <text:p>14266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74675" calcext:value-type="float">
            <text:p>6374675</text:p>
          </table:table-cell>
          <table:table-cell office:value-type="float" office:value="3500423" calcext:value-type="float">
            <text:p>3500423</text:p>
          </table:table-cell>
          <table:table-cell office:value-type="float" office:value="346142" calcext:value-type="float">
            <text:p>346142</text:p>
          </table:table-cell>
          <table:table-cell office:value-type="float" office:value="2528110" calcext:value-type="float">
            <text:p>2528110</text:p>
          </table:table-cell>
          <table:table-cell office:value-type="float" office:value="109687" calcext:value-type="float">
            <text:p>109687</text:p>
          </table:table-cell>
          <table:table-cell office:value-type="float" office:value="55109" calcext:value-type="float">
            <text:p>55109</text:p>
          </table:table-cell>
          <table:table-cell office:value-type="float" office:value="62188" calcext:value-type="float">
            <text:p>62188</text:p>
          </table:table-cell>
          <table:table-cell office:value-type="float" office:value="33221" calcext:value-type="float">
            <text:p>33221</text:p>
          </table:table-cell>
          <table:table-cell office:value-type="float" office:value="33789" calcext:value-type="float">
            <text:p>33789</text:p>
          </table:table-cell>
          <table:table-cell office:value-type="float" office:value="107896" calcext:value-type="float">
            <text:p>107896</text:p>
          </table:table-cell>
          <table:table-cell office:value-type="float" office:value="49916" calcext:value-type="float">
            <text:p>49916</text:p>
          </table:table-cell>
          <table:table-cell office:value-type="float" office:value="31394" calcext:value-type="float">
            <text:p>31394</text:p>
          </table:table-cell>
          <table:table-cell office:value-type="float" office:value="14764" calcext:value-type="float">
            <text:p>14764</text:p>
          </table:table-cell>
          <table:table-cell office:value-type="float" office:value="1449666" calcext:value-type="float">
            <text:p>14496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5480" calcext:value-type="float">
            <text:p>5775480</text:p>
          </table:table-cell>
          <table:table-cell office:value-type="float" office:value="3423502" calcext:value-type="float">
            <text:p>3423502</text:p>
          </table:table-cell>
          <table:table-cell office:value-type="float" office:value="346486" calcext:value-type="float">
            <text:p>346486</text:p>
          </table:table-cell>
          <table:table-cell office:value-type="float" office:value="2005492" calcext:value-type="float">
            <text:p>2005492</text:p>
          </table:table-cell>
          <table:table-cell office:value-type="float" office:value="118693" calcext:value-type="float">
            <text:p>118693</text:p>
          </table:table-cell>
          <table:table-cell office:value-type="float" office:value="90105" calcext:value-type="float">
            <text:p>90105</text:p>
          </table:table-cell>
          <table:table-cell office:value-type="float" office:value="55712" calcext:value-type="float">
            <text:p>55712</text:p>
          </table:table-cell>
          <table:table-cell office:value-type="float" office:value="33331" calcext:value-type="float">
            <text:p>33331</text:p>
          </table:table-cell>
          <table:table-cell office:value-type="float" office:value="32467" calcext:value-type="float">
            <text:p>32467</text:p>
          </table:table-cell>
          <table:table-cell office:value-type="float" office:value="53883" calcext:value-type="float">
            <text:p>53883</text:p>
          </table:table-cell>
          <table:table-cell office:value-type="float" office:value="27188" calcext:value-type="float">
            <text:p>27188</text:p>
          </table:table-cell>
          <table:table-cell office:value-type="float" office:value="16569" calcext:value-type="float">
            <text:p>16569</text:p>
          </table:table-cell>
          <table:table-cell office:value-type="float" office:value="6114" calcext:value-type="float">
            <text:p>6114</text:p>
          </table:table-cell>
          <table:table-cell office:value-type="float" office:value="1518233" calcext:value-type="float">
            <text:p>15182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5916" calcext:value-type="float">
            <text:p>5835916</text:p>
          </table:table-cell>
          <table:table-cell office:value-type="float" office:value="3256461" calcext:value-type="float">
            <text:p>3256461</text:p>
          </table:table-cell>
          <table:table-cell office:value-type="float" office:value="393324" calcext:value-type="float">
            <text:p>393324</text:p>
          </table:table-cell>
          <table:table-cell office:value-type="float" office:value="2186131" calcext:value-type="float">
            <text:p>2186131</text:p>
          </table:table-cell>
          <table:table-cell office:value-type="float" office:value="111377" calcext:value-type="float">
            <text:p>111377</text:p>
          </table:table-cell>
          <table:table-cell office:value-type="float" office:value="62141" calcext:value-type="float">
            <text:p>62141</text:p>
          </table:table-cell>
          <table:table-cell office:value-type="float" office:value="55900" calcext:value-type="float">
            <text:p>55900</text:p>
          </table:table-cell>
          <table:table-cell office:value-type="float" office:value="33332" calcext:value-type="float">
            <text:p>33332</text:p>
          </table:table-cell>
          <table:table-cell office:value-type="float" office:value="32496" calcext:value-type="float">
            <text:p>32496</text:p>
          </table:table-cell>
          <table:table-cell office:value-type="float" office:value="53935" calcext:value-type="float">
            <text:p>53935</text:p>
          </table:table-cell>
          <table:table-cell office:value-type="float" office:value="26850" calcext:value-type="float">
            <text:p>26850</text:p>
          </table:table-cell>
          <table:table-cell office:value-type="float" office:value="16681" calcext:value-type="float">
            <text:p>16681</text:p>
          </table:table-cell>
          <table:table-cell office:value-type="float" office:value="6117" calcext:value-type="float">
            <text:p>6117</text:p>
          </table:table-cell>
          <table:table-cell office:value-type="float" office:value="1441338" calcext:value-type="float">
            <text:p>14413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56230" calcext:value-type="float">
            <text:p>5656230</text:p>
          </table:table-cell>
          <table:table-cell office:value-type="float" office:value="3355717" calcext:value-type="float">
            <text:p>3355717</text:p>
          </table:table-cell>
          <table:table-cell office:value-type="float" office:value="345430" calcext:value-type="float">
            <text:p>345430</text:p>
          </table:table-cell>
          <table:table-cell office:value-type="float" office:value="1955083" calcext:value-type="float">
            <text:p>1955083</text:p>
          </table:table-cell>
          <table:table-cell office:value-type="float" office:value="104215" calcext:value-type="float">
            <text:p>104215</text:p>
          </table:table-cell>
          <table:table-cell office:value-type="float" office:value="61362" calcext:value-type="float">
            <text:p>61362</text:p>
          </table:table-cell>
          <table:table-cell office:value-type="float" office:value="60129" calcext:value-type="float">
            <text:p>60129</text:p>
          </table:table-cell>
          <table:table-cell office:value-type="float" office:value="33199" calcext:value-type="float">
            <text:p>33199</text:p>
          </table:table-cell>
          <table:table-cell office:value-type="float" office:value="32317" calcext:value-type="float">
            <text:p>32317</text:p>
          </table:table-cell>
          <table:table-cell office:value-type="float" office:value="69779" calcext:value-type="float">
            <text:p>69779</text:p>
          </table:table-cell>
          <table:table-cell office:value-type="float" office:value="27097" calcext:value-type="float">
            <text:p>27097</text:p>
          </table:table-cell>
          <table:table-cell office:value-type="float" office:value="16730" calcext:value-type="float">
            <text:p>16730</text:p>
          </table:table-cell>
          <table:table-cell office:value-type="float" office:value="6114" calcext:value-type="float">
            <text:p>6114</text:p>
          </table:table-cell>
          <table:table-cell office:value-type="float" office:value="1494136" calcext:value-type="float">
            <text:p>14941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7496" calcext:value-type="float">
            <text:p>6027496</text:p>
          </table:table-cell>
          <table:table-cell office:value-type="float" office:value="3763998" calcext:value-type="float">
            <text:p>3763998</text:p>
          </table:table-cell>
          <table:table-cell office:value-type="float" office:value="372218" calcext:value-type="float">
            <text:p>372218</text:p>
          </table:table-cell>
          <table:table-cell office:value-type="float" office:value="1891280" calcext:value-type="float">
            <text:p>1891280</text:p>
          </table:table-cell>
          <table:table-cell office:value-type="float" office:value="127265" calcext:value-type="float">
            <text:p>127265</text:p>
          </table:table-cell>
          <table:table-cell office:value-type="float" office:value="56056" calcext:value-type="float">
            <text:p>56056</text:p>
          </table:table-cell>
          <table:table-cell office:value-type="float" office:value="47587" calcext:value-type="float">
            <text:p>47587</text:p>
          </table:table-cell>
          <table:table-cell office:value-type="float" office:value="18066" calcext:value-type="float">
            <text:p>18066</text:p>
          </table:table-cell>
          <table:table-cell office:value-type="float" office:value="16924" calcext:value-type="float">
            <text:p>16924</text:p>
          </table:table-cell>
          <table:table-cell office:value-type="float" office:value="55960" calcext:value-type="float">
            <text:p>55960</text:p>
          </table:table-cell>
          <table:table-cell office:value-type="float" office:value="26280" calcext:value-type="float">
            <text:p>26280</text:p>
          </table:table-cell>
          <table:table-cell office:value-type="float" office:value="13150" calcext:value-type="float">
            <text:p>13150</text:p>
          </table:table-cell>
          <table:table-cell office:value-type="float" office:value="6374" calcext:value-type="float">
            <text:p>6374</text:p>
          </table:table-cell>
          <table:table-cell office:value-type="float" office:value="1452083" calcext:value-type="float">
            <text:p>14520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64139" calcext:value-type="float">
            <text:p>6064139</text:p>
          </table:table-cell>
          <table:table-cell office:value-type="float" office:value="3719338" calcext:value-type="float">
            <text:p>3719338</text:p>
          </table:table-cell>
          <table:table-cell office:value-type="float" office:value="366607" calcext:value-type="float">
            <text:p>366607</text:p>
          </table:table-cell>
          <table:table-cell office:value-type="float" office:value="1978194" calcext:value-type="float">
            <text:p>1978194</text:p>
          </table:table-cell>
          <table:table-cell office:value-type="float" office:value="114862" calcext:value-type="float">
            <text:p>114862</text:p>
          </table:table-cell>
          <table:table-cell office:value-type="float" office:value="71780" calcext:value-type="float">
            <text:p>71780</text:p>
          </table:table-cell>
          <table:table-cell office:value-type="float" office:value="53469" calcext:value-type="float">
            <text:p>53469</text:p>
          </table:table-cell>
          <table:table-cell office:value-type="float" office:value="18375" calcext:value-type="float">
            <text:p>18375</text:p>
          </table:table-cell>
          <table:table-cell office:value-type="float" office:value="17734" calcext:value-type="float">
            <text:p>17734</text:p>
          </table:table-cell>
          <table:table-cell office:value-type="float" office:value="74042" calcext:value-type="float">
            <text:p>74042</text:p>
          </table:table-cell>
          <table:table-cell office:value-type="float" office:value="24733" calcext:value-type="float">
            <text:p>24733</text:p>
          </table:table-cell>
          <table:table-cell office:value-type="float" office:value="13148" calcext:value-type="float">
            <text:p>13148</text:p>
          </table:table-cell>
          <table:table-cell office:value-type="float" office:value="6828" calcext:value-type="float">
            <text:p>6828</text:p>
          </table:table-cell>
          <table:table-cell office:value-type="float" office:value="1448437" calcext:value-type="float">
            <text:p>14484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3902" calcext:value-type="float">
            <text:p>6003902</text:p>
          </table:table-cell>
          <table:table-cell office:value-type="float" office:value="3687094" calcext:value-type="float">
            <text:p>3687094</text:p>
          </table:table-cell>
          <table:table-cell office:value-type="float" office:value="344876" calcext:value-type="float">
            <text:p>344876</text:p>
          </table:table-cell>
          <table:table-cell office:value-type="float" office:value="1971932" calcext:value-type="float">
            <text:p>1971932</text:p>
          </table:table-cell>
          <table:table-cell office:value-type="float" office:value="114148" calcext:value-type="float">
            <text:p>114148</text:p>
          </table:table-cell>
          <table:table-cell office:value-type="float" office:value="56564" calcext:value-type="float">
            <text:p>56564</text:p>
          </table:table-cell>
          <table:table-cell office:value-type="float" office:value="47559" calcext:value-type="float">
            <text:p>47559</text:p>
          </table:table-cell>
          <table:table-cell office:value-type="float" office:value="18183" calcext:value-type="float">
            <text:p>18183</text:p>
          </table:table-cell>
          <table:table-cell office:value-type="float" office:value="16929" calcext:value-type="float">
            <text:p>16929</text:p>
          </table:table-cell>
          <table:table-cell office:value-type="float" office:value="56221" calcext:value-type="float">
            <text:p>56221</text:p>
          </table:table-cell>
          <table:table-cell office:value-type="float" office:value="24582" calcext:value-type="float">
            <text:p>24582</text:p>
          </table:table-cell>
          <table:table-cell office:value-type="float" office:value="13133" calcext:value-type="float">
            <text:p>13133</text:p>
          </table:table-cell>
          <table:table-cell office:value-type="float" office:value="6372" calcext:value-type="float">
            <text:p>6372</text:p>
          </table:table-cell>
          <table:table-cell office:value-type="float" office:value="1452661" calcext:value-type="float">
            <text:p>1452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4681" calcext:value-type="float">
            <text:p>6144681</text:p>
          </table:table-cell>
          <table:table-cell office:value-type="float" office:value="3736517" calcext:value-type="float">
            <text:p>3736517</text:p>
          </table:table-cell>
          <table:table-cell office:value-type="float" office:value="353965" calcext:value-type="float">
            <text:p>353965</text:p>
          </table:table-cell>
          <table:table-cell office:value-type="float" office:value="2054199" calcext:value-type="float">
            <text:p>2054199</text:p>
          </table:table-cell>
          <table:table-cell office:value-type="float" office:value="117943" calcext:value-type="float">
            <text:p>117943</text:p>
          </table:table-cell>
          <table:table-cell office:value-type="float" office:value="58028" calcext:value-type="float">
            <text:p>58028</text:p>
          </table:table-cell>
          <table:table-cell office:value-type="float" office:value="49077" calcext:value-type="float">
            <text:p>49077</text:p>
          </table:table-cell>
          <table:table-cell office:value-type="float" office:value="18017" calcext:value-type="float">
            <text:p>18017</text:p>
          </table:table-cell>
          <table:table-cell office:value-type="float" office:value="17046" calcext:value-type="float">
            <text:p>17046</text:p>
          </table:table-cell>
          <table:table-cell office:value-type="float" office:value="77383" calcext:value-type="float">
            <text:p>77383</text:p>
          </table:table-cell>
          <table:table-cell office:value-type="float" office:value="24602" calcext:value-type="float">
            <text:p>24602</text:p>
          </table:table-cell>
          <table:table-cell office:value-type="float" office:value="13104" calcext:value-type="float">
            <text:p>13104</text:p>
          </table:table-cell>
          <table:table-cell office:value-type="float" office:value="6361" calcext:value-type="float">
            <text:p>6361</text:p>
          </table:table-cell>
          <table:table-cell office:value-type="float" office:value="1464382" calcext:value-type="float">
            <text:p>14643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3235" calcext:value-type="float">
            <text:p>8313235</text:p>
          </table:table-cell>
          <table:table-cell office:value-type="float" office:value="5953199" calcext:value-type="float">
            <text:p>5953199</text:p>
          </table:table-cell>
          <table:table-cell office:value-type="float" office:value="340543" calcext:value-type="float">
            <text:p>340543</text:p>
          </table:table-cell>
          <table:table-cell office:value-type="float" office:value="2019493" calcext:value-type="float">
            <text:p>2019493</text:p>
          </table:table-cell>
          <table:table-cell office:value-type="float" office:value="112060" calcext:value-type="float">
            <text:p>112060</text:p>
          </table:table-cell>
          <table:table-cell office:value-type="float" office:value="56025" calcext:value-type="float">
            <text:p>56025</text:p>
          </table:table-cell>
          <table:table-cell office:value-type="float" office:value="47537" calcext:value-type="float">
            <text:p>47537</text:p>
          </table:table-cell>
          <table:table-cell office:value-type="float" office:value="18039" calcext:value-type="float">
            <text:p>18039</text:p>
          </table:table-cell>
          <table:table-cell office:value-type="float" office:value="17049" calcext:value-type="float">
            <text:p>17049</text:p>
          </table:table-cell>
          <table:table-cell office:value-type="float" office:value="53959" calcext:value-type="float">
            <text:p>53959</text:p>
          </table:table-cell>
          <table:table-cell office:value-type="float" office:value="24563" calcext:value-type="float">
            <text:p>24563</text:p>
          </table:table-cell>
          <table:table-cell office:value-type="float" office:value="13086" calcext:value-type="float">
            <text:p>13086</text:p>
          </table:table-cell>
          <table:table-cell office:value-type="float" office:value="6355" calcext:value-type="float">
            <text:p>6355</text:p>
          </table:table-cell>
          <table:table-cell office:value-type="float" office:value="1369848" calcext:value-type="float">
            <text:p>13698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4246" calcext:value-type="float">
            <text:p>8444246</text:p>
          </table:table-cell>
          <table:table-cell office:value-type="float" office:value="6008066" calcext:value-type="float">
            <text:p>6008066</text:p>
          </table:table-cell>
          <table:table-cell office:value-type="float" office:value="369832" calcext:value-type="float">
            <text:p>369832</text:p>
          </table:table-cell>
          <table:table-cell office:value-type="float" office:value="2066348" calcext:value-type="float">
            <text:p>2066348</text:p>
          </table:table-cell>
          <table:table-cell office:value-type="float" office:value="119931" calcext:value-type="float">
            <text:p>119931</text:p>
          </table:table-cell>
          <table:table-cell office:value-type="float" office:value="56682" calcext:value-type="float">
            <text:p>56682</text:p>
          </table:table-cell>
          <table:table-cell office:value-type="float" office:value="48227" calcext:value-type="float">
            <text:p>48227</text:p>
          </table:table-cell>
          <table:table-cell office:value-type="float" office:value="17857" calcext:value-type="float">
            <text:p>17857</text:p>
          </table:table-cell>
          <table:table-cell office:value-type="float" office:value="16942" calcext:value-type="float">
            <text:p>16942</text:p>
          </table:table-cell>
          <table:table-cell office:value-type="float" office:value="53813" calcext:value-type="float">
            <text:p>53813</text:p>
          </table:table-cell>
          <table:table-cell office:value-type="float" office:value="33914" calcext:value-type="float">
            <text:p>33914</text:p>
          </table:table-cell>
          <table:table-cell office:value-type="float" office:value="13079" calcext:value-type="float">
            <text:p>13079</text:p>
          </table:table-cell>
          <table:table-cell office:value-type="float" office:value="6364" calcext:value-type="float">
            <text:p>6364</text:p>
          </table:table-cell>
          <table:table-cell office:value-type="float" office:value="1470235" calcext:value-type="float">
            <text:p>14702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2836" calcext:value-type="float">
            <text:p>8832836</text:p>
          </table:table-cell>
          <table:table-cell office:value-type="float" office:value="6506737" calcext:value-type="float">
            <text:p>6506737</text:p>
          </table:table-cell>
          <table:table-cell office:value-type="float" office:value="393791" calcext:value-type="float">
            <text:p>393791</text:p>
          </table:table-cell>
          <table:table-cell office:value-type="float" office:value="1932308" calcext:value-type="float">
            <text:p>1932308</text:p>
          </table:table-cell>
          <table:table-cell office:value-type="float" office:value="119162" calcext:value-type="float">
            <text:p>119162</text:p>
          </table:table-cell>
          <table:table-cell office:value-type="float" office:value="56225" calcext:value-type="float">
            <text:p>56225</text:p>
          </table:table-cell>
          <table:table-cell office:value-type="float" office:value="48033" calcext:value-type="float">
            <text:p>48033</text:p>
          </table:table-cell>
          <table:table-cell office:value-type="float" office:value="18016" calcext:value-type="float">
            <text:p>18016</text:p>
          </table:table-cell>
          <table:table-cell office:value-type="float" office:value="18914" calcext:value-type="float">
            <text:p>18914</text:p>
          </table:table-cell>
          <table:table-cell office:value-type="float" office:value="58248" calcext:value-type="float">
            <text:p>58248</text:p>
          </table:table-cell>
          <table:table-cell office:value-type="float" office:value="27757" calcext:value-type="float">
            <text:p>27757</text:p>
          </table:table-cell>
          <table:table-cell office:value-type="float" office:value="13280" calcext:value-type="float">
            <text:p>13280</text:p>
          </table:table-cell>
          <table:table-cell office:value-type="float" office:value="6799" calcext:value-type="float">
            <text:p>6799</text:p>
          </table:table-cell>
          <table:table-cell office:value-type="float" office:value="1453311" calcext:value-type="float">
            <text:p>14533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4224" calcext:value-type="float">
            <text:p>8374224</text:p>
          </table:table-cell>
          <table:table-cell office:value-type="float" office:value="6106980" calcext:value-type="float">
            <text:p>6106980</text:p>
          </table:table-cell>
          <table:table-cell office:value-type="float" office:value="344663" calcext:value-type="float">
            <text:p>344663</text:p>
          </table:table-cell>
          <table:table-cell office:value-type="float" office:value="1922581" calcext:value-type="float">
            <text:p>1922581</text:p>
          </table:table-cell>
          <table:table-cell office:value-type="float" office:value="118904" calcext:value-type="float">
            <text:p>118904</text:p>
          </table:table-cell>
          <table:table-cell office:value-type="float" office:value="56469" calcext:value-type="float">
            <text:p>56469</text:p>
          </table:table-cell>
          <table:table-cell office:value-type="float" office:value="47636" calcext:value-type="float">
            <text:p>47636</text:p>
          </table:table-cell>
          <table:table-cell office:value-type="float" office:value="18360" calcext:value-type="float">
            <text:p>18360</text:p>
          </table:table-cell>
          <table:table-cell office:value-type="float" office:value="17197" calcext:value-type="float">
            <text:p>17197</text:p>
          </table:table-cell>
          <table:table-cell office:value-type="float" office:value="61874" calcext:value-type="float">
            <text:p>61874</text:p>
          </table:table-cell>
          <table:table-cell office:value-type="float" office:value="25159" calcext:value-type="float">
            <text:p>25159</text:p>
          </table:table-cell>
          <table:table-cell office:value-type="float" office:value="13172" calcext:value-type="float">
            <text:p>13172</text:p>
          </table:table-cell>
          <table:table-cell office:value-type="float" office:value="6370" calcext:value-type="float">
            <text:p>6370</text:p>
          </table:table-cell>
          <table:table-cell office:value-type="float" office:value="1463019" calcext:value-type="float">
            <text:p>1463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9281" calcext:value-type="float">
            <text:p>5829281</text:p>
          </table:table-cell>
          <table:table-cell office:value-type="float" office:value="3418235" calcext:value-type="float">
            <text:p>3418235</text:p>
          </table:table-cell>
          <table:table-cell office:value-type="float" office:value="397656" calcext:value-type="float">
            <text:p>397656</text:p>
          </table:table-cell>
          <table:table-cell office:value-type="float" office:value="2013390" calcext:value-type="float">
            <text:p>2013390</text:p>
          </table:table-cell>
          <table:table-cell office:value-type="float" office:value="116800" calcext:value-type="float">
            <text:p>116800</text:p>
          </table:table-cell>
          <table:table-cell office:value-type="float" office:value="84420" calcext:value-type="float">
            <text:p>84420</text:p>
          </table:table-cell>
          <table:table-cell office:value-type="float" office:value="74602" calcext:value-type="float">
            <text:p>74602</text:p>
          </table:table-cell>
          <table:table-cell office:value-type="float" office:value="26771" calcext:value-type="float">
            <text:p>26771</text:p>
          </table:table-cell>
          <table:table-cell office:value-type="float" office:value="19174" calcext:value-type="float">
            <text:p>19174</text:p>
          </table:table-cell>
          <table:table-cell office:value-type="float" office:value="53853" calcext:value-type="float">
            <text:p>53853</text:p>
          </table:table-cell>
          <table:table-cell office:value-type="float" office:value="24993" calcext:value-type="float">
            <text:p>24993</text:p>
          </table:table-cell>
          <table:table-cell office:value-type="float" office:value="13261" calcext:value-type="float">
            <text:p>13261</text:p>
          </table:table-cell>
          <table:table-cell office:value-type="float" office:value="6713" calcext:value-type="float">
            <text:p>6713</text:p>
          </table:table-cell>
          <table:table-cell office:value-type="float" office:value="1473226" calcext:value-type="float">
            <text:p>1473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0348" calcext:value-type="float">
            <text:p>7600348</text:p>
          </table:table-cell>
          <table:table-cell office:value-type="float" office:value="5106593" calcext:value-type="float">
            <text:p>5106593</text:p>
          </table:table-cell>
          <table:table-cell office:value-type="float" office:value="455187" calcext:value-type="float">
            <text:p>455187</text:p>
          </table:table-cell>
          <table:table-cell office:value-type="float" office:value="2038568" calcext:value-type="float">
            <text:p>2038568</text:p>
          </table:table-cell>
          <table:table-cell office:value-type="float" office:value="125820" calcext:value-type="float">
            <text:p>125820</text:p>
          </table:table-cell>
          <table:table-cell office:value-type="float" office:value="60450" calcext:value-type="float">
            <text:p>60450</text:p>
          </table:table-cell>
          <table:table-cell office:value-type="float" office:value="77720" calcext:value-type="float">
            <text:p>77720</text:p>
          </table:table-cell>
          <table:table-cell office:value-type="float" office:value="18097" calcext:value-type="float">
            <text:p>18097</text:p>
          </table:table-cell>
          <table:table-cell office:value-type="float" office:value="16943" calcext:value-type="float">
            <text:p>16943</text:p>
          </table:table-cell>
          <table:table-cell office:value-type="float" office:value="53466" calcext:value-type="float">
            <text:p>53466</text:p>
          </table:table-cell>
          <table:table-cell office:value-type="float" office:value="24554" calcext:value-type="float">
            <text:p>24554</text:p>
          </table:table-cell>
          <table:table-cell office:value-type="float" office:value="13148" calcext:value-type="float">
            <text:p>13148</text:p>
          </table:table-cell>
          <table:table-cell office:value-type="float" office:value="6366" calcext:value-type="float">
            <text:p>6366</text:p>
          </table:table-cell>
          <table:table-cell office:value-type="float" office:value="1264444" calcext:value-type="float">
            <text:p>12644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3253" calcext:value-type="float">
            <text:p>7213253</text:p>
          </table:table-cell>
          <table:table-cell office:value-type="float" office:value="4879372" calcext:value-type="float">
            <text:p>4879372</text:p>
          </table:table-cell>
          <table:table-cell office:value-type="float" office:value="392115" calcext:value-type="float">
            <text:p>392115</text:p>
          </table:table-cell>
          <table:table-cell office:value-type="float" office:value="1941766" calcext:value-type="float">
            <text:p>1941766</text:p>
          </table:table-cell>
          <table:table-cell office:value-type="float" office:value="124051" calcext:value-type="float">
            <text:p>124051</text:p>
          </table:table-cell>
          <table:table-cell office:value-type="float" office:value="59619" calcext:value-type="float">
            <text:p>59619</text:p>
          </table:table-cell>
          <table:table-cell office:value-type="float" office:value="47554" calcext:value-type="float">
            <text:p>47554</text:p>
          </table:table-cell>
          <table:table-cell office:value-type="float" office:value="17866" calcext:value-type="float">
            <text:p>17866</text:p>
          </table:table-cell>
          <table:table-cell office:value-type="float" office:value="17074" calcext:value-type="float">
            <text:p>17074</text:p>
          </table:table-cell>
          <table:table-cell office:value-type="float" office:value="53491" calcext:value-type="float">
            <text:p>53491</text:p>
          </table:table-cell>
          <table:table-cell office:value-type="float" office:value="26411" calcext:value-type="float">
            <text:p>26411</text:p>
          </table:table-cell>
          <table:table-cell office:value-type="float" office:value="13048" calcext:value-type="float">
            <text:p>13048</text:p>
          </table:table-cell>
          <table:table-cell office:value-type="float" office:value="6355" calcext:value-type="float">
            <text:p>6355</text:p>
          </table:table-cell>
          <table:table-cell office:value-type="float" office:value="1447959" calcext:value-type="float">
            <text:p>14479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0442" calcext:value-type="float">
            <text:p>7570442</text:p>
          </table:table-cell>
          <table:table-cell office:value-type="float" office:value="5148275" calcext:value-type="float">
            <text:p>5148275</text:p>
          </table:table-cell>
          <table:table-cell office:value-type="float" office:value="405309" calcext:value-type="float">
            <text:p>405309</text:p>
          </table:table-cell>
          <table:table-cell office:value-type="float" office:value="2016858" calcext:value-type="float">
            <text:p>2016858</text:p>
          </table:table-cell>
          <table:table-cell office:value-type="float" office:value="135791" calcext:value-type="float">
            <text:p>135791</text:p>
          </table:table-cell>
          <table:table-cell office:value-type="float" office:value="143113" calcext:value-type="float">
            <text:p>143113</text:p>
          </table:table-cell>
          <table:table-cell office:value-type="float" office:value="77686" calcext:value-type="float">
            <text:p>77686</text:p>
          </table:table-cell>
          <table:table-cell office:value-type="float" office:value="18632" calcext:value-type="float">
            <text:p>18632</text:p>
          </table:table-cell>
          <table:table-cell office:value-type="float" office:value="18140" calcext:value-type="float">
            <text:p>18140</text:p>
          </table:table-cell>
          <table:table-cell office:value-type="float" office:value="53683" calcext:value-type="float">
            <text:p>53683</text:p>
          </table:table-cell>
          <table:table-cell office:value-type="float" office:value="25015" calcext:value-type="float">
            <text:p>25015</text:p>
          </table:table-cell>
          <table:table-cell office:value-type="float" office:value="13083" calcext:value-type="float">
            <text:p>13083</text:p>
          </table:table-cell>
          <table:table-cell office:value-type="float" office:value="6363" calcext:value-type="float">
            <text:p>6363</text:p>
          </table:table-cell>
          <table:table-cell office:value-type="float" office:value="1466694" calcext:value-type="float">
            <text:p>14666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8341" calcext:value-type="float">
            <text:p>7848341</text:p>
          </table:table-cell>
          <table:table-cell office:value-type="float" office:value="5551634" calcext:value-type="float">
            <text:p>5551634</text:p>
          </table:table-cell>
          <table:table-cell office:value-type="float" office:value="355492" calcext:value-type="float">
            <text:p>355492</text:p>
          </table:table-cell>
          <table:table-cell office:value-type="float" office:value="1941215" calcext:value-type="float">
            <text:p>1941215</text:p>
          </table:table-cell>
          <table:table-cell office:value-type="float" office:value="124934" calcext:value-type="float">
            <text:p>124934</text:p>
          </table:table-cell>
          <table:table-cell office:value-type="float" office:value="135197" calcext:value-type="float">
            <text:p>135197</text:p>
          </table:table-cell>
          <table:table-cell office:value-type="float" office:value="55166" calcext:value-type="float">
            <text:p>55166</text:p>
          </table:table-cell>
          <table:table-cell office:value-type="float" office:value="18738" calcext:value-type="float">
            <text:p>18738</text:p>
          </table:table-cell>
          <table:table-cell office:value-type="float" office:value="18130" calcext:value-type="float">
            <text:p>18130</text:p>
          </table:table-cell>
          <table:table-cell office:value-type="float" office:value="53429" calcext:value-type="float">
            <text:p>53429</text:p>
          </table:table-cell>
          <table:table-cell office:value-type="float" office:value="24920" calcext:value-type="float">
            <text:p>24920</text:p>
          </table:table-cell>
          <table:table-cell office:value-type="float" office:value="13378" calcext:value-type="float">
            <text:p>13378</text:p>
          </table:table-cell>
          <table:table-cell office:value-type="float" office:value="6446" calcext:value-type="float">
            <text:p>6446</text:p>
          </table:table-cell>
          <table:table-cell office:value-type="float" office:value="1464252" calcext:value-type="float">
            <text:p>1464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4532" calcext:value-type="float">
            <text:p>5714532</text:p>
          </table:table-cell>
          <table:table-cell office:value-type="float" office:value="3203685" calcext:value-type="float">
            <text:p>3203685</text:p>
          </table:table-cell>
          <table:table-cell office:value-type="float" office:value="377600" calcext:value-type="float">
            <text:p>377600</text:p>
          </table:table-cell>
          <table:table-cell office:value-type="float" office:value="2133247" calcext:value-type="float">
            <text:p>2133247</text:p>
          </table:table-cell>
          <table:table-cell office:value-type="float" office:value="103282" calcext:value-type="float">
            <text:p>103282</text:p>
          </table:table-cell>
          <table:table-cell office:value-type="float" office:value="63307" calcext:value-type="float">
            <text:p>63307</text:p>
          </table:table-cell>
          <table:table-cell office:value-type="float" office:value="55185" calcext:value-type="float">
            <text:p>55185</text:p>
          </table:table-cell>
          <table:table-cell office:value-type="float" office:value="18083" calcext:value-type="float">
            <text:p>18083</text:p>
          </table:table-cell>
          <table:table-cell office:value-type="float" office:value="17242" calcext:value-type="float">
            <text:p>17242</text:p>
          </table:table-cell>
          <table:table-cell office:value-type="float" office:value="54040" calcext:value-type="float">
            <text:p>54040</text:p>
          </table:table-cell>
          <table:table-cell office:value-type="float" office:value="24900" calcext:value-type="float">
            <text:p>24900</text:p>
          </table:table-cell>
          <table:table-cell office:value-type="float" office:value="13138" calcext:value-type="float">
            <text:p>13138</text:p>
          </table:table-cell>
          <table:table-cell office:value-type="float" office:value="6380" calcext:value-type="float">
            <text:p>6380</text:p>
          </table:table-cell>
          <table:table-cell office:value-type="float" office:value="1410166" calcext:value-type="float">
            <text:p>14101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5785" calcext:value-type="float">
            <text:p>7835785</text:p>
          </table:table-cell>
          <table:table-cell office:value-type="float" office:value="5505427" calcext:value-type="float">
            <text:p>5505427</text:p>
          </table:table-cell>
          <table:table-cell office:value-type="float" office:value="437303" calcext:value-type="float">
            <text:p>437303</text:p>
          </table:table-cell>
          <table:table-cell office:value-type="float" office:value="1893055" calcext:value-type="float">
            <text:p>1893055</text:p>
          </table:table-cell>
          <table:table-cell office:value-type="float" office:value="130848" calcext:value-type="float">
            <text:p>130848</text:p>
          </table:table-cell>
          <table:table-cell office:value-type="float" office:value="154411" calcext:value-type="float">
            <text:p>154411</text:p>
          </table:table-cell>
          <table:table-cell office:value-type="float" office:value="55198" calcext:value-type="float">
            <text:p>55198</text:p>
          </table:table-cell>
          <table:table-cell office:value-type="float" office:value="18739" calcext:value-type="float">
            <text:p>18739</text:p>
          </table:table-cell>
          <table:table-cell office:value-type="float" office:value="18143" calcext:value-type="float">
            <text:p>18143</text:p>
          </table:table-cell>
          <table:table-cell office:value-type="float" office:value="53659" calcext:value-type="float">
            <text:p>53659</text:p>
          </table:table-cell>
          <table:table-cell office:value-type="float" office:value="24941" calcext:value-type="float">
            <text:p>24941</text:p>
          </table:table-cell>
          <table:table-cell office:value-type="float" office:value="13041" calcext:value-type="float">
            <text:p>13041</text:p>
          </table:table-cell>
          <table:table-cell office:value-type="float" office:value="6375" calcext:value-type="float">
            <text:p>6375</text:p>
          </table:table-cell>
          <table:table-cell office:value-type="float" office:value="1500121" calcext:value-type="float">
            <text:p>1500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5662" calcext:value-type="float">
            <text:p>7945662</text:p>
          </table:table-cell>
          <table:table-cell office:value-type="float" office:value="5622749" calcext:value-type="float">
            <text:p>5622749</text:p>
          </table:table-cell>
          <table:table-cell office:value-type="float" office:value="357627" calcext:value-type="float">
            <text:p>357627</text:p>
          </table:table-cell>
          <table:table-cell office:value-type="float" office:value="1965286" calcext:value-type="float">
            <text:p>1965286</text:p>
          </table:table-cell>
          <table:table-cell office:value-type="float" office:value="130460" calcext:value-type="float">
            <text:p>130460</text:p>
          </table:table-cell>
          <table:table-cell office:value-type="float" office:value="135795" calcext:value-type="float">
            <text:p>135795</text:p>
          </table:table-cell>
          <table:table-cell office:value-type="float" office:value="55148" calcext:value-type="float">
            <text:p>55148</text:p>
          </table:table-cell>
          <table:table-cell office:value-type="float" office:value="18725" calcext:value-type="float">
            <text:p>18725</text:p>
          </table:table-cell>
          <table:table-cell office:value-type="float" office:value="18117" calcext:value-type="float">
            <text:p>18117</text:p>
          </table:table-cell>
          <table:table-cell office:value-type="float" office:value="53612" calcext:value-type="float">
            <text:p>53612</text:p>
          </table:table-cell>
          <table:table-cell office:value-type="float" office:value="24923" calcext:value-type="float">
            <text:p>24923</text:p>
          </table:table-cell>
          <table:table-cell office:value-type="float" office:value="13368" calcext:value-type="float">
            <text:p>13368</text:p>
          </table:table-cell>
          <table:table-cell office:value-type="float" office:value="6446" calcext:value-type="float">
            <text:p>6446</text:p>
          </table:table-cell>
          <table:table-cell office:value-type="float" office:value="1479993" calcext:value-type="float">
            <text:p>14799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5402" calcext:value-type="float">
            <text:p>7835402</text:p>
          </table:table-cell>
          <table:table-cell office:value-type="float" office:value="5487671" calcext:value-type="float">
            <text:p>5487671</text:p>
          </table:table-cell>
          <table:table-cell office:value-type="float" office:value="380561" calcext:value-type="float">
            <text:p>380561</text:p>
          </table:table-cell>
          <table:table-cell office:value-type="float" office:value="1967170" calcext:value-type="float">
            <text:p>1967170</text:p>
          </table:table-cell>
          <table:table-cell office:value-type="float" office:value="129172" calcext:value-type="float">
            <text:p>129172</text:p>
          </table:table-cell>
          <table:table-cell office:value-type="float" office:value="105257" calcext:value-type="float">
            <text:p>105257</text:p>
          </table:table-cell>
          <table:table-cell office:value-type="float" office:value="52887" calcext:value-type="float">
            <text:p>52887</text:p>
          </table:table-cell>
          <table:table-cell office:value-type="float" office:value="18324" calcext:value-type="float">
            <text:p>18324</text:p>
          </table:table-cell>
          <table:table-cell office:value-type="float" office:value="17633" calcext:value-type="float">
            <text:p>17633</text:p>
          </table:table-cell>
          <table:table-cell office:value-type="float" office:value="53564" calcext:value-type="float">
            <text:p>53564</text:p>
          </table:table-cell>
          <table:table-cell office:value-type="float" office:value="24698" calcext:value-type="float">
            <text:p>24698</text:p>
          </table:table-cell>
          <table:table-cell office:value-type="float" office:value="13054" calcext:value-type="float">
            <text:p>13054</text:p>
          </table:table-cell>
          <table:table-cell office:value-type="float" office:value="6368" calcext:value-type="float">
            <text:p>6368</text:p>
          </table:table-cell>
          <table:table-cell office:value-type="float" office:value="1464484" calcext:value-type="float">
            <text:p>14644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9666" calcext:value-type="float">
            <text:p>6319666</text:p>
          </table:table-cell>
          <table:table-cell office:value-type="float" office:value="3969624" calcext:value-type="float">
            <text:p>3969624</text:p>
          </table:table-cell>
          <table:table-cell office:value-type="float" office:value="428206" calcext:value-type="float">
            <text:p>428206</text:p>
          </table:table-cell>
          <table:table-cell office:value-type="float" office:value="1921836" calcext:value-type="float">
            <text:p>1921836</text:p>
          </table:table-cell>
          <table:table-cell office:value-type="float" office:value="130305" calcext:value-type="float">
            <text:p>130305</text:p>
          </table:table-cell>
          <table:table-cell office:value-type="float" office:value="140125" calcext:value-type="float">
            <text:p>140125</text:p>
          </table:table-cell>
          <table:table-cell office:value-type="float" office:value="50379" calcext:value-type="float">
            <text:p>50379</text:p>
          </table:table-cell>
          <table:table-cell office:value-type="float" office:value="17977" calcext:value-type="float">
            <text:p>17977</text:p>
          </table:table-cell>
          <table:table-cell office:value-type="float" office:value="17280" calcext:value-type="float">
            <text:p>17280</text:p>
          </table:table-cell>
          <table:table-cell office:value-type="float" office:value="53615" calcext:value-type="float">
            <text:p>53615</text:p>
          </table:table-cell>
          <table:table-cell office:value-type="float" office:value="24687" calcext:value-type="float">
            <text:p>24687</text:p>
          </table:table-cell>
          <table:table-cell office:value-type="float" office:value="13148" calcext:value-type="float">
            <text:p>13148</text:p>
          </table:table-cell>
          <table:table-cell office:value-type="float" office:value="6369" calcext:value-type="float">
            <text:p>6369</text:p>
          </table:table-cell>
          <table:table-cell office:value-type="float" office:value="1491533" calcext:value-type="float">
            <text:p>14915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5142" calcext:value-type="float">
            <text:p>5695142</text:p>
          </table:table-cell>
          <table:table-cell office:value-type="float" office:value="3180305" calcext:value-type="float">
            <text:p>3180305</text:p>
          </table:table-cell>
          <table:table-cell office:value-type="float" office:value="359499" calcext:value-type="float">
            <text:p>359499</text:p>
          </table:table-cell>
          <table:table-cell office:value-type="float" office:value="2155338" calcext:value-type="float">
            <text:p>2155338</text:p>
          </table:table-cell>
          <table:table-cell office:value-type="float" office:value="111730" calcext:value-type="float">
            <text:p>111730</text:p>
          </table:table-cell>
          <table:table-cell office:value-type="float" office:value="56128" calcext:value-type="float">
            <text:p>56128</text:p>
          </table:table-cell>
          <table:table-cell office:value-type="float" office:value="47934" calcext:value-type="float">
            <text:p>47934</text:p>
          </table:table-cell>
          <table:table-cell office:value-type="float" office:value="17922" calcext:value-type="float">
            <text:p>17922</text:p>
          </table:table-cell>
          <table:table-cell office:value-type="float" office:value="17094" calcext:value-type="float">
            <text:p>17094</text:p>
          </table:table-cell>
          <table:table-cell office:value-type="float" office:value="53550" calcext:value-type="float">
            <text:p>53550</text:p>
          </table:table-cell>
          <table:table-cell office:value-type="float" office:value="24589" calcext:value-type="float">
            <text:p>24589</text:p>
          </table:table-cell>
          <table:table-cell office:value-type="float" office:value="13151" calcext:value-type="float">
            <text:p>13151</text:p>
          </table:table-cell>
          <table:table-cell office:value-type="float" office:value="6373" calcext:value-type="float">
            <text:p>6373</text:p>
          </table:table-cell>
          <table:table-cell office:value-type="float" office:value="1465746" calcext:value-type="float">
            <text:p>14657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6306" calcext:value-type="float">
            <text:p>5766306</text:p>
          </table:table-cell>
          <table:table-cell office:value-type="float" office:value="3254911" calcext:value-type="float">
            <text:p>3254911</text:p>
          </table:table-cell>
          <table:table-cell office:value-type="float" office:value="374713" calcext:value-type="float">
            <text:p>374713</text:p>
          </table:table-cell>
          <table:table-cell office:value-type="float" office:value="2136682" calcext:value-type="float">
            <text:p>2136682</text:p>
          </table:table-cell>
          <table:table-cell office:value-type="float" office:value="122635" calcext:value-type="float">
            <text:p>122635</text:p>
          </table:table-cell>
          <table:table-cell office:value-type="float" office:value="79221" calcext:value-type="float">
            <text:p>79221</text:p>
          </table:table-cell>
          <table:table-cell office:value-type="float" office:value="59807" calcext:value-type="float">
            <text:p>59807</text:p>
          </table:table-cell>
          <table:table-cell office:value-type="float" office:value="18018" calcext:value-type="float">
            <text:p>18018</text:p>
          </table:table-cell>
          <table:table-cell office:value-type="float" office:value="17110" calcext:value-type="float">
            <text:p>17110</text:p>
          </table:table-cell>
          <table:table-cell office:value-type="float" office:value="53555" calcext:value-type="float">
            <text:p>53555</text:p>
          </table:table-cell>
          <table:table-cell office:value-type="float" office:value="24563" calcext:value-type="float">
            <text:p>24563</text:p>
          </table:table-cell>
          <table:table-cell office:value-type="float" office:value="13124" calcext:value-type="float">
            <text:p>13124</text:p>
          </table:table-cell>
          <table:table-cell office:value-type="float" office:value="6369" calcext:value-type="float">
            <text:p>6369</text:p>
          </table:table-cell>
          <table:table-cell office:value-type="float" office:value="1452428" calcext:value-type="float">
            <text:p>14524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4985" calcext:value-type="float">
            <text:p>5804985</text:p>
          </table:table-cell>
          <table:table-cell office:value-type="float" office:value="3373859" calcext:value-type="float">
            <text:p>3373859</text:p>
          </table:table-cell>
          <table:table-cell office:value-type="float" office:value="357986" calcext:value-type="float">
            <text:p>357986</text:p>
          </table:table-cell>
          <table:table-cell office:value-type="float" office:value="2073140" calcext:value-type="float">
            <text:p>2073140</text:p>
          </table:table-cell>
          <table:table-cell office:value-type="float" office:value="117056" calcext:value-type="float">
            <text:p>117056</text:p>
          </table:table-cell>
          <table:table-cell office:value-type="float" office:value="61225" calcext:value-type="float">
            <text:p>61225</text:p>
          </table:table-cell>
          <table:table-cell office:value-type="float" office:value="82973" calcext:value-type="float">
            <text:p>82973</text:p>
          </table:table-cell>
          <table:table-cell office:value-type="float" office:value="18025" calcext:value-type="float">
            <text:p>18025</text:p>
          </table:table-cell>
          <table:table-cell office:value-type="float" office:value="17218" calcext:value-type="float">
            <text:p>17218</text:p>
          </table:table-cell>
          <table:table-cell office:value-type="float" office:value="53568" calcext:value-type="float">
            <text:p>53568</text:p>
          </table:table-cell>
          <table:table-cell office:value-type="float" office:value="24995" calcext:value-type="float">
            <text:p>24995</text:p>
          </table:table-cell>
          <table:table-cell office:value-type="float" office:value="13043" calcext:value-type="float">
            <text:p>13043</text:p>
          </table:table-cell>
          <table:table-cell office:value-type="float" office:value="6371" calcext:value-type="float">
            <text:p>6371</text:p>
          </table:table-cell>
          <table:table-cell office:value-type="float" office:value="1501468" calcext:value-type="float">
            <text:p>15014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9815" calcext:value-type="float">
            <text:p>5829815</text:p>
          </table:table-cell>
          <table:table-cell office:value-type="float" office:value="3187138" calcext:value-type="float">
            <text:p>3187138</text:p>
          </table:table-cell>
          <table:table-cell office:value-type="float" office:value="339917" calcext:value-type="float">
            <text:p>339917</text:p>
          </table:table-cell>
          <table:table-cell office:value-type="float" office:value="2302760" calcext:value-type="float">
            <text:p>2302760</text:p>
          </table:table-cell>
          <table:table-cell office:value-type="float" office:value="105676" calcext:value-type="float">
            <text:p>105676</text:p>
          </table:table-cell>
          <table:table-cell office:value-type="float" office:value="56118" calcext:value-type="float">
            <text:p>56118</text:p>
          </table:table-cell>
          <table:table-cell office:value-type="float" office:value="47922" calcext:value-type="float">
            <text:p>47922</text:p>
          </table:table-cell>
          <table:table-cell office:value-type="float" office:value="18013" calcext:value-type="float">
            <text:p>18013</text:p>
          </table:table-cell>
          <table:table-cell office:value-type="float" office:value="17128" calcext:value-type="float">
            <text:p>17128</text:p>
          </table:table-cell>
          <table:table-cell office:value-type="float" office:value="53525" calcext:value-type="float">
            <text:p>53525</text:p>
          </table:table-cell>
          <table:table-cell office:value-type="float" office:value="24600" calcext:value-type="float">
            <text:p>24600</text:p>
          </table:table-cell>
          <table:table-cell office:value-type="float" office:value="13063" calcext:value-type="float">
            <text:p>13063</text:p>
          </table:table-cell>
          <table:table-cell office:value-type="float" office:value="6374" calcext:value-type="float">
            <text:p>6374</text:p>
          </table:table-cell>
          <table:table-cell office:value-type="float" office:value="1451175" calcext:value-type="float">
            <text:p>1451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13824" calcext:value-type="float">
            <text:p>9113824</text:p>
          </table:table-cell>
          <table:table-cell office:value-type="float" office:value="6717655" calcext:value-type="float">
            <text:p>6717655</text:p>
          </table:table-cell>
          <table:table-cell office:value-type="float" office:value="342594" calcext:value-type="float">
            <text:p>342594</text:p>
          </table:table-cell>
          <table:table-cell office:value-type="float" office:value="2053575" calcext:value-type="float">
            <text:p>2053575</text:p>
          </table:table-cell>
          <table:table-cell office:value-type="float" office:value="114941" calcext:value-type="float">
            <text:p>114941</text:p>
          </table:table-cell>
          <table:table-cell office:value-type="float" office:value="74094" calcext:value-type="float">
            <text:p>74094</text:p>
          </table:table-cell>
          <table:table-cell office:value-type="float" office:value="67275" calcext:value-type="float">
            <text:p>67275</text:p>
          </table:table-cell>
          <table:table-cell office:value-type="float" office:value="19863" calcext:value-type="float">
            <text:p>19863</text:p>
          </table:table-cell>
          <table:table-cell office:value-type="float" office:value="21002" calcext:value-type="float">
            <text:p>21002</text:p>
          </table:table-cell>
          <table:table-cell office:value-type="float" office:value="72508" calcext:value-type="float">
            <text:p>72508</text:p>
          </table:table-cell>
          <table:table-cell office:value-type="float" office:value="24896" calcext:value-type="float">
            <text:p>24896</text:p>
          </table:table-cell>
          <table:table-cell office:value-type="float" office:value="12946" calcext:value-type="float">
            <text:p>12946</text:p>
          </table:table-cell>
          <table:table-cell office:value-type="float" office:value="6353" calcext:value-type="float">
            <text:p>6353</text:p>
          </table:table-cell>
          <table:table-cell office:value-type="float" office:value="1384723" calcext:value-type="float">
            <text:p>13847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2338" calcext:value-type="float">
            <text:p>5822338</text:p>
          </table:table-cell>
          <table:table-cell office:value-type="float" office:value="3332462" calcext:value-type="float">
            <text:p>3332462</text:p>
          </table:table-cell>
          <table:table-cell office:value-type="float" office:value="339139" calcext:value-type="float">
            <text:p>339139</text:p>
          </table:table-cell>
          <table:table-cell office:value-type="float" office:value="2150737" calcext:value-type="float">
            <text:p>2150737</text:p>
          </table:table-cell>
          <table:table-cell office:value-type="float" office:value="106618" calcext:value-type="float">
            <text:p>106618</text:p>
          </table:table-cell>
          <table:table-cell office:value-type="float" office:value="56218" calcext:value-type="float">
            <text:p>56218</text:p>
          </table:table-cell>
          <table:table-cell office:value-type="float" office:value="47536" calcext:value-type="float">
            <text:p>47536</text:p>
          </table:table-cell>
          <table:table-cell office:value-type="float" office:value="17899" calcext:value-type="float">
            <text:p>17899</text:p>
          </table:table-cell>
          <table:table-cell office:value-type="float" office:value="16951" calcext:value-type="float">
            <text:p>16951</text:p>
          </table:table-cell>
          <table:table-cell office:value-type="float" office:value="60632" calcext:value-type="float">
            <text:p>60632</text:p>
          </table:table-cell>
          <table:table-cell office:value-type="float" office:value="24835" calcext:value-type="float">
            <text:p>24835</text:p>
          </table:table-cell>
          <table:table-cell office:value-type="float" office:value="13208" calcext:value-type="float">
            <text:p>13208</text:p>
          </table:table-cell>
          <table:table-cell office:value-type="float" office:value="6361" calcext:value-type="float">
            <text:p>6361</text:p>
          </table:table-cell>
          <table:table-cell office:value-type="float" office:value="1510580" calcext:value-type="float">
            <text:p>1510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3640" calcext:value-type="float">
            <text:p>5933640</text:p>
          </table:table-cell>
          <table:table-cell office:value-type="float" office:value="3558893" calcext:value-type="float">
            <text:p>3558893</text:p>
          </table:table-cell>
          <table:table-cell office:value-type="float" office:value="354672" calcext:value-type="float">
            <text:p>354672</text:p>
          </table:table-cell>
          <table:table-cell office:value-type="float" office:value="2020075" calcext:value-type="float">
            <text:p>2020075</text:p>
          </table:table-cell>
          <table:table-cell office:value-type="float" office:value="132505" calcext:value-type="float">
            <text:p>132505</text:p>
          </table:table-cell>
          <table:table-cell office:value-type="float" office:value="113492" calcext:value-type="float">
            <text:p>113492</text:p>
          </table:table-cell>
          <table:table-cell office:value-type="float" office:value="47582" calcext:value-type="float">
            <text:p>47582</text:p>
          </table:table-cell>
          <table:table-cell office:value-type="float" office:value="17910" calcext:value-type="float">
            <text:p>17910</text:p>
          </table:table-cell>
          <table:table-cell office:value-type="float" office:value="16892" calcext:value-type="float">
            <text:p>16892</text:p>
          </table:table-cell>
          <table:table-cell office:value-type="float" office:value="53998" calcext:value-type="float">
            <text:p>53998</text:p>
          </table:table-cell>
          <table:table-cell office:value-type="float" office:value="24579" calcext:value-type="float">
            <text:p>24579</text:p>
          </table:table-cell>
          <table:table-cell office:value-type="float" office:value="13119" calcext:value-type="float">
            <text:p>13119</text:p>
          </table:table-cell>
          <table:table-cell office:value-type="float" office:value="6366" calcext:value-type="float">
            <text:p>6366</text:p>
          </table:table-cell>
          <table:table-cell office:value-type="float" office:value="1544778" calcext:value-type="float">
            <text:p>15447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9758" calcext:value-type="float">
            <text:p>6159758</text:p>
          </table:table-cell>
          <table:table-cell office:value-type="float" office:value="3344053" calcext:value-type="float">
            <text:p>3344053</text:p>
          </table:table-cell>
          <table:table-cell office:value-type="float" office:value="364845" calcext:value-type="float">
            <text:p>364845</text:p>
          </table:table-cell>
          <table:table-cell office:value-type="float" office:value="2450860" calcext:value-type="float">
            <text:p>2450860</text:p>
          </table:table-cell>
          <table:table-cell office:value-type="float" office:value="105240" calcext:value-type="float">
            <text:p>105240</text:p>
          </table:table-cell>
          <table:table-cell office:value-type="float" office:value="55883" calcext:value-type="float">
            <text:p>55883</text:p>
          </table:table-cell>
          <table:table-cell office:value-type="float" office:value="47552" calcext:value-type="float">
            <text:p>47552</text:p>
          </table:table-cell>
          <table:table-cell office:value-type="float" office:value="17884" calcext:value-type="float">
            <text:p>17884</text:p>
          </table:table-cell>
          <table:table-cell office:value-type="float" office:value="16947" calcext:value-type="float">
            <text:p>16947</text:p>
          </table:table-cell>
          <table:table-cell office:value-type="float" office:value="121898" calcext:value-type="float">
            <text:p>121898</text:p>
          </table:table-cell>
          <table:table-cell office:value-type="float" office:value="24813" calcext:value-type="float">
            <text:p>24813</text:p>
          </table:table-cell>
          <table:table-cell office:value-type="float" office:value="26369" calcext:value-type="float">
            <text:p>26369</text:p>
          </table:table-cell>
          <table:table-cell office:value-type="float" office:value="15348" calcext:value-type="float">
            <text:p>15348</text:p>
          </table:table-cell>
          <table:table-cell office:value-type="float" office:value="1413894" calcext:value-type="float">
            <text:p>1413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43375" calcext:value-type="float">
            <text:p>5843375</text:p>
          </table:table-cell>
          <table:table-cell office:value-type="float" office:value="3332610" calcext:value-type="float">
            <text:p>3332610</text:p>
          </table:table-cell>
          <table:table-cell office:value-type="float" office:value="393507" calcext:value-type="float">
            <text:p>393507</text:p>
          </table:table-cell>
          <table:table-cell office:value-type="float" office:value="2117258" calcext:value-type="float">
            <text:p>2117258</text:p>
          </table:table-cell>
          <table:table-cell office:value-type="float" office:value="109933" calcext:value-type="float">
            <text:p>109933</text:p>
          </table:table-cell>
          <table:table-cell office:value-type="float" office:value="52763" calcext:value-type="float">
            <text:p>52763</text:p>
          </table:table-cell>
          <table:table-cell office:value-type="float" office:value="50991" calcext:value-type="float">
            <text:p>50991</text:p>
          </table:table-cell>
          <table:table-cell office:value-type="float" office:value="24828" calcext:value-type="float">
            <text:p>24828</text:p>
          </table:table-cell>
          <table:table-cell office:value-type="float" office:value="24598" calcext:value-type="float">
            <text:p>24598</text:p>
          </table:table-cell>
          <table:table-cell office:value-type="float" office:value="83731" calcext:value-type="float">
            <text:p>83731</text:p>
          </table:table-cell>
          <table:table-cell office:value-type="float" office:value="25810" calcext:value-type="float">
            <text:p>25810</text:p>
          </table:table-cell>
          <table:table-cell office:value-type="float" office:value="14487" calcext:value-type="float">
            <text:p>14487</text:p>
          </table:table-cell>
          <table:table-cell office:value-type="float" office:value="7600" calcext:value-type="float">
            <text:p>7600</text:p>
          </table:table-cell>
          <table:table-cell office:value-type="float" office:value="1440466" calcext:value-type="float">
            <text:p>14404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1400" calcext:value-type="float">
            <text:p>6121400</text:p>
          </table:table-cell>
          <table:table-cell office:value-type="float" office:value="3454041" calcext:value-type="float">
            <text:p>3454041</text:p>
          </table:table-cell>
          <table:table-cell office:value-type="float" office:value="383684" calcext:value-type="float">
            <text:p>383684</text:p>
          </table:table-cell>
          <table:table-cell office:value-type="float" office:value="2283675" calcext:value-type="float">
            <text:p>2283675</text:p>
          </table:table-cell>
          <table:table-cell office:value-type="float" office:value="107133" calcext:value-type="float">
            <text:p>107133</text:p>
          </table:table-cell>
          <table:table-cell office:value-type="float" office:value="52682" calcext:value-type="float">
            <text:p>52682</text:p>
          </table:table-cell>
          <table:table-cell office:value-type="float" office:value="52551" calcext:value-type="float">
            <text:p>52551</text:p>
          </table:table-cell>
          <table:table-cell office:value-type="float" office:value="26422" calcext:value-type="float">
            <text:p>26422</text:p>
          </table:table-cell>
          <table:table-cell office:value-type="float" office:value="26300" calcext:value-type="float">
            <text:p>26300</text:p>
          </table:table-cell>
          <table:table-cell office:value-type="float" office:value="56608" calcext:value-type="float">
            <text:p>56608</text:p>
          </table:table-cell>
          <table:table-cell office:value-type="float" office:value="25623" calcext:value-type="float">
            <text:p>25623</text:p>
          </table:table-cell>
          <table:table-cell office:value-type="float" office:value="15009" calcext:value-type="float">
            <text:p>15009</text:p>
          </table:table-cell>
          <table:table-cell office:value-type="float" office:value="8286" calcext:value-type="float">
            <text:p>8286</text:p>
          </table:table-cell>
          <table:table-cell office:value-type="float" office:value="1481691" calcext:value-type="float">
            <text:p>14816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5741" calcext:value-type="float">
            <text:p>5845741</text:p>
          </table:table-cell>
          <table:table-cell office:value-type="float" office:value="3392521" calcext:value-type="float">
            <text:p>3392521</text:p>
          </table:table-cell>
          <table:table-cell office:value-type="float" office:value="367958" calcext:value-type="float">
            <text:p>367958</text:p>
          </table:table-cell>
          <table:table-cell office:value-type="float" office:value="2085262" calcext:value-type="float">
            <text:p>2085262</text:p>
          </table:table-cell>
          <table:table-cell office:value-type="float" office:value="108137" calcext:value-type="float">
            <text:p>108137</text:p>
          </table:table-cell>
          <table:table-cell office:value-type="float" office:value="52607" calcext:value-type="float">
            <text:p>52607</text:p>
          </table:table-cell>
          <table:table-cell office:value-type="float" office:value="50810" calcext:value-type="float">
            <text:p>50810</text:p>
          </table:table-cell>
          <table:table-cell office:value-type="float" office:value="24875" calcext:value-type="float">
            <text:p>24875</text:p>
          </table:table-cell>
          <table:table-cell office:value-type="float" office:value="24548" calcext:value-type="float">
            <text:p>24548</text:p>
          </table:table-cell>
          <table:table-cell office:value-type="float" office:value="56571" calcext:value-type="float">
            <text:p>56571</text:p>
          </table:table-cell>
          <table:table-cell office:value-type="float" office:value="25827" calcext:value-type="float">
            <text:p>25827</text:p>
          </table:table-cell>
          <table:table-cell office:value-type="float" office:value="14459" calcext:value-type="float">
            <text:p>14459</text:p>
          </table:table-cell>
          <table:table-cell office:value-type="float" office:value="7578" calcext:value-type="float">
            <text:p>7578</text:p>
          </table:table-cell>
          <table:table-cell office:value-type="float" office:value="1444969" calcext:value-type="float">
            <text:p>14449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3035" calcext:value-type="float">
            <text:p>5943035</text:p>
          </table:table-cell>
          <table:table-cell office:value-type="float" office:value="3563094" calcext:value-type="float">
            <text:p>3563094</text:p>
          </table:table-cell>
          <table:table-cell office:value-type="float" office:value="366936" calcext:value-type="float">
            <text:p>366936</text:p>
          </table:table-cell>
          <table:table-cell office:value-type="float" office:value="2013005" calcext:value-type="float">
            <text:p>2013005</text:p>
          </table:table-cell>
          <table:table-cell office:value-type="float" office:value="138770" calcext:value-type="float">
            <text:p>138770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2897" calcext:value-type="float">
            <text:p>102897</text:p>
          </table:table-cell>
          <table:table-cell office:value-type="float" office:value="32426" calcext:value-type="float">
            <text:p>32426</text:p>
          </table:table-cell>
          <table:table-cell office:value-type="float" office:value="52263" calcext:value-type="float">
            <text:p>52263</text:p>
          </table:table-cell>
          <table:table-cell office:value-type="float" office:value="53731" calcext:value-type="float">
            <text:p>53731</text:p>
          </table:table-cell>
          <table:table-cell office:value-type="float" office:value="25755" calcext:value-type="float">
            <text:p>25755</text:p>
          </table:table-cell>
          <table:table-cell office:value-type="float" office:value="14476" calcext:value-type="float">
            <text:p>14476</text:p>
          </table:table-cell>
          <table:table-cell office:value-type="float" office:value="7579" calcext:value-type="float">
            <text:p>7579</text:p>
          </table:table-cell>
          <table:table-cell office:value-type="float" office:value="1457313" calcext:value-type="float">
            <text:p>14573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28452" calcext:value-type="float">
            <text:p>7828452</text:p>
          </table:table-cell>
          <table:table-cell office:value-type="float" office:value="5265602" calcext:value-type="float">
            <text:p>5265602</text:p>
          </table:table-cell>
          <table:table-cell office:value-type="float" office:value="387101" calcext:value-type="float">
            <text:p>387101</text:p>
          </table:table-cell>
          <table:table-cell office:value-type="float" office:value="2175749" calcext:value-type="float">
            <text:p>2175749</text:p>
          </table:table-cell>
          <table:table-cell office:value-type="float" office:value="125234" calcext:value-type="float">
            <text:p>125234</text:p>
          </table:table-cell>
          <table:table-cell office:value-type="float" office:value="55871" calcext:value-type="float">
            <text:p>55871</text:p>
          </table:table-cell>
          <table:table-cell office:value-type="float" office:value="53200" calcext:value-type="float">
            <text:p>53200</text:p>
          </table:table-cell>
          <table:table-cell office:value-type="float" office:value="25229" calcext:value-type="float">
            <text:p>25229</text:p>
          </table:table-cell>
          <table:table-cell office:value-type="float" office:value="24998" calcext:value-type="float">
            <text:p>24998</text:p>
          </table:table-cell>
          <table:table-cell office:value-type="float" office:value="56916" calcext:value-type="float">
            <text:p>56916</text:p>
          </table:table-cell>
          <table:table-cell office:value-type="float" office:value="54984" calcext:value-type="float">
            <text:p>54984</text:p>
          </table:table-cell>
          <table:table-cell office:value-type="float" office:value="14966" calcext:value-type="float">
            <text:p>14966</text:p>
          </table:table-cell>
          <table:table-cell office:value-type="float" office:value="7647" calcext:value-type="float">
            <text:p>7647</text:p>
          </table:table-cell>
          <table:table-cell office:value-type="float" office:value="1416088" calcext:value-type="float">
            <text:p>14160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2868" calcext:value-type="float">
            <text:p>6032868</text:p>
          </table:table-cell>
          <table:table-cell office:value-type="float" office:value="3462917" calcext:value-type="float">
            <text:p>3462917</text:p>
          </table:table-cell>
          <table:table-cell office:value-type="float" office:value="447378" calcext:value-type="float">
            <text:p>447378</text:p>
          </table:table-cell>
          <table:table-cell office:value-type="float" office:value="2122573" calcext:value-type="float">
            <text:p>2122573</text:p>
          </table:table-cell>
          <table:table-cell office:value-type="float" office:value="111009" calcext:value-type="float">
            <text:p>111009</text:p>
          </table:table-cell>
          <table:table-cell office:value-type="float" office:value="52820" calcext:value-type="float">
            <text:p>52820</text:p>
          </table:table-cell>
          <table:table-cell office:value-type="float" office:value="50856" calcext:value-type="float">
            <text:p>50856</text:p>
          </table:table-cell>
          <table:table-cell office:value-type="float" office:value="24919" calcext:value-type="float">
            <text:p>24919</text:p>
          </table:table-cell>
          <table:table-cell office:value-type="float" office:value="24602" calcext:value-type="float">
            <text:p>24602</text:p>
          </table:table-cell>
          <table:table-cell office:value-type="float" office:value="110387" calcext:value-type="float">
            <text:p>110387</text:p>
          </table:table-cell>
          <table:table-cell office:value-type="float" office:value="56876" calcext:value-type="float">
            <text:p>56876</text:p>
          </table:table-cell>
          <table:table-cell office:value-type="float" office:value="14528" calcext:value-type="float">
            <text:p>14528</text:p>
          </table:table-cell>
          <table:table-cell office:value-type="float" office:value="7606" calcext:value-type="float">
            <text:p>7606</text:p>
          </table:table-cell>
          <table:table-cell office:value-type="float" office:value="1436196" calcext:value-type="float">
            <text:p>14361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2077" calcext:value-type="float">
            <text:p>5892077</text:p>
          </table:table-cell>
          <table:table-cell office:value-type="float" office:value="3482945" calcext:value-type="float">
            <text:p>3482945</text:p>
          </table:table-cell>
          <table:table-cell office:value-type="float" office:value="400886" calcext:value-type="float">
            <text:p>400886</text:p>
          </table:table-cell>
          <table:table-cell office:value-type="float" office:value="2008246" calcext:value-type="float">
            <text:p>2008246</text:p>
          </table:table-cell>
          <table:table-cell office:value-type="float" office:value="106575" calcext:value-type="float">
            <text:p>106575</text:p>
          </table:table-cell>
          <table:table-cell office:value-type="float" office:value="53087" calcext:value-type="float">
            <text:p>53087</text:p>
          </table:table-cell>
          <table:table-cell office:value-type="float" office:value="51270" calcext:value-type="float">
            <text:p>51270</text:p>
          </table:table-cell>
          <table:table-cell office:value-type="float" office:value="24927" calcext:value-type="float">
            <text:p>24927</text:p>
          </table:table-cell>
          <table:table-cell office:value-type="float" office:value="24647" calcext:value-type="float">
            <text:p>24647</text:p>
          </table:table-cell>
          <table:table-cell office:value-type="float" office:value="126782" calcext:value-type="float">
            <text:p>126782</text:p>
          </table:table-cell>
          <table:table-cell office:value-type="float" office:value="25618" calcext:value-type="float">
            <text:p>25618</text:p>
          </table:table-cell>
          <table:table-cell office:value-type="float" office:value="27077" calcext:value-type="float">
            <text:p>27077</text:p>
          </table:table-cell>
          <table:table-cell office:value-type="float" office:value="16546" calcext:value-type="float">
            <text:p>16546</text:p>
          </table:table-cell>
          <table:table-cell office:value-type="float" office:value="1446851" calcext:value-type="float">
            <text:p>14468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31782" calcext:value-type="float">
            <text:p>5831782</text:p>
          </table:table-cell>
          <table:table-cell office:value-type="float" office:value="3373224" calcext:value-type="float">
            <text:p>3373224</text:p>
          </table:table-cell>
          <table:table-cell office:value-type="float" office:value="330106" calcext:value-type="float">
            <text:p>330106</text:p>
          </table:table-cell>
          <table:table-cell office:value-type="float" office:value="2128452" calcext:value-type="float">
            <text:p>2128452</text:p>
          </table:table-cell>
          <table:table-cell office:value-type="float" office:value="111171" calcext:value-type="float">
            <text:p>111171</text:p>
          </table:table-cell>
          <table:table-cell office:value-type="float" office:value="61459" calcext:value-type="float">
            <text:p>61459</text:p>
          </table:table-cell>
          <table:table-cell office:value-type="float" office:value="50832" calcext:value-type="float">
            <text:p>50832</text:p>
          </table:table-cell>
          <table:table-cell office:value-type="float" office:value="24878" calcext:value-type="float">
            <text:p>24878</text:p>
          </table:table-cell>
          <table:table-cell office:value-type="float" office:value="25288" calcext:value-type="float">
            <text:p>25288</text:p>
          </table:table-cell>
          <table:table-cell office:value-type="float" office:value="53944" calcext:value-type="float">
            <text:p>53944</text:p>
          </table:table-cell>
          <table:table-cell office:value-type="float" office:value="25618" calcext:value-type="float">
            <text:p>25618</text:p>
          </table:table-cell>
          <table:table-cell office:value-type="float" office:value="14470" calcext:value-type="float">
            <text:p>14470</text:p>
          </table:table-cell>
          <table:table-cell office:value-type="float" office:value="7582" calcext:value-type="float">
            <text:p>7582</text:p>
          </table:table-cell>
          <table:table-cell office:value-type="float" office:value="1481102" calcext:value-type="float">
            <text:p>1481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75807" calcext:value-type="float">
            <text:p>5775807</text:p>
          </table:table-cell>
          <table:table-cell office:value-type="float" office:value="3400730" calcext:value-type="float">
            <text:p>3400730</text:p>
          </table:table-cell>
          <table:table-cell office:value-type="float" office:value="354881" calcext:value-type="float">
            <text:p>354881</text:p>
          </table:table-cell>
          <table:table-cell office:value-type="float" office:value="2020196" calcext:value-type="float">
            <text:p>2020196</text:p>
          </table:table-cell>
          <table:table-cell office:value-type="float" office:value="121874" calcext:value-type="float">
            <text:p>121874</text:p>
          </table:table-cell>
          <table:table-cell office:value-type="float" office:value="112223" calcext:value-type="float">
            <text:p>112223</text:p>
          </table:table-cell>
          <table:table-cell office:value-type="float" office:value="85160" calcext:value-type="float">
            <text:p>85160</text:p>
          </table:table-cell>
          <table:table-cell office:value-type="float" office:value="24831" calcext:value-type="float">
            <text:p>24831</text:p>
          </table:table-cell>
          <table:table-cell office:value-type="float" office:value="24618" calcext:value-type="float">
            <text:p>24618</text:p>
          </table:table-cell>
          <table:table-cell office:value-type="float" office:value="53430" calcext:value-type="float">
            <text:p>53430</text:p>
          </table:table-cell>
          <table:table-cell office:value-type="float" office:value="25629" calcext:value-type="float">
            <text:p>25629</text:p>
          </table:table-cell>
          <table:table-cell office:value-type="float" office:value="14457" calcext:value-type="float">
            <text:p>14457</text:p>
          </table:table-cell>
          <table:table-cell office:value-type="float" office:value="7579" calcext:value-type="float">
            <text:p>7579</text:p>
          </table:table-cell>
          <table:table-cell office:value-type="float" office:value="1436506" calcext:value-type="float">
            <text:p>1436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62078" calcext:value-type="float">
            <text:p>5662078</text:p>
          </table:table-cell>
          <table:table-cell office:value-type="float" office:value="3346518" calcext:value-type="float">
            <text:p>3346518</text:p>
          </table:table-cell>
          <table:table-cell office:value-type="float" office:value="344151" calcext:value-type="float">
            <text:p>344151</text:p>
          </table:table-cell>
          <table:table-cell office:value-type="float" office:value="1971409" calcext:value-type="float">
            <text:p>1971409</text:p>
          </table:table-cell>
          <table:table-cell office:value-type="float" office:value="107557" calcext:value-type="float">
            <text:p>107557</text:p>
          </table:table-cell>
          <table:table-cell office:value-type="float" office:value="52666" calcext:value-type="float">
            <text:p>52666</text:p>
          </table:table-cell>
          <table:table-cell office:value-type="float" office:value="50822" calcext:value-type="float">
            <text:p>50822</text:p>
          </table:table-cell>
          <table:table-cell office:value-type="float" office:value="24954" calcext:value-type="float">
            <text:p>24954</text:p>
          </table:table-cell>
          <table:table-cell office:value-type="float" office:value="24682" calcext:value-type="float">
            <text:p>24682</text:p>
          </table:table-cell>
          <table:table-cell office:value-type="float" office:value="53515" calcext:value-type="float">
            <text:p>53515</text:p>
          </table:table-cell>
          <table:table-cell office:value-type="float" office:value="35885" calcext:value-type="float">
            <text:p>35885</text:p>
          </table:table-cell>
          <table:table-cell office:value-type="float" office:value="14426" calcext:value-type="float">
            <text:p>14426</text:p>
          </table:table-cell>
          <table:table-cell office:value-type="float" office:value="7561" calcext:value-type="float">
            <text:p>7561</text:p>
          </table:table-cell>
          <table:table-cell office:value-type="float" office:value="1504821" calcext:value-type="float">
            <text:p>15048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88239" calcext:value-type="float">
            <text:p>5688239</text:p>
          </table:table-cell>
          <table:table-cell office:value-type="float" office:value="3229695" calcext:value-type="float">
            <text:p>3229695</text:p>
          </table:table-cell>
          <table:table-cell office:value-type="float" office:value="376867" calcext:value-type="float">
            <text:p>376867</text:p>
          </table:table-cell>
          <table:table-cell office:value-type="float" office:value="2081677" calcext:value-type="float">
            <text:p>2081677</text:p>
          </table:table-cell>
          <table:table-cell office:value-type="float" office:value="112951" calcext:value-type="float">
            <text:p>112951</text:p>
          </table:table-cell>
          <table:table-cell office:value-type="float" office:value="53289" calcext:value-type="float">
            <text:p>53289</text:p>
          </table:table-cell>
          <table:table-cell office:value-type="float" office:value="54076" calcext:value-type="float">
            <text:p>54076</text:p>
          </table:table-cell>
          <table:table-cell office:value-type="float" office:value="29951" calcext:value-type="float">
            <text:p>29951</text:p>
          </table:table-cell>
          <table:table-cell office:value-type="float" office:value="26242" calcext:value-type="float">
            <text:p>26242</text:p>
          </table:table-cell>
          <table:table-cell office:value-type="float" office:value="53587" calcext:value-type="float">
            <text:p>53587</text:p>
          </table:table-cell>
          <table:table-cell office:value-type="float" office:value="25631" calcext:value-type="float">
            <text:p>25631</text:p>
          </table:table-cell>
          <table:table-cell office:value-type="float" office:value="14467" calcext:value-type="float">
            <text:p>14467</text:p>
          </table:table-cell>
          <table:table-cell office:value-type="float" office:value="7585" calcext:value-type="float">
            <text:p>7585</text:p>
          </table:table-cell>
          <table:table-cell office:value-type="float" office:value="1468746" calcext:value-type="float">
            <text:p>14687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13383" calcext:value-type="float">
            <text:p>5813383</text:p>
          </table:table-cell>
          <table:table-cell office:value-type="float" office:value="3457352" calcext:value-type="float">
            <text:p>3457352</text:p>
          </table:table-cell>
          <table:table-cell office:value-type="float" office:value="388656" calcext:value-type="float">
            <text:p>388656</text:p>
          </table:table-cell>
          <table:table-cell office:value-type="float" office:value="1967375" calcext:value-type="float">
            <text:p>1967375</text:p>
          </table:table-cell>
          <table:table-cell office:value-type="float" office:value="127012" calcext:value-type="float">
            <text:p>127012</text:p>
          </table:table-cell>
          <table:table-cell office:value-type="float" office:value="52672" calcext:value-type="float">
            <text:p>52672</text:p>
          </table:table-cell>
          <table:table-cell office:value-type="float" office:value="51341" calcext:value-type="float">
            <text:p>51341</text:p>
          </table:table-cell>
          <table:table-cell office:value-type="float" office:value="24871" calcext:value-type="float">
            <text:p>24871</text:p>
          </table:table-cell>
          <table:table-cell office:value-type="float" office:value="24655" calcext:value-type="float">
            <text:p>24655</text:p>
          </table:table-cell>
          <table:table-cell office:value-type="float" office:value="108364" calcext:value-type="float">
            <text:p>108364</text:p>
          </table:table-cell>
          <table:table-cell office:value-type="float" office:value="25629" calcext:value-type="float">
            <text:p>25629</text:p>
          </table:table-cell>
          <table:table-cell office:value-type="float" office:value="27139" calcext:value-type="float">
            <text:p>27139</text:p>
          </table:table-cell>
          <table:table-cell office:value-type="float" office:value="16446" calcext:value-type="float">
            <text:p>16446</text:p>
          </table:table-cell>
          <table:table-cell office:value-type="float" office:value="1409936" calcext:value-type="float">
            <text:p>1409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81950" calcext:value-type="float">
            <text:p>5681950</text:p>
          </table:table-cell>
          <table:table-cell office:value-type="float" office:value="3203761" calcext:value-type="float">
            <text:p>3203761</text:p>
          </table:table-cell>
          <table:table-cell office:value-type="float" office:value="368714" calcext:value-type="float">
            <text:p>368714</text:p>
          </table:table-cell>
          <table:table-cell office:value-type="float" office:value="2109475" calcext:value-type="float">
            <text:p>2109475</text:p>
          </table:table-cell>
          <table:table-cell office:value-type="float" office:value="112342" calcext:value-type="float">
            <text:p>112342</text:p>
          </table:table-cell>
          <table:table-cell office:value-type="float" office:value="90425" calcext:value-type="float">
            <text:p>90425</text:p>
          </table:table-cell>
          <table:table-cell office:value-type="float" office:value="51288" calcext:value-type="float">
            <text:p>51288</text:p>
          </table:table-cell>
          <table:table-cell office:value-type="float" office:value="24919" calcext:value-type="float">
            <text:p>24919</text:p>
          </table:table-cell>
          <table:table-cell office:value-type="float" office:value="24525" calcext:value-type="float">
            <text:p>24525</text:p>
          </table:table-cell>
          <table:table-cell office:value-type="float" office:value="53652" calcext:value-type="float">
            <text:p>53652</text:p>
          </table:table-cell>
          <table:table-cell office:value-type="float" office:value="25609" calcext:value-type="float">
            <text:p>25609</text:p>
          </table:table-cell>
          <table:table-cell office:value-type="float" office:value="14482" calcext:value-type="float">
            <text:p>14482</text:p>
          </table:table-cell>
          <table:table-cell office:value-type="float" office:value="7579" calcext:value-type="float">
            <text:p>7579</text:p>
          </table:table-cell>
          <table:table-cell office:value-type="float" office:value="1398986" calcext:value-type="float">
            <text:p>13989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10724" calcext:value-type="float">
            <text:p>5710724</text:p>
          </table:table-cell>
          <table:table-cell office:value-type="float" office:value="3393327" calcext:value-type="float">
            <text:p>3393327</text:p>
          </table:table-cell>
          <table:table-cell office:value-type="float" office:value="338610" calcext:value-type="float">
            <text:p>338610</text:p>
          </table:table-cell>
          <table:table-cell office:value-type="float" office:value="1978787" calcext:value-type="float">
            <text:p>1978787</text:p>
          </table:table-cell>
          <table:table-cell office:value-type="float" office:value="116969" calcext:value-type="float">
            <text:p>116969</text:p>
          </table:table-cell>
          <table:table-cell office:value-type="float" office:value="73532" calcext:value-type="float">
            <text:p>73532</text:p>
          </table:table-cell>
          <table:table-cell office:value-type="float" office:value="79703" calcext:value-type="float">
            <text:p>79703</text:p>
          </table:table-cell>
          <table:table-cell office:value-type="float" office:value="25134" calcext:value-type="float">
            <text:p>25134</text:p>
          </table:table-cell>
          <table:table-cell office:value-type="float" office:value="24967" calcext:value-type="float">
            <text:p>24967</text:p>
          </table:table-cell>
          <table:table-cell office:value-type="float" office:value="53618" calcext:value-type="float">
            <text:p>53618</text:p>
          </table:table-cell>
          <table:table-cell office:value-type="float" office:value="25620" calcext:value-type="float">
            <text:p>25620</text:p>
          </table:table-cell>
          <table:table-cell office:value-type="float" office:value="14462" calcext:value-type="float">
            <text:p>14462</text:p>
          </table:table-cell>
          <table:table-cell office:value-type="float" office:value="7575" calcext:value-type="float">
            <text:p>7575</text:p>
          </table:table-cell>
          <table:table-cell office:value-type="float" office:value="1470212" calcext:value-type="float">
            <text:p>1470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12474" calcext:value-type="float">
            <text:p>5812474</text:p>
          </table:table-cell>
          <table:table-cell office:value-type="float" office:value="3202335" calcext:value-type="float">
            <text:p>3202335</text:p>
          </table:table-cell>
          <table:table-cell office:value-type="float" office:value="356861" calcext:value-type="float">
            <text:p>356861</text:p>
          </table:table-cell>
          <table:table-cell office:value-type="float" office:value="2253278" calcext:value-type="float">
            <text:p>2253278</text:p>
          </table:table-cell>
          <table:table-cell office:value-type="float" office:value="126060" calcext:value-type="float">
            <text:p>126060</text:p>
          </table:table-cell>
          <table:table-cell office:value-type="float" office:value="52812" calcext:value-type="float">
            <text:p>52812</text:p>
          </table:table-cell>
          <table:table-cell office:value-type="float" office:value="50889" calcext:value-type="float">
            <text:p>50889</text:p>
          </table:table-cell>
          <table:table-cell office:value-type="float" office:value="24743" calcext:value-type="float">
            <text:p>24743</text:p>
          </table:table-cell>
          <table:table-cell office:value-type="float" office:value="24642" calcext:value-type="float">
            <text:p>24642</text:p>
          </table:table-cell>
          <table:table-cell office:value-type="float" office:value="53633" calcext:value-type="float">
            <text:p>53633</text:p>
          </table:table-cell>
          <table:table-cell office:value-type="float" office:value="25650" calcext:value-type="float">
            <text:p>25650</text:p>
          </table:table-cell>
          <table:table-cell office:value-type="float" office:value="14446" calcext:value-type="float">
            <text:p>14446</text:p>
          </table:table-cell>
          <table:table-cell office:value-type="float" office:value="7575" calcext:value-type="float">
            <text:p>7575</text:p>
          </table:table-cell>
          <table:table-cell office:value-type="float" office:value="1436719" calcext:value-type="float">
            <text:p>14367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91415" calcext:value-type="float">
            <text:p>5691415</text:p>
          </table:table-cell>
          <table:table-cell office:value-type="float" office:value="3211593" calcext:value-type="float">
            <text:p>3211593</text:p>
          </table:table-cell>
          <table:table-cell office:value-type="float" office:value="335318" calcext:value-type="float">
            <text:p>335318</text:p>
          </table:table-cell>
          <table:table-cell office:value-type="float" office:value="2144504" calcext:value-type="float">
            <text:p>2144504</text:p>
          </table:table-cell>
          <table:table-cell office:value-type="float" office:value="103802" calcext:value-type="float">
            <text:p>103802</text:p>
          </table:table-cell>
          <table:table-cell office:value-type="float" office:value="52654" calcext:value-type="float">
            <text:p>52654</text:p>
          </table:table-cell>
          <table:table-cell office:value-type="float" office:value="50833" calcext:value-type="float">
            <text:p>50833</text:p>
          </table:table-cell>
          <table:table-cell office:value-type="float" office:value="24897" calcext:value-type="float">
            <text:p>24897</text:p>
          </table:table-cell>
          <table:table-cell office:value-type="float" office:value="24634" calcext:value-type="float">
            <text:p>24634</text:p>
          </table:table-cell>
          <table:table-cell office:value-type="float" office:value="53744" calcext:value-type="float">
            <text:p>53744</text:p>
          </table:table-cell>
          <table:table-cell office:value-type="float" office:value="25621" calcext:value-type="float">
            <text:p>25621</text:p>
          </table:table-cell>
          <table:table-cell office:value-type="float" office:value="14429" calcext:value-type="float">
            <text:p>14429</text:p>
          </table:table-cell>
          <table:table-cell office:value-type="float" office:value="7567" calcext:value-type="float">
            <text:p>7567</text:p>
          </table:table-cell>
          <table:table-cell office:value-type="float" office:value="1454531" calcext:value-type="float">
            <text:p>14545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4684" calcext:value-type="float">
            <text:p>5844684</text:p>
          </table:table-cell>
          <table:table-cell office:value-type="float" office:value="3511487" calcext:value-type="float">
            <text:p>3511487</text:p>
          </table:table-cell>
          <table:table-cell office:value-type="float" office:value="348685" calcext:value-type="float">
            <text:p>348685</text:p>
          </table:table-cell>
          <table:table-cell office:value-type="float" office:value="1984512" calcext:value-type="float">
            <text:p>1984512</text:p>
          </table:table-cell>
          <table:table-cell office:value-type="float" office:value="106208" calcext:value-type="float">
            <text:p>106208</text:p>
          </table:table-cell>
          <table:table-cell office:value-type="float" office:value="52706" calcext:value-type="float">
            <text:p>52706</text:p>
          </table:table-cell>
          <table:table-cell office:value-type="float" office:value="50895" calcext:value-type="float">
            <text:p>50895</text:p>
          </table:table-cell>
          <table:table-cell office:value-type="float" office:value="24924" calcext:value-type="float">
            <text:p>24924</text:p>
          </table:table-cell>
          <table:table-cell office:value-type="float" office:value="24581" calcext:value-type="float">
            <text:p>24581</text:p>
          </table:table-cell>
          <table:table-cell office:value-type="float" office:value="109121" calcext:value-type="float">
            <text:p>109121</text:p>
          </table:table-cell>
          <table:table-cell office:value-type="float" office:value="52003" calcext:value-type="float">
            <text:p>52003</text:p>
          </table:table-cell>
          <table:table-cell office:value-type="float" office:value="29168" calcext:value-type="float">
            <text:p>29168</text:p>
          </table:table-cell>
          <table:table-cell office:value-type="float" office:value="16601" calcext:value-type="float">
            <text:p>16601</text:p>
          </table:table-cell>
          <table:table-cell office:value-type="float" office:value="1417835" calcext:value-type="float">
            <text:p>14178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34247" calcext:value-type="float">
            <text:p>5734247</text:p>
          </table:table-cell>
          <table:table-cell office:value-type="float" office:value="3345556" calcext:value-type="float">
            <text:p>3345556</text:p>
          </table:table-cell>
          <table:table-cell office:value-type="float" office:value="358001" calcext:value-type="float">
            <text:p>358001</text:p>
          </table:table-cell>
          <table:table-cell office:value-type="float" office:value="2030690" calcext:value-type="float">
            <text:p>2030690</text:p>
          </table:table-cell>
          <table:table-cell office:value-type="float" office:value="121601" calcext:value-type="float">
            <text:p>121601</text:p>
          </table:table-cell>
          <table:table-cell office:value-type="float" office:value="87274" calcext:value-type="float">
            <text:p>87274</text:p>
          </table:table-cell>
          <table:table-cell office:value-type="float" office:value="50933" calcext:value-type="float">
            <text:p>50933</text:p>
          </table:table-cell>
          <table:table-cell office:value-type="float" office:value="24868" calcext:value-type="float">
            <text:p>24868</text:p>
          </table:table-cell>
          <table:table-cell office:value-type="float" office:value="24590" calcext:value-type="float">
            <text:p>24590</text:p>
          </table:table-cell>
          <table:table-cell office:value-type="float" office:value="53563" calcext:value-type="float">
            <text:p>53563</text:p>
          </table:table-cell>
          <table:table-cell office:value-type="float" office:value="25628" calcext:value-type="float">
            <text:p>25628</text:p>
          </table:table-cell>
          <table:table-cell office:value-type="float" office:value="14453" calcext:value-type="float">
            <text:p>14453</text:p>
          </table:table-cell>
          <table:table-cell office:value-type="float" office:value="7575" calcext:value-type="float">
            <text:p>7575</text:p>
          </table:table-cell>
          <table:table-cell office:value-type="float" office:value="1501032" calcext:value-type="float">
            <text:p>15010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49931" calcext:value-type="float">
            <text:p>5749931</text:p>
          </table:table-cell>
          <table:table-cell office:value-type="float" office:value="3484059" calcext:value-type="float">
            <text:p>3484059</text:p>
          </table:table-cell>
          <table:table-cell office:value-type="float" office:value="360456" calcext:value-type="float">
            <text:p>360456</text:p>
          </table:table-cell>
          <table:table-cell office:value-type="float" office:value="1905416" calcext:value-type="float">
            <text:p>1905416</text:p>
          </table:table-cell>
          <table:table-cell office:value-type="float" office:value="140852" calcext:value-type="float">
            <text:p>140852</text:p>
          </table:table-cell>
          <table:table-cell office:value-type="float" office:value="112588" calcext:value-type="float">
            <text:p>112588</text:p>
          </table:table-cell>
          <table:table-cell office:value-type="float" office:value="115660" calcext:value-type="float">
            <text:p>115660</text:p>
          </table:table-cell>
          <table:table-cell office:value-type="float" office:value="25929" calcext:value-type="float">
            <text:p>25929</text:p>
          </table:table-cell>
          <table:table-cell office:value-type="float" office:value="51714" calcext:value-type="float">
            <text:p>51714</text:p>
          </table:table-cell>
          <table:table-cell office:value-type="float" office:value="53552" calcext:value-type="float">
            <text:p>53552</text:p>
          </table:table-cell>
          <table:table-cell office:value-type="float" office:value="47276" calcext:value-type="float">
            <text:p>47276</text:p>
          </table:table-cell>
          <table:table-cell office:value-type="float" office:value="14475" calcext:value-type="float">
            <text:p>14475</text:p>
          </table:table-cell>
          <table:table-cell office:value-type="float" office:value="7584" calcext:value-type="float">
            <text:p>7584</text:p>
          </table:table-cell>
          <table:table-cell office:value-type="float" office:value="1430592" calcext:value-type="float">
            <text:p>1430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6697" calcext:value-type="float">
            <text:p>6196697</text:p>
          </table:table-cell>
          <table:table-cell office:value-type="float" office:value="3215699" calcext:value-type="float">
            <text:p>3215699</text:p>
          </table:table-cell>
          <table:table-cell office:value-type="float" office:value="338454" calcext:value-type="float">
            <text:p>338454</text:p>
          </table:table-cell>
          <table:table-cell office:value-type="float" office:value="2642544" calcext:value-type="float">
            <text:p>2642544</text:p>
          </table:table-cell>
          <table:table-cell office:value-type="float" office:value="104462" calcext:value-type="float">
            <text:p>104462</text:p>
          </table:table-cell>
          <table:table-cell office:value-type="float" office:value="52656" calcext:value-type="float">
            <text:p>52656</text:p>
          </table:table-cell>
          <table:table-cell office:value-type="float" office:value="50928" calcext:value-type="float">
            <text:p>50928</text:p>
          </table:table-cell>
          <table:table-cell office:value-type="float" office:value="24792" calcext:value-type="float">
            <text:p>24792</text:p>
          </table:table-cell>
          <table:table-cell office:value-type="float" office:value="24566" calcext:value-type="float">
            <text:p>24566</text:p>
          </table:table-cell>
          <table:table-cell office:value-type="float" office:value="88594" calcext:value-type="float">
            <text:p>88594</text:p>
          </table:table-cell>
          <table:table-cell office:value-type="float" office:value="25620" calcext:value-type="float">
            <text:p>25620</text:p>
          </table:table-cell>
          <table:table-cell office:value-type="float" office:value="14486" calcext:value-type="float">
            <text:p>14486</text:p>
          </table:table-cell>
          <table:table-cell office:value-type="float" office:value="7601" calcext:value-type="float">
            <text:p>7601</text:p>
          </table:table-cell>
          <table:table-cell office:value-type="float" office:value="1437316" calcext:value-type="float">
            <text:p>14373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23044" calcext:value-type="float">
            <text:p>5623044</text:p>
          </table:table-cell>
          <table:table-cell office:value-type="float" office:value="3259760" calcext:value-type="float">
            <text:p>3259760</text:p>
          </table:table-cell>
          <table:table-cell office:value-type="float" office:value="343750" calcext:value-type="float">
            <text:p>343750</text:p>
          </table:table-cell>
          <table:table-cell office:value-type="float" office:value="2019534" calcext:value-type="float">
            <text:p>2019534</text:p>
          </table:table-cell>
          <table:table-cell office:value-type="float" office:value="107434" calcext:value-type="float">
            <text:p>107434</text:p>
          </table:table-cell>
          <table:table-cell office:value-type="float" office:value="52696" calcext:value-type="float">
            <text:p>52696</text:p>
          </table:table-cell>
          <table:table-cell office:value-type="float" office:value="50886" calcext:value-type="float">
            <text:p>50886</text:p>
          </table:table-cell>
          <table:table-cell office:value-type="float" office:value="24811" calcext:value-type="float">
            <text:p>24811</text:p>
          </table:table-cell>
          <table:table-cell office:value-type="float" office:value="24536" calcext:value-type="float">
            <text:p>24536</text:p>
          </table:table-cell>
          <table:table-cell office:value-type="float" office:value="53606" calcext:value-type="float">
            <text:p>53606</text:p>
          </table:table-cell>
          <table:table-cell office:value-type="float" office:value="27071" calcext:value-type="float">
            <text:p>27071</text:p>
          </table:table-cell>
          <table:table-cell office:value-type="float" office:value="14448" calcext:value-type="float">
            <text:p>14448</text:p>
          </table:table-cell>
          <table:table-cell office:value-type="float" office:value="7589" calcext:value-type="float">
            <text:p>7589</text:p>
          </table:table-cell>
          <table:table-cell office:value-type="float" office:value="1447847" calcext:value-type="float">
            <text:p>14478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22647" calcext:value-type="float">
            <text:p>5622647</text:p>
          </table:table-cell>
          <table:table-cell office:value-type="float" office:value="3220320" calcext:value-type="float">
            <text:p>3220320</text:p>
          </table:table-cell>
          <table:table-cell office:value-type="float" office:value="357003" calcext:value-type="float">
            <text:p>357003</text:p>
          </table:table-cell>
          <table:table-cell office:value-type="float" office:value="2045324" calcext:value-type="float">
            <text:p>2045324</text:p>
          </table:table-cell>
          <table:table-cell office:value-type="float" office:value="105732" calcext:value-type="float">
            <text:p>105732</text:p>
          </table:table-cell>
          <table:table-cell office:value-type="float" office:value="52696" calcext:value-type="float">
            <text:p>52696</text:p>
          </table:table-cell>
          <table:table-cell office:value-type="float" office:value="50818" calcext:value-type="float">
            <text:p>50818</text:p>
          </table:table-cell>
          <table:table-cell office:value-type="float" office:value="24751" calcext:value-type="float">
            <text:p>24751</text:p>
          </table:table-cell>
          <table:table-cell office:value-type="float" office:value="24575" calcext:value-type="float">
            <text:p>24575</text:p>
          </table:table-cell>
          <table:table-cell office:value-type="float" office:value="55731" calcext:value-type="float">
            <text:p>55731</text:p>
          </table:table-cell>
          <table:table-cell office:value-type="float" office:value="25642" calcext:value-type="float">
            <text:p>25642</text:p>
          </table:table-cell>
          <table:table-cell office:value-type="float" office:value="14978" calcext:value-type="float">
            <text:p>14978</text:p>
          </table:table-cell>
          <table:table-cell office:value-type="float" office:value="8287" calcext:value-type="float">
            <text:p>8287</text:p>
          </table:table-cell>
          <table:table-cell office:value-type="float" office:value="1421056" calcext:value-type="float">
            <text:p>14210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18654" calcext:value-type="float">
            <text:p>6318654</text:p>
          </table:table-cell>
          <table:table-cell office:value-type="float" office:value="3474245" calcext:value-type="float">
            <text:p>3474245</text:p>
          </table:table-cell>
          <table:table-cell office:value-type="float" office:value="364810" calcext:value-type="float">
            <text:p>364810</text:p>
          </table:table-cell>
          <table:table-cell office:value-type="float" office:value="2479599" calcext:value-type="float">
            <text:p>2479599</text:p>
          </table:table-cell>
          <table:table-cell office:value-type="float" office:value="110883" calcext:value-type="float">
            <text:p>110883</text:p>
          </table:table-cell>
          <table:table-cell office:value-type="float" office:value="58143" calcext:value-type="float">
            <text:p>58143</text:p>
          </table:table-cell>
          <table:table-cell office:value-type="float" office:value="53532" calcext:value-type="float">
            <text:p>53532</text:p>
          </table:table-cell>
          <table:table-cell office:value-type="float" office:value="24827" calcext:value-type="float">
            <text:p>24827</text:p>
          </table:table-cell>
          <table:table-cell office:value-type="float" office:value="24598" calcext:value-type="float">
            <text:p>24598</text:p>
          </table:table-cell>
          <table:table-cell office:value-type="float" office:value="54183" calcext:value-type="float">
            <text:p>54183</text:p>
          </table:table-cell>
          <table:table-cell office:value-type="float" office:value="25658" calcext:value-type="float">
            <text:p>25658</text:p>
          </table:table-cell>
          <table:table-cell office:value-type="float" office:value="14456" calcext:value-type="float">
            <text:p>14456</text:p>
          </table:table-cell>
          <table:table-cell office:value-type="float" office:value="7571" calcext:value-type="float">
            <text:p>7571</text:p>
          </table:table-cell>
          <table:table-cell office:value-type="float" office:value="1567734" calcext:value-type="float">
            <text:p>15677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4695" calcext:value-type="float">
            <text:p>6804695</text:p>
          </table:table-cell>
          <table:table-cell office:value-type="float" office:value="3358015" calcext:value-type="float">
            <text:p>3358015</text:p>
          </table:table-cell>
          <table:table-cell office:value-type="float" office:value="374876" calcext:value-type="float">
            <text:p>374876</text:p>
          </table:table-cell>
          <table:table-cell office:value-type="float" office:value="3071804" calcext:value-type="float">
            <text:p>3071804</text:p>
          </table:table-cell>
          <table:table-cell office:value-type="float" office:value="104748" calcext:value-type="float">
            <text:p>104748</text:p>
          </table:table-cell>
          <table:table-cell office:value-type="float" office:value="60663" calcext:value-type="float">
            <text:p>60663</text:p>
          </table:table-cell>
          <table:table-cell office:value-type="float" office:value="57882" calcext:value-type="float">
            <text:p>57882</text:p>
          </table:table-cell>
          <table:table-cell office:value-type="float" office:value="25186" calcext:value-type="float">
            <text:p>25186</text:p>
          </table:table-cell>
          <table:table-cell office:value-type="float" office:value="24842" calcext:value-type="float">
            <text:p>24842</text:p>
          </table:table-cell>
          <table:table-cell office:value-type="float" office:value="63790" calcext:value-type="float">
            <text:p>63790</text:p>
          </table:table-cell>
          <table:table-cell office:value-type="float" office:value="25610" calcext:value-type="float">
            <text:p>25610</text:p>
          </table:table-cell>
          <table:table-cell office:value-type="float" office:value="14473" calcext:value-type="float">
            <text:p>14473</text:p>
          </table:table-cell>
          <table:table-cell office:value-type="float" office:value="7601" calcext:value-type="float">
            <text:p>7601</text:p>
          </table:table-cell>
          <table:table-cell office:value-type="float" office:value="1404365" calcext:value-type="float">
            <text:p>14043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5812" calcext:value-type="float">
            <text:p>6135812</text:p>
          </table:table-cell>
          <table:table-cell office:value-type="float" office:value="3616800" calcext:value-type="float">
            <text:p>3616800</text:p>
          </table:table-cell>
          <table:table-cell office:value-type="float" office:value="441943" calcext:value-type="float">
            <text:p>441943</text:p>
          </table:table-cell>
          <table:table-cell office:value-type="float" office:value="2077069" calcext:value-type="float">
            <text:p>2077069</text:p>
          </table:table-cell>
          <table:table-cell office:value-type="float" office:value="116624" calcext:value-type="float">
            <text:p>116624</text:p>
          </table:table-cell>
          <table:table-cell office:value-type="float" office:value="52688" calcext:value-type="float">
            <text:p>52688</text:p>
          </table:table-cell>
          <table:table-cell office:value-type="float" office:value="50776" calcext:value-type="float">
            <text:p>50776</text:p>
          </table:table-cell>
          <table:table-cell office:value-type="float" office:value="24858" calcext:value-type="float">
            <text:p>24858</text:p>
          </table:table-cell>
          <table:table-cell office:value-type="float" office:value="24696" calcext:value-type="float">
            <text:p>24696</text:p>
          </table:table-cell>
          <table:table-cell office:value-type="float" office:value="54642" calcext:value-type="float">
            <text:p>54642</text:p>
          </table:table-cell>
          <table:table-cell office:value-type="float" office:value="25699" calcext:value-type="float">
            <text:p>25699</text:p>
          </table:table-cell>
          <table:table-cell office:value-type="float" office:value="14474" calcext:value-type="float">
            <text:p>14474</text:p>
          </table:table-cell>
          <table:table-cell office:value-type="float" office:value="7593" calcext:value-type="float">
            <text:p>7593</text:p>
          </table:table-cell>
          <table:table-cell office:value-type="float" office:value="1531678" calcext:value-type="float">
            <text:p>15316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3136" calcext:value-type="float">
            <text:p>6113136</text:p>
          </table:table-cell>
          <table:table-cell office:value-type="float" office:value="3637328" calcext:value-type="float">
            <text:p>3637328</text:p>
          </table:table-cell>
          <table:table-cell office:value-type="float" office:value="359202" calcext:value-type="float">
            <text:p>359202</text:p>
          </table:table-cell>
          <table:table-cell office:value-type="float" office:value="2116606" calcext:value-type="float">
            <text:p>2116606</text:p>
          </table:table-cell>
          <table:table-cell office:value-type="float" office:value="115690" calcext:value-type="float">
            <text:p>115690</text:p>
          </table:table-cell>
          <table:table-cell office:value-type="float" office:value="55568" calcext:value-type="float">
            <text:p>55568</text:p>
          </table:table-cell>
          <table:table-cell office:value-type="float" office:value="51830" calcext:value-type="float">
            <text:p>51830</text:p>
          </table:table-cell>
          <table:table-cell office:value-type="float" office:value="23337" calcext:value-type="float">
            <text:p>23337</text:p>
          </table:table-cell>
          <table:table-cell office:value-type="float" office:value="22644" calcext:value-type="float">
            <text:p>22644</text:p>
          </table:table-cell>
          <table:table-cell office:value-type="float" office:value="56054" calcext:value-type="float">
            <text:p>56054</text:p>
          </table:table-cell>
          <table:table-cell office:value-type="float" office:value="25304" calcext:value-type="float">
            <text:p>25304</text:p>
          </table:table-cell>
          <table:table-cell office:value-type="float" office:value="14994" calcext:value-type="float">
            <text:p>14994</text:p>
          </table:table-cell>
          <table:table-cell office:value-type="float" office:value="8011" calcext:value-type="float">
            <text:p>8011</text:p>
          </table:table-cell>
          <table:table-cell office:value-type="float" office:value="1609841" calcext:value-type="float">
            <text:p>16098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5384" calcext:value-type="float">
            <text:p>5945384</text:p>
          </table:table-cell>
          <table:table-cell office:value-type="float" office:value="3510857" calcext:value-type="float">
            <text:p>3510857</text:p>
          </table:table-cell>
          <table:table-cell office:value-type="float" office:value="343217" calcext:value-type="float">
            <text:p>343217</text:p>
          </table:table-cell>
          <table:table-cell office:value-type="float" office:value="2091310" calcext:value-type="float">
            <text:p>2091310</text:p>
          </table:table-cell>
          <table:table-cell office:value-type="float" office:value="115815" calcext:value-type="float">
            <text:p>115815</text:p>
          </table:table-cell>
          <table:table-cell office:value-type="float" office:value="55560" calcext:value-type="float">
            <text:p>55560</text:p>
          </table:table-cell>
          <table:table-cell office:value-type="float" office:value="48244" calcext:value-type="float">
            <text:p>48244</text:p>
          </table:table-cell>
          <table:table-cell office:value-type="float" office:value="22752" calcext:value-type="float">
            <text:p>22752</text:p>
          </table:table-cell>
          <table:table-cell office:value-type="float" office:value="21750" calcext:value-type="float">
            <text:p>21750</text:p>
          </table:table-cell>
          <table:table-cell office:value-type="float" office:value="60787" calcext:value-type="float">
            <text:p>60787</text:p>
          </table:table-cell>
          <table:table-cell office:value-type="float" office:value="25295" calcext:value-type="float">
            <text:p>25295</text:p>
          </table:table-cell>
          <table:table-cell office:value-type="float" office:value="15213" calcext:value-type="float">
            <text:p>15213</text:p>
          </table:table-cell>
          <table:table-cell office:value-type="float" office:value="8452" calcext:value-type="float">
            <text:p>8452</text:p>
          </table:table-cell>
          <table:table-cell office:value-type="float" office:value="1550519" calcext:value-type="float">
            <text:p>15505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84560" calcext:value-type="float">
            <text:p>6084560</text:p>
          </table:table-cell>
          <table:table-cell office:value-type="float" office:value="3750481" calcext:value-type="float">
            <text:p>3750481</text:p>
          </table:table-cell>
          <table:table-cell office:value-type="float" office:value="372925" calcext:value-type="float">
            <text:p>372925</text:p>
          </table:table-cell>
          <table:table-cell office:value-type="float" office:value="1961154" calcext:value-type="float">
            <text:p>1961154</text:p>
          </table:table-cell>
          <table:table-cell office:value-type="float" office:value="117519" calcext:value-type="float">
            <text:p>117519</text:p>
          </table:table-cell>
          <table:table-cell office:value-type="float" office:value="67067" calcext:value-type="float">
            <text:p>67067</text:p>
          </table:table-cell>
          <table:table-cell office:value-type="float" office:value="61653" calcext:value-type="float">
            <text:p>61653</text:p>
          </table:table-cell>
          <table:table-cell office:value-type="float" office:value="23686" calcext:value-type="float">
            <text:p>23686</text:p>
          </table:table-cell>
          <table:table-cell office:value-type="float" office:value="23312" calcext:value-type="float">
            <text:p>23312</text:p>
          </table:table-cell>
          <table:table-cell office:value-type="float" office:value="57532" calcext:value-type="float">
            <text:p>57532</text:p>
          </table:table-cell>
          <table:table-cell office:value-type="float" office:value="26806" calcext:value-type="float">
            <text:p>26806</text:p>
          </table:table-cell>
          <table:table-cell office:value-type="float" office:value="17377" calcext:value-type="float">
            <text:p>17377</text:p>
          </table:table-cell>
          <table:table-cell office:value-type="float" office:value="8464" calcext:value-type="float">
            <text:p>8464</text:p>
          </table:table-cell>
          <table:table-cell office:value-type="float" office:value="1449806" calcext:value-type="float">
            <text:p>14498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34859" calcext:value-type="float">
            <text:p>5834859</text:p>
          </table:table-cell>
          <table:table-cell office:value-type="float" office:value="3527010" calcext:value-type="float">
            <text:p>3527010</text:p>
          </table:table-cell>
          <table:table-cell office:value-type="float" office:value="403842" calcext:value-type="float">
            <text:p>403842</text:p>
          </table:table-cell>
          <table:table-cell office:value-type="float" office:value="1904007" calcext:value-type="float">
            <text:p>1904007</text:p>
          </table:table-cell>
          <table:table-cell office:value-type="float" office:value="110866" calcext:value-type="float">
            <text:p>110866</text:p>
          </table:table-cell>
          <table:table-cell office:value-type="float" office:value="56024" calcext:value-type="float">
            <text:p>56024</text:p>
          </table:table-cell>
          <table:table-cell office:value-type="float" office:value="48229" calcext:value-type="float">
            <text:p>48229</text:p>
          </table:table-cell>
          <table:table-cell office:value-type="float" office:value="21448" calcext:value-type="float">
            <text:p>21448</text:p>
          </table:table-cell>
          <table:table-cell office:value-type="float" office:value="20859" calcext:value-type="float">
            <text:p>20859</text:p>
          </table:table-cell>
          <table:table-cell office:value-type="float" office:value="81441" calcext:value-type="float">
            <text:p>81441</text:p>
          </table:table-cell>
          <table:table-cell office:value-type="float" office:value="25523" calcext:value-type="float">
            <text:p>25523</text:p>
          </table:table-cell>
          <table:table-cell office:value-type="float" office:value="15117" calcext:value-type="float">
            <text:p>15117</text:p>
          </table:table-cell>
          <table:table-cell office:value-type="float" office:value="8327" calcext:value-type="float">
            <text:p>8327</text:p>
          </table:table-cell>
          <table:table-cell office:value-type="float" office:value="1454621" calcext:value-type="float">
            <text:p>1454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91217" calcext:value-type="float">
            <text:p>5791217</text:p>
          </table:table-cell>
          <table:table-cell office:value-type="float" office:value="3572087" calcext:value-type="float">
            <text:p>3572087</text:p>
          </table:table-cell>
          <table:table-cell office:value-type="float" office:value="348920" calcext:value-type="float">
            <text:p>348920</text:p>
          </table:table-cell>
          <table:table-cell office:value-type="float" office:value="1870210" calcext:value-type="float">
            <text:p>1870210</text:p>
          </table:table-cell>
          <table:table-cell office:value-type="float" office:value="110794" calcext:value-type="float">
            <text:p>110794</text:p>
          </table:table-cell>
          <table:table-cell office:value-type="float" office:value="55644" calcext:value-type="float">
            <text:p>55644</text:p>
          </table:table-cell>
          <table:table-cell office:value-type="float" office:value="48237" calcext:value-type="float">
            <text:p>48237</text:p>
          </table:table-cell>
          <table:table-cell office:value-type="float" office:value="21386" calcext:value-type="float">
            <text:p>21386</text:p>
          </table:table-cell>
          <table:table-cell office:value-type="float" office:value="21303" calcext:value-type="float">
            <text:p>21303</text:p>
          </table:table-cell>
          <table:table-cell office:value-type="float" office:value="66044" calcext:value-type="float">
            <text:p>66044</text:p>
          </table:table-cell>
          <table:table-cell office:value-type="float" office:value="25312" calcext:value-type="float">
            <text:p>25312</text:p>
          </table:table-cell>
          <table:table-cell office:value-type="float" office:value="14952" calcext:value-type="float">
            <text:p>14952</text:p>
          </table:table-cell>
          <table:table-cell office:value-type="float" office:value="7987" calcext:value-type="float">
            <text:p>7987</text:p>
          </table:table-cell>
          <table:table-cell office:value-type="float" office:value="1448165" calcext:value-type="float">
            <text:p>1448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9243" calcext:value-type="float">
            <text:p>5899243</text:p>
          </table:table-cell>
          <table:table-cell office:value-type="float" office:value="3576523" calcext:value-type="float">
            <text:p>3576523</text:p>
          </table:table-cell>
          <table:table-cell office:value-type="float" office:value="401453" calcext:value-type="float">
            <text:p>401453</text:p>
          </table:table-cell>
          <table:table-cell office:value-type="float" office:value="1921267" calcext:value-type="float">
            <text:p>1921267</text:p>
          </table:table-cell>
          <table:table-cell office:value-type="float" office:value="115395" calcext:value-type="float">
            <text:p>115395</text:p>
          </table:table-cell>
          <table:table-cell office:value-type="float" office:value="55534" calcext:value-type="float">
            <text:p>55534</text:p>
          </table:table-cell>
          <table:table-cell office:value-type="float" office:value="48278" calcext:value-type="float">
            <text:p>48278</text:p>
          </table:table-cell>
          <table:table-cell office:value-type="float" office:value="21414" calcext:value-type="float">
            <text:p>21414</text:p>
          </table:table-cell>
          <table:table-cell office:value-type="float" office:value="20828" calcext:value-type="float">
            <text:p>20828</text:p>
          </table:table-cell>
          <table:table-cell office:value-type="float" office:value="81461" calcext:value-type="float">
            <text:p>81461</text:p>
          </table:table-cell>
          <table:table-cell office:value-type="float" office:value="25308" calcext:value-type="float">
            <text:p>25308</text:p>
          </table:table-cell>
          <table:table-cell office:value-type="float" office:value="14941" calcext:value-type="float">
            <text:p>14941</text:p>
          </table:table-cell>
          <table:table-cell office:value-type="float" office:value="7983" calcext:value-type="float">
            <text:p>7983</text:p>
          </table:table-cell>
          <table:table-cell office:value-type="float" office:value="1458883" calcext:value-type="float">
            <text:p>1458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6900" calcext:value-type="float">
            <text:p>5856900</text:p>
          </table:table-cell>
          <table:table-cell office:value-type="float" office:value="3405964" calcext:value-type="float">
            <text:p>3405964</text:p>
          </table:table-cell>
          <table:table-cell office:value-type="float" office:value="389313" calcext:value-type="float">
            <text:p>389313</text:p>
          </table:table-cell>
          <table:table-cell office:value-type="float" office:value="2061623" calcext:value-type="float">
            <text:p>2061623</text:p>
          </table:table-cell>
          <table:table-cell office:value-type="float" office:value="109489" calcext:value-type="float">
            <text:p>109489</text:p>
          </table:table-cell>
          <table:table-cell office:value-type="float" office:value="73459" calcext:value-type="float">
            <text:p>73459</text:p>
          </table:table-cell>
          <table:table-cell office:value-type="float" office:value="65600" calcext:value-type="float">
            <text:p>65600</text:p>
          </table:table-cell>
          <table:table-cell office:value-type="float" office:value="26146" calcext:value-type="float">
            <text:p>26146</text:p>
          </table:table-cell>
          <table:table-cell office:value-type="float" office:value="24864" calcext:value-type="float">
            <text:p>24864</text:p>
          </table:table-cell>
          <table:table-cell office:value-type="float" office:value="57331" calcext:value-type="float">
            <text:p>57331</text:p>
          </table:table-cell>
          <table:table-cell office:value-type="float" office:value="25766" calcext:value-type="float">
            <text:p>25766</text:p>
          </table:table-cell>
          <table:table-cell office:value-type="float" office:value="16214" calcext:value-type="float">
            <text:p>16214</text:p>
          </table:table-cell>
          <table:table-cell office:value-type="float" office:value="8907" calcext:value-type="float">
            <text:p>8907</text:p>
          </table:table-cell>
          <table:table-cell office:value-type="float" office:value="1430529" calcext:value-type="float">
            <text:p>14305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85735" calcext:value-type="float">
            <text:p>5785735</text:p>
          </table:table-cell>
          <table:table-cell office:value-type="float" office:value="3472169" calcext:value-type="float">
            <text:p>3472169</text:p>
          </table:table-cell>
          <table:table-cell office:value-type="float" office:value="355340" calcext:value-type="float">
            <text:p>355340</text:p>
          </table:table-cell>
          <table:table-cell office:value-type="float" office:value="1958226" calcext:value-type="float">
            <text:p>1958226</text:p>
          </table:table-cell>
          <table:table-cell office:value-type="float" office:value="113138" calcext:value-type="float">
            <text:p>113138</text:p>
          </table:table-cell>
          <table:table-cell office:value-type="float" office:value="55501" calcext:value-type="float">
            <text:p>55501</text:p>
          </table:table-cell>
          <table:table-cell office:value-type="float" office:value="48264" calcext:value-type="float">
            <text:p>48264</text:p>
          </table:table-cell>
          <table:table-cell office:value-type="float" office:value="21395" calcext:value-type="float">
            <text:p>21395</text:p>
          </table:table-cell>
          <table:table-cell office:value-type="float" office:value="20902" calcext:value-type="float">
            <text:p>20902</text:p>
          </table:table-cell>
          <table:table-cell office:value-type="float" office:value="94928" calcext:value-type="float">
            <text:p>94928</text:p>
          </table:table-cell>
          <table:table-cell office:value-type="float" office:value="25305" calcext:value-type="float">
            <text:p>25305</text:p>
          </table:table-cell>
          <table:table-cell office:value-type="float" office:value="14968" calcext:value-type="float">
            <text:p>14968</text:p>
          </table:table-cell>
          <table:table-cell office:value-type="float" office:value="8000" calcext:value-type="float">
            <text:p>8000</text:p>
          </table:table-cell>
          <table:table-cell office:value-type="float" office:value="1451395" calcext:value-type="float">
            <text:p>14513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84330" calcext:value-type="float">
            <text:p>5884330</text:p>
          </table:table-cell>
          <table:table-cell office:value-type="float" office:value="3416493" calcext:value-type="float">
            <text:p>3416493</text:p>
          </table:table-cell>
          <table:table-cell office:value-type="float" office:value="392487" calcext:value-type="float">
            <text:p>392487</text:p>
          </table:table-cell>
          <table:table-cell office:value-type="float" office:value="2075350" calcext:value-type="float">
            <text:p>2075350</text:p>
          </table:table-cell>
          <table:table-cell office:value-type="float" office:value="115697" calcext:value-type="float">
            <text:p>115697</text:p>
          </table:table-cell>
          <table:table-cell office:value-type="float" office:value="55567" calcext:value-type="float">
            <text:p>55567</text:p>
          </table:table-cell>
          <table:table-cell office:value-type="float" office:value="48893" calcext:value-type="float">
            <text:p>48893</text:p>
          </table:table-cell>
          <table:table-cell office:value-type="float" office:value="22912" calcext:value-type="float">
            <text:p>22912</text:p>
          </table:table-cell>
          <table:table-cell office:value-type="float" office:value="21795" calcext:value-type="float">
            <text:p>21795</text:p>
          </table:table-cell>
          <table:table-cell office:value-type="float" office:value="69403" calcext:value-type="float">
            <text:p>69403</text:p>
          </table:table-cell>
          <table:table-cell office:value-type="float" office:value="25292" calcext:value-type="float">
            <text:p>25292</text:p>
          </table:table-cell>
          <table:table-cell office:value-type="float" office:value="15107" calcext:value-type="float">
            <text:p>15107</text:p>
          </table:table-cell>
          <table:table-cell office:value-type="float" office:value="8023" calcext:value-type="float">
            <text:p>8023</text:p>
          </table:table-cell>
          <table:table-cell office:value-type="float" office:value="1435690" calcext:value-type="float">
            <text:p>14356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34636" calcext:value-type="float">
            <text:p>8334636</text:p>
          </table:table-cell>
          <table:table-cell office:value-type="float" office:value="5974718" calcext:value-type="float">
            <text:p>5974718</text:p>
          </table:table-cell>
          <table:table-cell office:value-type="float" office:value="378484" calcext:value-type="float">
            <text:p>378484</text:p>
          </table:table-cell>
          <table:table-cell office:value-type="float" office:value="1981434" calcext:value-type="float">
            <text:p>1981434</text:p>
          </table:table-cell>
          <table:table-cell office:value-type="float" office:value="120568" calcext:value-type="float">
            <text:p>120568</text:p>
          </table:table-cell>
          <table:table-cell office:value-type="float" office:value="94205" calcext:value-type="float">
            <text:p>94205</text:p>
          </table:table-cell>
          <table:table-cell office:value-type="float" office:value="60550" calcext:value-type="float">
            <text:p>60550</text:p>
          </table:table-cell>
          <table:table-cell office:value-type="float" office:value="25003" calcext:value-type="float">
            <text:p>25003</text:p>
          </table:table-cell>
          <table:table-cell office:value-type="float" office:value="24374" calcext:value-type="float">
            <text:p>24374</text:p>
          </table:table-cell>
          <table:table-cell office:value-type="float" office:value="64008" calcext:value-type="float">
            <text:p>64008</text:p>
          </table:table-cell>
          <table:table-cell office:value-type="float" office:value="26921" calcext:value-type="float">
            <text:p>26921</text:p>
          </table:table-cell>
          <table:table-cell office:value-type="float" office:value="17092" calcext:value-type="float">
            <text:p>17092</text:p>
          </table:table-cell>
          <table:table-cell office:value-type="float" office:value="8486" calcext:value-type="float">
            <text:p>8486</text:p>
          </table:table-cell>
          <table:table-cell office:value-type="float" office:value="1317423" calcext:value-type="float">
            <text:p>13174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16443" calcext:value-type="float">
            <text:p>5716443</text:p>
          </table:table-cell>
          <table:table-cell office:value-type="float" office:value="3289566" calcext:value-type="float">
            <text:p>3289566</text:p>
          </table:table-cell>
          <table:table-cell office:value-type="float" office:value="380871" calcext:value-type="float">
            <text:p>380871</text:p>
          </table:table-cell>
          <table:table-cell office:value-type="float" office:value="2046006" calcext:value-type="float">
            <text:p>2046006</text:p>
          </table:table-cell>
          <table:table-cell office:value-type="float" office:value="106712" calcext:value-type="float">
            <text:p>106712</text:p>
          </table:table-cell>
          <table:table-cell office:value-type="float" office:value="66727" calcext:value-type="float">
            <text:p>66727</text:p>
          </table:table-cell>
          <table:table-cell office:value-type="float" office:value="59250" calcext:value-type="float">
            <text:p>59250</text:p>
          </table:table-cell>
          <table:table-cell office:value-type="float" office:value="23737" calcext:value-type="float">
            <text:p>23737</text:p>
          </table:table-cell>
          <table:table-cell office:value-type="float" office:value="23011" calcext:value-type="float">
            <text:p>23011</text:p>
          </table:table-cell>
          <table:table-cell office:value-type="float" office:value="54428" calcext:value-type="float">
            <text:p>54428</text:p>
          </table:table-cell>
          <table:table-cell office:value-type="float" office:value="25281" calcext:value-type="float">
            <text:p>25281</text:p>
          </table:table-cell>
          <table:table-cell office:value-type="float" office:value="14975" calcext:value-type="float">
            <text:p>14975</text:p>
          </table:table-cell>
          <table:table-cell office:value-type="float" office:value="8007" calcext:value-type="float">
            <text:p>8007</text:p>
          </table:table-cell>
          <table:table-cell office:value-type="float" office:value="1429286" calcext:value-type="float">
            <text:p>1429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17251" calcext:value-type="float">
            <text:p>8817251</text:p>
          </table:table-cell>
          <table:table-cell office:value-type="float" office:value="6394230" calcext:value-type="float">
            <text:p>6394230</text:p>
          </table:table-cell>
          <table:table-cell office:value-type="float" office:value="385078" calcext:value-type="float">
            <text:p>385078</text:p>
          </table:table-cell>
          <table:table-cell office:value-type="float" office:value="2037943" calcext:value-type="float">
            <text:p>2037943</text:p>
          </table:table-cell>
          <table:table-cell office:value-type="float" office:value="120256" calcext:value-type="float">
            <text:p>120256</text:p>
          </table:table-cell>
          <table:table-cell office:value-type="float" office:value="66897" calcext:value-type="float">
            <text:p>66897</text:p>
          </table:table-cell>
          <table:table-cell office:value-type="float" office:value="59853" calcext:value-type="float">
            <text:p>59853</text:p>
          </table:table-cell>
          <table:table-cell office:value-type="float" office:value="23772" calcext:value-type="float">
            <text:p>23772</text:p>
          </table:table-cell>
          <table:table-cell office:value-type="float" office:value="23035" calcext:value-type="float">
            <text:p>23035</text:p>
          </table:table-cell>
          <table:table-cell office:value-type="float" office:value="55530" calcext:value-type="float">
            <text:p>55530</text:p>
          </table:table-cell>
          <table:table-cell office:value-type="float" office:value="26805" calcext:value-type="float">
            <text:p>26805</text:p>
          </table:table-cell>
          <table:table-cell office:value-type="float" office:value="16769" calcext:value-type="float">
            <text:p>16769</text:p>
          </table:table-cell>
          <table:table-cell office:value-type="float" office:value="8109" calcext:value-type="float">
            <text:p>8109</text:p>
          </table:table-cell>
          <table:table-cell office:value-type="float" office:value="1364643" calcext:value-type="float">
            <text:p>13646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02076" calcext:value-type="float">
            <text:p>5802076</text:p>
          </table:table-cell>
          <table:table-cell office:value-type="float" office:value="3343329" calcext:value-type="float">
            <text:p>3343329</text:p>
          </table:table-cell>
          <table:table-cell office:value-type="float" office:value="362201" calcext:value-type="float">
            <text:p>362201</text:p>
          </table:table-cell>
          <table:table-cell office:value-type="float" office:value="2096546" calcext:value-type="float">
            <text:p>2096546</text:p>
          </table:table-cell>
          <table:table-cell office:value-type="float" office:value="106927" calcext:value-type="float">
            <text:p>106927</text:p>
          </table:table-cell>
          <table:table-cell office:value-type="float" office:value="56798" calcext:value-type="float">
            <text:p>56798</text:p>
          </table:table-cell>
          <table:table-cell office:value-type="float" office:value="49475" calcext:value-type="float">
            <text:p>49475</text:p>
          </table:table-cell>
          <table:table-cell office:value-type="float" office:value="21794" calcext:value-type="float">
            <text:p>21794</text:p>
          </table:table-cell>
          <table:table-cell office:value-type="float" office:value="21249" calcext:value-type="float">
            <text:p>21249</text:p>
          </table:table-cell>
          <table:table-cell office:value-type="float" office:value="80122" calcext:value-type="float">
            <text:p>80122</text:p>
          </table:table-cell>
          <table:table-cell office:value-type="float" office:value="25364" calcext:value-type="float">
            <text:p>25364</text:p>
          </table:table-cell>
          <table:table-cell office:value-type="float" office:value="15112" calcext:value-type="float">
            <text:p>15112</text:p>
          </table:table-cell>
          <table:table-cell office:value-type="float" office:value="8026" calcext:value-type="float">
            <text:p>8026</text:p>
          </table:table-cell>
          <table:table-cell office:value-type="float" office:value="1449148" calcext:value-type="float">
            <text:p>1449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77692" calcext:value-type="float">
            <text:p>8677692</text:p>
          </table:table-cell>
          <table:table-cell office:value-type="float" office:value="6237724" calcext:value-type="float">
            <text:p>6237724</text:p>
          </table:table-cell>
          <table:table-cell office:value-type="float" office:value="378832" calcext:value-type="float">
            <text:p>378832</text:p>
          </table:table-cell>
          <table:table-cell office:value-type="float" office:value="2061136" calcext:value-type="float">
            <text:p>2061136</text:p>
          </table:table-cell>
          <table:table-cell office:value-type="float" office:value="129974" calcext:value-type="float">
            <text:p>129974</text:p>
          </table:table-cell>
          <table:table-cell office:value-type="float" office:value="96358" calcext:value-type="float">
            <text:p>96358</text:p>
          </table:table-cell>
          <table:table-cell office:value-type="float" office:value="48743" calcext:value-type="float">
            <text:p>48743</text:p>
          </table:table-cell>
          <table:table-cell office:value-type="float" office:value="21575" calcext:value-type="float">
            <text:p>21575</text:p>
          </table:table-cell>
          <table:table-cell office:value-type="float" office:value="21053" calcext:value-type="float">
            <text:p>21053</text:p>
          </table:table-cell>
          <table:table-cell office:value-type="float" office:value="55131" calcext:value-type="float">
            <text:p>55131</text:p>
          </table:table-cell>
          <table:table-cell office:value-type="float" office:value="25377" calcext:value-type="float">
            <text:p>25377</text:p>
          </table:table-cell>
          <table:table-cell office:value-type="float" office:value="15098" calcext:value-type="float">
            <text:p>15098</text:p>
          </table:table-cell>
          <table:table-cell office:value-type="float" office:value="8027" calcext:value-type="float">
            <text:p>8027</text:p>
          </table:table-cell>
          <table:table-cell office:value-type="float" office:value="1360165" calcext:value-type="float">
            <text:p>1360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47688" calcext:value-type="float">
            <text:p>8047688</text:p>
          </table:table-cell>
          <table:table-cell office:value-type="float" office:value="5693872" calcext:value-type="float">
            <text:p>5693872</text:p>
          </table:table-cell>
          <table:table-cell office:value-type="float" office:value="422069" calcext:value-type="float">
            <text:p>422069</text:p>
          </table:table-cell>
          <table:table-cell office:value-type="float" office:value="1931747" calcext:value-type="float">
            <text:p>1931747</text:p>
          </table:table-cell>
          <table:table-cell office:value-type="float" office:value="132848" calcext:value-type="float">
            <text:p>132848</text:p>
          </table:table-cell>
          <table:table-cell office:value-type="float" office:value="157836" calcext:value-type="float">
            <text:p>157836</text:p>
          </table:table-cell>
          <table:table-cell office:value-type="float" office:value="58435" calcext:value-type="float">
            <text:p>58435</text:p>
          </table:table-cell>
          <table:table-cell office:value-type="float" office:value="23845" calcext:value-type="float">
            <text:p>23845</text:p>
          </table:table-cell>
          <table:table-cell office:value-type="float" office:value="22994" calcext:value-type="float">
            <text:p>22994</text:p>
          </table:table-cell>
          <table:table-cell office:value-type="float" office:value="53468" calcext:value-type="float">
            <text:p>53468</text:p>
          </table:table-cell>
          <table:table-cell office:value-type="float" office:value="25308" calcext:value-type="float">
            <text:p>25308</text:p>
          </table:table-cell>
          <table:table-cell office:value-type="float" office:value="14954" calcext:value-type="float">
            <text:p>14954</text:p>
          </table:table-cell>
          <table:table-cell office:value-type="float" office:value="7997" calcext:value-type="float">
            <text:p>7997</text:p>
          </table:table-cell>
          <table:table-cell office:value-type="float" office:value="1474439" calcext:value-type="float">
            <text:p>14744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42405" calcext:value-type="float">
            <text:p>7942405</text:p>
          </table:table-cell>
          <table:table-cell office:value-type="float" office:value="5659157" calcext:value-type="float">
            <text:p>5659157</text:p>
          </table:table-cell>
          <table:table-cell office:value-type="float" office:value="368937" calcext:value-type="float">
            <text:p>368937</text:p>
          </table:table-cell>
          <table:table-cell office:value-type="float" office:value="1914311" calcext:value-type="float">
            <text:p>1914311</text:p>
          </table:table-cell>
          <table:table-cell office:value-type="float" office:value="127290" calcext:value-type="float">
            <text:p>127290</text:p>
          </table:table-cell>
          <table:table-cell office:value-type="float" office:value="93763" calcext:value-type="float">
            <text:p>93763</text:p>
          </table:table-cell>
          <table:table-cell office:value-type="float" office:value="60259" calcext:value-type="float">
            <text:p>60259</text:p>
          </table:table-cell>
          <table:table-cell office:value-type="float" office:value="23783" calcext:value-type="float">
            <text:p>23783</text:p>
          </table:table-cell>
          <table:table-cell office:value-type="float" office:value="24206" calcext:value-type="float">
            <text:p>24206</text:p>
          </table:table-cell>
          <table:table-cell office:value-type="float" office:value="53934" calcext:value-type="float">
            <text:p>53934</text:p>
          </table:table-cell>
          <table:table-cell office:value-type="float" office:value="26934" calcext:value-type="float">
            <text:p>26934</text:p>
          </table:table-cell>
          <table:table-cell office:value-type="float" office:value="17069" calcext:value-type="float">
            <text:p>17069</text:p>
          </table:table-cell>
          <table:table-cell office:value-type="float" office:value="8487" calcext:value-type="float">
            <text:p>8487</text:p>
          </table:table-cell>
          <table:table-cell office:value-type="float" office:value="1453482" calcext:value-type="float">
            <text:p>14534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88609" calcext:value-type="float">
            <text:p>8588609</text:p>
          </table:table-cell>
          <table:table-cell office:value-type="float" office:value="6283417" calcext:value-type="float">
            <text:p>6283417</text:p>
          </table:table-cell>
          <table:table-cell office:value-type="float" office:value="354606" calcext:value-type="float">
            <text:p>354606</text:p>
          </table:table-cell>
          <table:table-cell office:value-type="float" office:value="1950586" calcext:value-type="float">
            <text:p>1950586</text:p>
          </table:table-cell>
          <table:table-cell office:value-type="float" office:value="110381" calcext:value-type="float">
            <text:p>110381</text:p>
          </table:table-cell>
          <table:table-cell office:value-type="float" office:value="116859" calcext:value-type="float">
            <text:p>116859</text:p>
          </table:table-cell>
          <table:table-cell office:value-type="float" office:value="118343" calcext:value-type="float">
            <text:p>118343</text:p>
          </table:table-cell>
          <table:table-cell office:value-type="float" office:value="75222" calcext:value-type="float">
            <text:p>75222</text:p>
          </table:table-cell>
          <table:table-cell office:value-type="float" office:value="40181" calcext:value-type="float">
            <text:p>40181</text:p>
          </table:table-cell>
          <table:table-cell office:value-type="float" office:value="55118" calcext:value-type="float">
            <text:p>55118</text:p>
          </table:table-cell>
          <table:table-cell office:value-type="float" office:value="25905" calcext:value-type="float">
            <text:p>25905</text:p>
          </table:table-cell>
          <table:table-cell office:value-type="float" office:value="15105" calcext:value-type="float">
            <text:p>15105</text:p>
          </table:table-cell>
          <table:table-cell office:value-type="float" office:value="8034" calcext:value-type="float">
            <text:p>8034</text:p>
          </table:table-cell>
          <table:table-cell office:value-type="float" office:value="1350932" calcext:value-type="float">
            <text:p>13509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81979" calcext:value-type="float">
            <text:p>7881979</text:p>
          </table:table-cell>
          <table:table-cell office:value-type="float" office:value="5555113" calcext:value-type="float">
            <text:p>5555113</text:p>
          </table:table-cell>
          <table:table-cell office:value-type="float" office:value="358563" calcext:value-type="float">
            <text:p>358563</text:p>
          </table:table-cell>
          <table:table-cell office:value-type="float" office:value="1968303" calcext:value-type="float">
            <text:p>1968303</text:p>
          </table:table-cell>
          <table:table-cell office:value-type="float" office:value="127066" calcext:value-type="float">
            <text:p>127066</text:p>
          </table:table-cell>
          <table:table-cell office:value-type="float" office:value="129801" calcext:value-type="float">
            <text:p>129801</text:p>
          </table:table-cell>
          <table:table-cell office:value-type="float" office:value="55721" calcext:value-type="float">
            <text:p>55721</text:p>
          </table:table-cell>
          <table:table-cell office:value-type="float" office:value="23708" calcext:value-type="float">
            <text:p>23708</text:p>
          </table:table-cell>
          <table:table-cell office:value-type="float" office:value="23054" calcext:value-type="float">
            <text:p>23054</text:p>
          </table:table-cell>
          <table:table-cell office:value-type="float" office:value="53443" calcext:value-type="float">
            <text:p>53443</text:p>
          </table:table-cell>
          <table:table-cell office:value-type="float" office:value="25885" calcext:value-type="float">
            <text:p>25885</text:p>
          </table:table-cell>
          <table:table-cell office:value-type="float" office:value="15075" calcext:value-type="float">
            <text:p>15075</text:p>
          </table:table-cell>
          <table:table-cell office:value-type="float" office:value="8026" calcext:value-type="float">
            <text:p>8026</text:p>
          </table:table-cell>
          <table:table-cell office:value-type="float" office:value="1456511" calcext:value-type="float">
            <text:p>1456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01760" calcext:value-type="float">
            <text:p>7901760</text:p>
          </table:table-cell>
          <table:table-cell office:value-type="float" office:value="5688441" calcext:value-type="float">
            <text:p>5688441</text:p>
          </table:table-cell>
          <table:table-cell office:value-type="float" office:value="353848" calcext:value-type="float">
            <text:p>353848</text:p>
          </table:table-cell>
          <table:table-cell office:value-type="float" office:value="1859471" calcext:value-type="float">
            <text:p>1859471</text:p>
          </table:table-cell>
          <table:table-cell office:value-type="float" office:value="129775" calcext:value-type="float">
            <text:p>129775</text:p>
          </table:table-cell>
          <table:table-cell office:value-type="float" office:value="134884" calcext:value-type="float">
            <text:p>134884</text:p>
          </table:table-cell>
          <table:table-cell office:value-type="float" office:value="51748" calcext:value-type="float">
            <text:p>51748</text:p>
          </table:table-cell>
          <table:table-cell office:value-type="float" office:value="22556" calcext:value-type="float">
            <text:p>22556</text:p>
          </table:table-cell>
          <table:table-cell office:value-type="float" office:value="21899" calcext:value-type="float">
            <text:p>21899</text:p>
          </table:table-cell>
          <table:table-cell office:value-type="float" office:value="53413" calcext:value-type="float">
            <text:p>53413</text:p>
          </table:table-cell>
          <table:table-cell office:value-type="float" office:value="25406" calcext:value-type="float">
            <text:p>25406</text:p>
          </table:table-cell>
          <table:table-cell office:value-type="float" office:value="15091" calcext:value-type="float">
            <text:p>15091</text:p>
          </table:table-cell>
          <table:table-cell office:value-type="float" office:value="8042" calcext:value-type="float">
            <text:p>8042</text:p>
          </table:table-cell>
          <table:table-cell office:value-type="float" office:value="1458066" calcext:value-type="float">
            <text:p>14580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07437" calcext:value-type="float">
            <text:p>7907437</text:p>
          </table:table-cell>
          <table:table-cell office:value-type="float" office:value="5687922" calcext:value-type="float">
            <text:p>5687922</text:p>
          </table:table-cell>
          <table:table-cell office:value-type="float" office:value="362470" calcext:value-type="float">
            <text:p>362470</text:p>
          </table:table-cell>
          <table:table-cell office:value-type="float" office:value="1857045" calcext:value-type="float">
            <text:p>1857045</text:p>
          </table:table-cell>
          <table:table-cell office:value-type="float" office:value="127751" calcext:value-type="float">
            <text:p>127751</text:p>
          </table:table-cell>
          <table:table-cell office:value-type="float" office:value="139173" calcext:value-type="float">
            <text:p>139173</text:p>
          </table:table-cell>
          <table:table-cell office:value-type="float" office:value="55693" calcext:value-type="float">
            <text:p>55693</text:p>
          </table:table-cell>
          <table:table-cell office:value-type="float" office:value="23805" calcext:value-type="float">
            <text:p>23805</text:p>
          </table:table-cell>
          <table:table-cell office:value-type="float" office:value="23039" calcext:value-type="float">
            <text:p>23039</text:p>
          </table:table-cell>
          <table:table-cell office:value-type="float" office:value="53393" calcext:value-type="float">
            <text:p>53393</text:p>
          </table:table-cell>
          <table:table-cell office:value-type="float" office:value="25905" calcext:value-type="float">
            <text:p>25905</text:p>
          </table:table-cell>
          <table:table-cell office:value-type="float" office:value="15740" calcext:value-type="float">
            <text:p>15740</text:p>
          </table:table-cell>
          <table:table-cell office:value-type="float" office:value="8183" calcext:value-type="float">
            <text:p>8183</text:p>
          </table:table-cell>
          <table:table-cell office:value-type="float" office:value="1453830" calcext:value-type="float">
            <text:p>14538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09857" calcext:value-type="float">
            <text:p>7809857</text:p>
          </table:table-cell>
          <table:table-cell office:value-type="float" office:value="5563117" calcext:value-type="float">
            <text:p>5563117</text:p>
          </table:table-cell>
          <table:table-cell office:value-type="float" office:value="372054" calcext:value-type="float">
            <text:p>372054</text:p>
          </table:table-cell>
          <table:table-cell office:value-type="float" office:value="1874686" calcext:value-type="float">
            <text:p>1874686</text:p>
          </table:table-cell>
          <table:table-cell office:value-type="float" office:value="126925" calcext:value-type="float">
            <text:p>126925</text:p>
          </table:table-cell>
          <table:table-cell office:value-type="float" office:value="119309" calcext:value-type="float">
            <text:p>119309</text:p>
          </table:table-cell>
          <table:table-cell office:value-type="float" office:value="55722" calcext:value-type="float">
            <text:p>55722</text:p>
          </table:table-cell>
          <table:table-cell office:value-type="float" office:value="23773" calcext:value-type="float">
            <text:p>23773</text:p>
          </table:table-cell>
          <table:table-cell office:value-type="float" office:value="23000" calcext:value-type="float">
            <text:p>23000</text:p>
          </table:table-cell>
          <table:table-cell office:value-type="float" office:value="53415" calcext:value-type="float">
            <text:p>53415</text:p>
          </table:table-cell>
          <table:table-cell office:value-type="float" office:value="25902" calcext:value-type="float">
            <text:p>25902</text:p>
          </table:table-cell>
          <table:table-cell office:value-type="float" office:value="15111" calcext:value-type="float">
            <text:p>15111</text:p>
          </table:table-cell>
          <table:table-cell office:value-type="float" office:value="8037" calcext:value-type="float">
            <text:p>8037</text:p>
          </table:table-cell>
          <table:table-cell office:value-type="float" office:value="1473404" calcext:value-type="float">
            <text:p>14734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27687" calcext:value-type="float">
            <text:p>8127687</text:p>
          </table:table-cell>
          <table:table-cell office:value-type="float" office:value="5854032" calcext:value-type="float">
            <text:p>5854032</text:p>
          </table:table-cell>
          <table:table-cell office:value-type="float" office:value="350387" calcext:value-type="float">
            <text:p>350387</text:p>
          </table:table-cell>
          <table:table-cell office:value-type="float" office:value="1923268" calcext:value-type="float">
            <text:p>1923268</text:p>
          </table:table-cell>
          <table:table-cell office:value-type="float" office:value="127322" calcext:value-type="float">
            <text:p>127322</text:p>
          </table:table-cell>
          <table:table-cell office:value-type="float" office:value="98135" calcext:value-type="float">
            <text:p>98135</text:p>
          </table:table-cell>
          <table:table-cell office:value-type="float" office:value="58702" calcext:value-type="float">
            <text:p>58702</text:p>
          </table:table-cell>
          <table:table-cell office:value-type="float" office:value="23739" calcext:value-type="float">
            <text:p>23739</text:p>
          </table:table-cell>
          <table:table-cell office:value-type="float" office:value="23025" calcext:value-type="float">
            <text:p>23025</text:p>
          </table:table-cell>
          <table:table-cell office:value-type="float" office:value="53952" calcext:value-type="float">
            <text:p>53952</text:p>
          </table:table-cell>
          <table:table-cell office:value-type="float" office:value="25400" calcext:value-type="float">
            <text:p>25400</text:p>
          </table:table-cell>
          <table:table-cell office:value-type="float" office:value="15089" calcext:value-type="float">
            <text:p>15089</text:p>
          </table:table-cell>
          <table:table-cell office:value-type="float" office:value="8024" calcext:value-type="float">
            <text:p>8024</text:p>
          </table:table-cell>
          <table:table-cell office:value-type="float" office:value="1462263" calcext:value-type="float">
            <text:p>1462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93626" calcext:value-type="float">
            <text:p>7993626</text:p>
          </table:table-cell>
          <table:table-cell office:value-type="float" office:value="5564685" calcext:value-type="float">
            <text:p>5564685</text:p>
          </table:table-cell>
          <table:table-cell office:value-type="float" office:value="352791" calcext:value-type="float">
            <text:p>352791</text:p>
          </table:table-cell>
          <table:table-cell office:value-type="float" office:value="2076150" calcext:value-type="float">
            <text:p>2076150</text:p>
          </table:table-cell>
          <table:table-cell office:value-type="float" office:value="134076" calcext:value-type="float">
            <text:p>134076</text:p>
          </table:table-cell>
          <table:table-cell office:value-type="float" office:value="152159" calcext:value-type="float">
            <text:p>152159</text:p>
          </table:table-cell>
          <table:table-cell office:value-type="float" office:value="55722" calcext:value-type="float">
            <text:p>55722</text:p>
          </table:table-cell>
          <table:table-cell office:value-type="float" office:value="23763" calcext:value-type="float">
            <text:p>23763</text:p>
          </table:table-cell>
          <table:table-cell office:value-type="float" office:value="23080" calcext:value-type="float">
            <text:p>23080</text:p>
          </table:table-cell>
          <table:table-cell office:value-type="float" office:value="53456" calcext:value-type="float">
            <text:p>53456</text:p>
          </table:table-cell>
          <table:table-cell office:value-type="float" office:value="25880" calcext:value-type="float">
            <text:p>25880</text:p>
          </table:table-cell>
          <table:table-cell office:value-type="float" office:value="15734" calcext:value-type="float">
            <text:p>15734</text:p>
          </table:table-cell>
          <table:table-cell office:value-type="float" office:value="8181" calcext:value-type="float">
            <text:p>8181</text:p>
          </table:table-cell>
          <table:table-cell office:value-type="float" office:value="1461596" calcext:value-type="float">
            <text:p>1461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45163" calcext:value-type="float">
            <text:p>5845163</text:p>
          </table:table-cell>
          <table:table-cell office:value-type="float" office:value="3182138" calcext:value-type="float">
            <text:p>3182138</text:p>
          </table:table-cell>
          <table:table-cell office:value-type="float" office:value="345152" calcext:value-type="float">
            <text:p>345152</text:p>
          </table:table-cell>
          <table:table-cell office:value-type="float" office:value="2317873" calcext:value-type="float">
            <text:p>2317873</text:p>
          </table:table-cell>
          <table:table-cell office:value-type="float" office:value="105661" calcext:value-type="float">
            <text:p>105661</text:p>
          </table:table-cell>
          <table:table-cell office:value-type="float" office:value="55935" calcext:value-type="float">
            <text:p>55935</text:p>
          </table:table-cell>
          <table:table-cell office:value-type="float" office:value="48569" calcext:value-type="float">
            <text:p>48569</text:p>
          </table:table-cell>
          <table:table-cell office:value-type="float" office:value="21550" calcext:value-type="float">
            <text:p>21550</text:p>
          </table:table-cell>
          <table:table-cell office:value-type="float" office:value="20962" calcext:value-type="float">
            <text:p>20962</text:p>
          </table:table-cell>
          <table:table-cell office:value-type="float" office:value="53545" calcext:value-type="float">
            <text:p>53545</text:p>
          </table:table-cell>
          <table:table-cell office:value-type="float" office:value="25391" calcext:value-type="float">
            <text:p>25391</text:p>
          </table:table-cell>
          <table:table-cell office:value-type="float" office:value="15104" calcext:value-type="float">
            <text:p>15104</text:p>
          </table:table-cell>
          <table:table-cell office:value-type="float" office:value="8021" calcext:value-type="float">
            <text:p>8021</text:p>
          </table:table-cell>
          <table:table-cell office:value-type="float" office:value="1461144" calcext:value-type="float">
            <text:p>1461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71020" calcext:value-type="float">
            <text:p>6371020</text:p>
          </table:table-cell>
          <table:table-cell office:value-type="float" office:value="3233932" calcext:value-type="float">
            <text:p>3233932</text:p>
          </table:table-cell>
          <table:table-cell office:value-type="float" office:value="344076" calcext:value-type="float">
            <text:p>344076</text:p>
          </table:table-cell>
          <table:table-cell office:value-type="float" office:value="2793012" calcext:value-type="float">
            <text:p>2793012</text:p>
          </table:table-cell>
          <table:table-cell office:value-type="float" office:value="172073" calcext:value-type="float">
            <text:p>172073</text:p>
          </table:table-cell>
          <table:table-cell office:value-type="float" office:value="58471" calcext:value-type="float">
            <text:p>58471</text:p>
          </table:table-cell>
          <table:table-cell office:value-type="float" office:value="48584" calcext:value-type="float">
            <text:p>48584</text:p>
          </table:table-cell>
          <table:table-cell office:value-type="float" office:value="21575" calcext:value-type="float">
            <text:p>21575</text:p>
          </table:table-cell>
          <table:table-cell office:value-type="float" office:value="21255" calcext:value-type="float">
            <text:p>21255</text:p>
          </table:table-cell>
          <table:table-cell office:value-type="float" office:value="53418" calcext:value-type="float">
            <text:p>53418</text:p>
          </table:table-cell>
          <table:table-cell office:value-type="float" office:value="25387" calcext:value-type="float">
            <text:p>25387</text:p>
          </table:table-cell>
          <table:table-cell office:value-type="float" office:value="15114" calcext:value-type="float">
            <text:p>15114</text:p>
          </table:table-cell>
          <table:table-cell office:value-type="float" office:value="8060" calcext:value-type="float">
            <text:p>8060</text:p>
          </table:table-cell>
          <table:table-cell office:value-type="float" office:value="1413741" calcext:value-type="float">
            <text:p>14137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3212" calcext:value-type="float">
            <text:p>6183212</text:p>
          </table:table-cell>
          <table:table-cell office:value-type="float" office:value="3661176" calcext:value-type="float">
            <text:p>3661176</text:p>
          </table:table-cell>
          <table:table-cell office:value-type="float" office:value="398270" calcext:value-type="float">
            <text:p>398270</text:p>
          </table:table-cell>
          <table:table-cell office:value-type="float" office:value="2123766" calcext:value-type="float">
            <text:p>2123766</text:p>
          </table:table-cell>
          <table:table-cell office:value-type="float" office:value="148668" calcext:value-type="float">
            <text:p>148668</text:p>
          </table:table-cell>
          <table:table-cell office:value-type="float" office:value="149982" calcext:value-type="float">
            <text:p>149982</text:p>
          </table:table-cell>
          <table:table-cell office:value-type="float" office:value="103742" calcext:value-type="float">
            <text:p>103742</text:p>
          </table:table-cell>
          <table:table-cell office:value-type="float" office:value="34198" calcext:value-type="float">
            <text:p>34198</text:p>
          </table:table-cell>
          <table:table-cell office:value-type="float" office:value="45976" calcext:value-type="float">
            <text:p>45976</text:p>
          </table:table-cell>
          <table:table-cell office:value-type="float" office:value="54755" calcext:value-type="float">
            <text:p>54755</text:p>
          </table:table-cell>
          <table:table-cell office:value-type="float" office:value="50002" calcext:value-type="float">
            <text:p>50002</text:p>
          </table:table-cell>
          <table:table-cell office:value-type="float" office:value="15088" calcext:value-type="float">
            <text:p>15088</text:p>
          </table:table-cell>
          <table:table-cell office:value-type="float" office:value="8021" calcext:value-type="float">
            <text:p>8021</text:p>
          </table:table-cell>
          <table:table-cell office:value-type="float" office:value="1559134" calcext:value-type="float">
            <text:p>1559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13079" calcext:value-type="float">
            <text:p>5913079</text:p>
          </table:table-cell>
          <table:table-cell office:value-type="float" office:value="3423018" calcext:value-type="float">
            <text:p>3423018</text:p>
          </table:table-cell>
          <table:table-cell office:value-type="float" office:value="333865" calcext:value-type="float">
            <text:p>333865</text:p>
          </table:table-cell>
          <table:table-cell office:value-type="float" office:value="2156196" calcext:value-type="float">
            <text:p>2156196</text:p>
          </table:table-cell>
          <table:table-cell office:value-type="float" office:value="107862" calcext:value-type="float">
            <text:p>107862</text:p>
          </table:table-cell>
          <table:table-cell office:value-type="float" office:value="55510" calcext:value-type="float">
            <text:p>55510</text:p>
          </table:table-cell>
          <table:table-cell office:value-type="float" office:value="48189" calcext:value-type="float">
            <text:p>48189</text:p>
          </table:table-cell>
          <table:table-cell office:value-type="float" office:value="21351" calcext:value-type="float">
            <text:p>21351</text:p>
          </table:table-cell>
          <table:table-cell office:value-type="float" office:value="20794" calcext:value-type="float">
            <text:p>20794</text:p>
          </table:table-cell>
          <table:table-cell office:value-type="float" office:value="62888" calcext:value-type="float">
            <text:p>62888</text:p>
          </table:table-cell>
          <table:table-cell office:value-type="float" office:value="51558" calcext:value-type="float">
            <text:p>51558</text:p>
          </table:table-cell>
          <table:table-cell office:value-type="float" office:value="14906" calcext:value-type="float">
            <text:p>14906</text:p>
          </table:table-cell>
          <table:table-cell office:value-type="float" office:value="7978" calcext:value-type="float">
            <text:p>7978</text:p>
          </table:table-cell>
          <table:table-cell office:value-type="float" office:value="1525841" calcext:value-type="float">
            <text:p>15258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9948" calcext:value-type="float">
            <text:p>5959948</text:p>
          </table:table-cell>
          <table:table-cell office:value-type="float" office:value="3407677" calcext:value-type="float">
            <text:p>3407677</text:p>
          </table:table-cell>
          <table:table-cell office:value-type="float" office:value="390787" calcext:value-type="float">
            <text:p>390787</text:p>
          </table:table-cell>
          <table:table-cell office:value-type="float" office:value="2161484" calcext:value-type="float">
            <text:p>2161484</text:p>
          </table:table-cell>
          <table:table-cell office:value-type="float" office:value="104634" calcext:value-type="float">
            <text:p>104634</text:p>
          </table:table-cell>
          <table:table-cell office:value-type="float" office:value="55535" calcext:value-type="float">
            <text:p>55535</text:p>
          </table:table-cell>
          <table:table-cell office:value-type="float" office:value="48210" calcext:value-type="float">
            <text:p>48210</text:p>
          </table:table-cell>
          <table:table-cell office:value-type="float" office:value="21366" calcext:value-type="float">
            <text:p>21366</text:p>
          </table:table-cell>
          <table:table-cell office:value-type="float" office:value="20798" calcext:value-type="float">
            <text:p>20798</text:p>
          </table:table-cell>
          <table:table-cell office:value-type="float" office:value="54779" calcext:value-type="float">
            <text:p>54779</text:p>
          </table:table-cell>
          <table:table-cell office:value-type="float" office:value="52727" calcext:value-type="float">
            <text:p>52727</text:p>
          </table:table-cell>
          <table:table-cell office:value-type="float" office:value="14983" calcext:value-type="float">
            <text:p>14983</text:p>
          </table:table-cell>
          <table:table-cell office:value-type="float" office:value="8006" calcext:value-type="float">
            <text:p>8006</text:p>
          </table:table-cell>
          <table:table-cell office:value-type="float" office:value="1491663" calcext:value-type="float">
            <text:p>14916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2720" calcext:value-type="float">
            <text:p>5892720</text:p>
          </table:table-cell>
          <table:table-cell office:value-type="float" office:value="3246700" calcext:value-type="float">
            <text:p>3246700</text:p>
          </table:table-cell>
          <table:table-cell office:value-type="float" office:value="373992" calcext:value-type="float">
            <text:p>373992</text:p>
          </table:table-cell>
          <table:table-cell office:value-type="float" office:value="2272028" calcext:value-type="float">
            <text:p>2272028</text:p>
          </table:table-cell>
          <table:table-cell office:value-type="float" office:value="106311" calcext:value-type="float">
            <text:p>106311</text:p>
          </table:table-cell>
          <table:table-cell office:value-type="float" office:value="55558" calcext:value-type="float">
            <text:p>55558</text:p>
          </table:table-cell>
          <table:table-cell office:value-type="float" office:value="48173" calcext:value-type="float">
            <text:p>48173</text:p>
          </table:table-cell>
          <table:table-cell office:value-type="float" office:value="21398" calcext:value-type="float">
            <text:p>21398</text:p>
          </table:table-cell>
          <table:table-cell office:value-type="float" office:value="20887" calcext:value-type="float">
            <text:p>20887</text:p>
          </table:table-cell>
          <table:table-cell office:value-type="float" office:value="53803" calcext:value-type="float">
            <text:p>53803</text:p>
          </table:table-cell>
          <table:table-cell office:value-type="float" office:value="25269" calcext:value-type="float">
            <text:p>25269</text:p>
          </table:table-cell>
          <table:table-cell office:value-type="float" office:value="14990" calcext:value-type="float">
            <text:p>14990</text:p>
          </table:table-cell>
          <table:table-cell office:value-type="float" office:value="8042" calcext:value-type="float">
            <text:p>8042</text:p>
          </table:table-cell>
          <table:table-cell office:value-type="float" office:value="1490019" calcext:value-type="float">
            <text:p>1490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91907" calcext:value-type="float">
            <text:p>6491907</text:p>
          </table:table-cell>
          <table:table-cell office:value-type="float" office:value="3195554" calcext:value-type="float">
            <text:p>3195554</text:p>
          </table:table-cell>
          <table:table-cell office:value-type="float" office:value="344449" calcext:value-type="float">
            <text:p>344449</text:p>
          </table:table-cell>
          <table:table-cell office:value-type="float" office:value="2951904" calcext:value-type="float">
            <text:p>2951904</text:p>
          </table:table-cell>
          <table:table-cell office:value-type="float" office:value="103945" calcext:value-type="float">
            <text:p>103945</text:p>
          </table:table-cell>
          <table:table-cell office:value-type="float" office:value="55606" calcext:value-type="float">
            <text:p>55606</text:p>
          </table:table-cell>
          <table:table-cell office:value-type="float" office:value="48195" calcext:value-type="float">
            <text:p>48195</text:p>
          </table:table-cell>
          <table:table-cell office:value-type="float" office:value="21430" calcext:value-type="float">
            <text:p>21430</text:p>
          </table:table-cell>
          <table:table-cell office:value-type="float" office:value="20871" calcext:value-type="float">
            <text:p>20871</text:p>
          </table:table-cell>
          <table:table-cell office:value-type="float" office:value="54778" calcext:value-type="float">
            <text:p>54778</text:p>
          </table:table-cell>
          <table:table-cell office:value-type="float" office:value="25289" calcext:value-type="float">
            <text:p>25289</text:p>
          </table:table-cell>
          <table:table-cell office:value-type="float" office:value="14910" calcext:value-type="float">
            <text:p>14910</text:p>
          </table:table-cell>
          <table:table-cell office:value-type="float" office:value="7994" calcext:value-type="float">
            <text:p>7994</text:p>
          </table:table-cell>
          <table:table-cell office:value-type="float" office:value="1474855" calcext:value-type="float">
            <text:p>14748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8037" calcext:value-type="float">
            <text:p>5988037</text:p>
          </table:table-cell>
          <table:table-cell office:value-type="float" office:value="3484586" calcext:value-type="float">
            <text:p>3484586</text:p>
          </table:table-cell>
          <table:table-cell office:value-type="float" office:value="446407" calcext:value-type="float">
            <text:p>446407</text:p>
          </table:table-cell>
          <table:table-cell office:value-type="float" office:value="2057044" calcext:value-type="float">
            <text:p>2057044</text:p>
          </table:table-cell>
          <table:table-cell office:value-type="float" office:value="125075" calcext:value-type="float">
            <text:p>125075</text:p>
          </table:table-cell>
          <table:table-cell office:value-type="float" office:value="55101" calcext:value-type="float">
            <text:p>55101</text:p>
          </table:table-cell>
          <table:table-cell office:value-type="float" office:value="52956" calcext:value-type="float">
            <text:p>52956</text:p>
          </table:table-cell>
          <table:table-cell office:value-type="float" office:value="25444" calcext:value-type="float">
            <text:p>25444</text:p>
          </table:table-cell>
          <table:table-cell office:value-type="float" office:value="24325" calcext:value-type="float">
            <text:p>24325</text:p>
          </table:table-cell>
          <table:table-cell office:value-type="float" office:value="55653" calcext:value-type="float">
            <text:p>55653</text:p>
          </table:table-cell>
          <table:table-cell office:value-type="float" office:value="45062" calcext:value-type="float">
            <text:p>45062</text:p>
          </table:table-cell>
          <table:table-cell office:value-type="float" office:value="15868" calcext:value-type="float">
            <text:p>15868</text:p>
          </table:table-cell>
          <table:table-cell office:value-type="float" office:value="9519" calcext:value-type="float">
            <text:p>9519</text:p>
          </table:table-cell>
          <table:table-cell office:value-type="float" office:value="1545881" calcext:value-type="float">
            <text:p>15458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42056" calcext:value-type="float">
            <text:p>6042056</text:p>
          </table:table-cell>
          <table:table-cell office:value-type="float" office:value="3722133" calcext:value-type="float">
            <text:p>3722133</text:p>
          </table:table-cell>
          <table:table-cell office:value-type="float" office:value="340347" calcext:value-type="float">
            <text:p>340347</text:p>
          </table:table-cell>
          <table:table-cell office:value-type="float" office:value="1979576" calcext:value-type="float">
            <text:p>1979576</text:p>
          </table:table-cell>
          <table:table-cell office:value-type="float" office:value="112509" calcext:value-type="float">
            <text:p>112509</text:p>
          </table:table-cell>
          <table:table-cell office:value-type="float" office:value="55214" calcext:value-type="float">
            <text:p>55214</text:p>
          </table:table-cell>
          <table:table-cell office:value-type="float" office:value="52949" calcext:value-type="float">
            <text:p>52949</text:p>
          </table:table-cell>
          <table:table-cell office:value-type="float" office:value="24181" calcext:value-type="float">
            <text:p>24181</text:p>
          </table:table-cell>
          <table:table-cell office:value-type="float" office:value="24341" calcext:value-type="float">
            <text:p>24341</text:p>
          </table:table-cell>
          <table:table-cell office:value-type="float" office:value="63828" calcext:value-type="float">
            <text:p>63828</text:p>
          </table:table-cell>
          <table:table-cell office:value-type="float" office:value="27505" calcext:value-type="float">
            <text:p>27505</text:p>
          </table:table-cell>
          <table:table-cell office:value-type="float" office:value="15874" calcext:value-type="float">
            <text:p>15874</text:p>
          </table:table-cell>
          <table:table-cell office:value-type="float" office:value="9513" calcext:value-type="float">
            <text:p>9513</text:p>
          </table:table-cell>
          <table:table-cell office:value-type="float" office:value="1462522" calcext:value-type="float">
            <text:p>14625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71825" calcext:value-type="float">
            <text:p>6171825</text:p>
          </table:table-cell>
          <table:table-cell office:value-type="float" office:value="3892286" calcext:value-type="float">
            <text:p>3892286</text:p>
          </table:table-cell>
          <table:table-cell office:value-type="float" office:value="351136" calcext:value-type="float">
            <text:p>351136</text:p>
          </table:table-cell>
          <table:table-cell office:value-type="float" office:value="1928403" calcext:value-type="float">
            <text:p>1928403</text:p>
          </table:table-cell>
          <table:table-cell office:value-type="float" office:value="112649" calcext:value-type="float">
            <text:p>112649</text:p>
          </table:table-cell>
          <table:table-cell office:value-type="float" office:value="77176" calcext:value-type="float">
            <text:p>77176</text:p>
          </table:table-cell>
          <table:table-cell office:value-type="float" office:value="69403" calcext:value-type="float">
            <text:p>69403</text:p>
          </table:table-cell>
          <table:table-cell office:value-type="float" office:value="27557" calcext:value-type="float">
            <text:p>27557</text:p>
          </table:table-cell>
          <table:table-cell office:value-type="float" office:value="27623" calcext:value-type="float">
            <text:p>27623</text:p>
          </table:table-cell>
          <table:table-cell office:value-type="float" office:value="55497" calcext:value-type="float">
            <text:p>55497</text:p>
          </table:table-cell>
          <table:table-cell office:value-type="float" office:value="29474" calcext:value-type="float">
            <text:p>29474</text:p>
          </table:table-cell>
          <table:table-cell office:value-type="float" office:value="18346" calcext:value-type="float">
            <text:p>18346</text:p>
          </table:table-cell>
          <table:table-cell office:value-type="float" office:value="10734" calcext:value-type="float">
            <text:p>10734</text:p>
          </table:table-cell>
          <table:table-cell office:value-type="float" office:value="1455881" calcext:value-type="float">
            <text:p>14558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3367" calcext:value-type="float">
            <text:p>5793367</text:p>
          </table:table-cell>
          <table:table-cell office:value-type="float" office:value="3427174" calcext:value-type="float">
            <text:p>3427174</text:p>
          </table:table-cell>
          <table:table-cell office:value-type="float" office:value="402322" calcext:value-type="float">
            <text:p>402322</text:p>
          </table:table-cell>
          <table:table-cell office:value-type="float" office:value="1963871" calcext:value-type="float">
            <text:p>1963871</text:p>
          </table:table-cell>
          <table:table-cell office:value-type="float" office:value="111469" calcext:value-type="float">
            <text:p>111469</text:p>
          </table:table-cell>
          <table:table-cell office:value-type="float" office:value="55171" calcext:value-type="float">
            <text:p>55171</text:p>
          </table:table-cell>
          <table:table-cell office:value-type="float" office:value="53597" calcext:value-type="float">
            <text:p>53597</text:p>
          </table:table-cell>
          <table:table-cell office:value-type="float" office:value="24692" calcext:value-type="float">
            <text:p>24692</text:p>
          </table:table-cell>
          <table:table-cell office:value-type="float" office:value="25372" calcext:value-type="float">
            <text:p>25372</text:p>
          </table:table-cell>
          <table:table-cell office:value-type="float" office:value="54696" calcext:value-type="float">
            <text:p>54696</text:p>
          </table:table-cell>
          <table:table-cell office:value-type="float" office:value="28029" calcext:value-type="float">
            <text:p>28029</text:p>
          </table:table-cell>
          <table:table-cell office:value-type="float" office:value="16405" calcext:value-type="float">
            <text:p>16405</text:p>
          </table:table-cell>
          <table:table-cell office:value-type="float" office:value="9515" calcext:value-type="float">
            <text:p>9515</text:p>
          </table:table-cell>
          <table:table-cell office:value-type="float" office:value="1463276" calcext:value-type="float">
            <text:p>14632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12283" calcext:value-type="float">
            <text:p>6012283</text:p>
          </table:table-cell>
          <table:table-cell office:value-type="float" office:value="3688365" calcext:value-type="float">
            <text:p>3688365</text:p>
          </table:table-cell>
          <table:table-cell office:value-type="float" office:value="410439" calcext:value-type="float">
            <text:p>410439</text:p>
          </table:table-cell>
          <table:table-cell office:value-type="float" office:value="1913479" calcext:value-type="float">
            <text:p>1913479</text:p>
          </table:table-cell>
          <table:table-cell office:value-type="float" office:value="133826" calcext:value-type="float">
            <text:p>133826</text:p>
          </table:table-cell>
          <table:table-cell office:value-type="float" office:value="55125" calcext:value-type="float">
            <text:p>55125</text:p>
          </table:table-cell>
          <table:table-cell office:value-type="float" office:value="52888" calcext:value-type="float">
            <text:p>52888</text:p>
          </table:table-cell>
          <table:table-cell office:value-type="float" office:value="24167" calcext:value-type="float">
            <text:p>24167</text:p>
          </table:table-cell>
          <table:table-cell office:value-type="float" office:value="24374" calcext:value-type="float">
            <text:p>24374</text:p>
          </table:table-cell>
          <table:table-cell office:value-type="float" office:value="77814" calcext:value-type="float">
            <text:p>77814</text:p>
          </table:table-cell>
          <table:table-cell office:value-type="float" office:value="27458" calcext:value-type="float">
            <text:p>27458</text:p>
          </table:table-cell>
          <table:table-cell office:value-type="float" office:value="15874" calcext:value-type="float">
            <text:p>15874</text:p>
          </table:table-cell>
          <table:table-cell office:value-type="float" office:value="9516" calcext:value-type="float">
            <text:p>9516</text:p>
          </table:table-cell>
          <table:table-cell office:value-type="float" office:value="1456307" calcext:value-type="float">
            <text:p>14563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22666" calcext:value-type="float">
            <text:p>5822666</text:p>
          </table:table-cell>
          <table:table-cell office:value-type="float" office:value="3404055" calcext:value-type="float">
            <text:p>3404055</text:p>
          </table:table-cell>
          <table:table-cell office:value-type="float" office:value="394465" calcext:value-type="float">
            <text:p>394465</text:p>
          </table:table-cell>
          <table:table-cell office:value-type="float" office:value="2024146" calcext:value-type="float">
            <text:p>2024146</text:p>
          </table:table-cell>
          <table:table-cell office:value-type="float" office:value="110105" calcext:value-type="float">
            <text:p>110105</text:p>
          </table:table-cell>
          <table:table-cell office:value-type="float" office:value="69113" calcext:value-type="float">
            <text:p>69113</text:p>
          </table:table-cell>
          <table:table-cell office:value-type="float" office:value="63585" calcext:value-type="float">
            <text:p>63585</text:p>
          </table:table-cell>
          <table:table-cell office:value-type="float" office:value="27887" calcext:value-type="float">
            <text:p>27887</text:p>
          </table:table-cell>
          <table:table-cell office:value-type="float" office:value="27486" calcext:value-type="float">
            <text:p>27486</text:p>
          </table:table-cell>
          <table:table-cell office:value-type="float" office:value="67102" calcext:value-type="float">
            <text:p>67102</text:p>
          </table:table-cell>
          <table:table-cell office:value-type="float" office:value="28915" calcext:value-type="float">
            <text:p>28915</text:p>
          </table:table-cell>
          <table:table-cell office:value-type="float" office:value="17438" calcext:value-type="float">
            <text:p>17438</text:p>
          </table:table-cell>
          <table:table-cell office:value-type="float" office:value="9854" calcext:value-type="float">
            <text:p>9854</text:p>
          </table:table-cell>
          <table:table-cell office:value-type="float" office:value="1450053" calcext:value-type="float">
            <text:p>14500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0065" calcext:value-type="float">
            <text:p>5790065</text:p>
          </table:table-cell>
          <table:table-cell office:value-type="float" office:value="3430870" calcext:value-type="float">
            <text:p>3430870</text:p>
          </table:table-cell>
          <table:table-cell office:value-type="float" office:value="375802" calcext:value-type="float">
            <text:p>375802</text:p>
          </table:table-cell>
          <table:table-cell office:value-type="float" office:value="1983393" calcext:value-type="float">
            <text:p>1983393</text:p>
          </table:table-cell>
          <table:table-cell office:value-type="float" office:value="120891" calcext:value-type="float">
            <text:p>120891</text:p>
          </table:table-cell>
          <table:table-cell office:value-type="float" office:value="55531" calcext:value-type="float">
            <text:p>55531</text:p>
          </table:table-cell>
          <table:table-cell office:value-type="float" office:value="53364" calcext:value-type="float">
            <text:p>53364</text:p>
          </table:table-cell>
          <table:table-cell office:value-type="float" office:value="25913" calcext:value-type="float">
            <text:p>25913</text:p>
          </table:table-cell>
          <table:table-cell office:value-type="float" office:value="26443" calcext:value-type="float">
            <text:p>26443</text:p>
          </table:table-cell>
          <table:table-cell office:value-type="float" office:value="71234" calcext:value-type="float">
            <text:p>71234</text:p>
          </table:table-cell>
          <table:table-cell office:value-type="float" office:value="29788" calcext:value-type="float">
            <text:p>29788</text:p>
          </table:table-cell>
          <table:table-cell office:value-type="float" office:value="15898" calcext:value-type="float">
            <text:p>15898</text:p>
          </table:table-cell>
          <table:table-cell office:value-type="float" office:value="9522" calcext:value-type="float">
            <text:p>9522</text:p>
          </table:table-cell>
          <table:table-cell office:value-type="float" office:value="1464927" calcext:value-type="float">
            <text:p>14649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90558" calcext:value-type="float">
            <text:p>5890558</text:p>
          </table:table-cell>
          <table:table-cell office:value-type="float" office:value="3383314" calcext:value-type="float">
            <text:p>3383314</text:p>
          </table:table-cell>
          <table:table-cell office:value-type="float" office:value="427604" calcext:value-type="float">
            <text:p>427604</text:p>
          </table:table-cell>
          <table:table-cell office:value-type="float" office:value="2079640" calcext:value-type="float">
            <text:p>2079640</text:p>
          </table:table-cell>
          <table:table-cell office:value-type="float" office:value="110941" calcext:value-type="float">
            <text:p>110941</text:p>
          </table:table-cell>
          <table:table-cell office:value-type="float" office:value="72896" calcext:value-type="float">
            <text:p>72896</text:p>
          </table:table-cell>
          <table:table-cell office:value-type="float" office:value="54721" calcext:value-type="float">
            <text:p>54721</text:p>
          </table:table-cell>
          <table:table-cell office:value-type="float" office:value="24196" calcext:value-type="float">
            <text:p>24196</text:p>
          </table:table-cell>
          <table:table-cell office:value-type="float" office:value="24372" calcext:value-type="float">
            <text:p>24372</text:p>
          </table:table-cell>
          <table:table-cell office:value-type="float" office:value="61026" calcext:value-type="float">
            <text:p>61026</text:p>
          </table:table-cell>
          <table:table-cell office:value-type="float" office:value="27475" calcext:value-type="float">
            <text:p>27475</text:p>
          </table:table-cell>
          <table:table-cell office:value-type="float" office:value="15879" calcext:value-type="float">
            <text:p>15879</text:p>
          </table:table-cell>
          <table:table-cell office:value-type="float" office:value="9502" calcext:value-type="float">
            <text:p>9502</text:p>
          </table:table-cell>
          <table:table-cell office:value-type="float" office:value="1444896" calcext:value-type="float">
            <text:p>14448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27198" calcext:value-type="float">
            <text:p>6127198</text:p>
          </table:table-cell>
          <table:table-cell office:value-type="float" office:value="3726294" calcext:value-type="float">
            <text:p>3726294</text:p>
          </table:table-cell>
          <table:table-cell office:value-type="float" office:value="370977" calcext:value-type="float">
            <text:p>370977</text:p>
          </table:table-cell>
          <table:table-cell office:value-type="float" office:value="2029927" calcext:value-type="float">
            <text:p>2029927</text:p>
          </table:table-cell>
          <table:table-cell office:value-type="float" office:value="117107" calcext:value-type="float">
            <text:p>117107</text:p>
          </table:table-cell>
          <table:table-cell office:value-type="float" office:value="63824" calcext:value-type="float">
            <text:p>63824</text:p>
          </table:table-cell>
          <table:table-cell office:value-type="float" office:value="53106" calcext:value-type="float">
            <text:p>53106</text:p>
          </table:table-cell>
          <table:table-cell office:value-type="float" office:value="24166" calcext:value-type="float">
            <text:p>24166</text:p>
          </table:table-cell>
          <table:table-cell office:value-type="float" office:value="24545" calcext:value-type="float">
            <text:p>24545</text:p>
          </table:table-cell>
          <table:table-cell office:value-type="float" office:value="59438" calcext:value-type="float">
            <text:p>59438</text:p>
          </table:table-cell>
          <table:table-cell office:value-type="float" office:value="27440" calcext:value-type="float">
            <text:p>27440</text:p>
          </table:table-cell>
          <table:table-cell office:value-type="float" office:value="15868" calcext:value-type="float">
            <text:p>15868</text:p>
          </table:table-cell>
          <table:table-cell office:value-type="float" office:value="9518" calcext:value-type="float">
            <text:p>9518</text:p>
          </table:table-cell>
          <table:table-cell office:value-type="float" office:value="1463955" calcext:value-type="float">
            <text:p>14639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67853" calcext:value-type="float">
            <text:p>8467853</text:p>
          </table:table-cell>
          <table:table-cell office:value-type="float" office:value="6084216" calcext:value-type="float">
            <text:p>6084216</text:p>
          </table:table-cell>
          <table:table-cell office:value-type="float" office:value="393537" calcext:value-type="float">
            <text:p>393537</text:p>
          </table:table-cell>
          <table:table-cell office:value-type="float" office:value="1990100" calcext:value-type="float">
            <text:p>1990100</text:p>
          </table:table-cell>
          <table:table-cell office:value-type="float" office:value="121307" calcext:value-type="float">
            <text:p>121307</text:p>
          </table:table-cell>
          <table:table-cell office:value-type="float" office:value="68085" calcext:value-type="float">
            <text:p>68085</text:p>
          </table:table-cell>
          <table:table-cell office:value-type="float" office:value="64944" calcext:value-type="float">
            <text:p>64944</text:p>
          </table:table-cell>
          <table:table-cell office:value-type="float" office:value="27381" calcext:value-type="float">
            <text:p>27381</text:p>
          </table:table-cell>
          <table:table-cell office:value-type="float" office:value="27696" calcext:value-type="float">
            <text:p>27696</text:p>
          </table:table-cell>
          <table:table-cell office:value-type="float" office:value="53318" calcext:value-type="float">
            <text:p>53318</text:p>
          </table:table-cell>
          <table:table-cell office:value-type="float" office:value="29496" calcext:value-type="float">
            <text:p>29496</text:p>
          </table:table-cell>
          <table:table-cell office:value-type="float" office:value="16510" calcext:value-type="float">
            <text:p>16510</text:p>
          </table:table-cell>
          <table:table-cell office:value-type="float" office:value="9656" calcext:value-type="float">
            <text:p>9656</text:p>
          </table:table-cell>
          <table:table-cell office:value-type="float" office:value="1336631" calcext:value-type="float">
            <text:p>13366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92693" calcext:value-type="float">
            <text:p>8592693</text:p>
          </table:table-cell>
          <table:table-cell office:value-type="float" office:value="6168749" calcext:value-type="float">
            <text:p>6168749</text:p>
          </table:table-cell>
          <table:table-cell office:value-type="float" office:value="407842" calcext:value-type="float">
            <text:p>407842</text:p>
          </table:table-cell>
          <table:table-cell office:value-type="float" office:value="2016102" calcext:value-type="float">
            <text:p>2016102</text:p>
          </table:table-cell>
          <table:table-cell office:value-type="float" office:value="127568" calcext:value-type="float">
            <text:p>127568</text:p>
          </table:table-cell>
          <table:table-cell office:value-type="float" office:value="55158" calcext:value-type="float">
            <text:p>55158</text:p>
          </table:table-cell>
          <table:table-cell office:value-type="float" office:value="53159" calcext:value-type="float">
            <text:p>53159</text:p>
          </table:table-cell>
          <table:table-cell office:value-type="float" office:value="24359" calcext:value-type="float">
            <text:p>24359</text:p>
          </table:table-cell>
          <table:table-cell office:value-type="float" office:value="24578" calcext:value-type="float">
            <text:p>24578</text:p>
          </table:table-cell>
          <table:table-cell office:value-type="float" office:value="55183" calcext:value-type="float">
            <text:p>55183</text:p>
          </table:table-cell>
          <table:table-cell office:value-type="float" office:value="27465" calcext:value-type="float">
            <text:p>27465</text:p>
          </table:table-cell>
          <table:table-cell office:value-type="float" office:value="15871" calcext:value-type="float">
            <text:p>15871</text:p>
          </table:table-cell>
          <table:table-cell office:value-type="float" office:value="9504" calcext:value-type="float">
            <text:p>9504</text:p>
          </table:table-cell>
          <table:table-cell office:value-type="float" office:value="1319927" calcext:value-type="float">
            <text:p>13199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46147" calcext:value-type="float">
            <text:p>8446147</text:p>
          </table:table-cell>
          <table:table-cell office:value-type="float" office:value="6075061" calcext:value-type="float">
            <text:p>6075061</text:p>
          </table:table-cell>
          <table:table-cell office:value-type="float" office:value="342421" calcext:value-type="float">
            <text:p>342421</text:p>
          </table:table-cell>
          <table:table-cell office:value-type="float" office:value="2028665" calcext:value-type="float">
            <text:p>2028665</text:p>
          </table:table-cell>
          <table:table-cell office:value-type="float" office:value="128722" calcext:value-type="float">
            <text:p>128722</text:p>
          </table:table-cell>
          <table:table-cell office:value-type="float" office:value="74712" calcext:value-type="float">
            <text:p>74712</text:p>
          </table:table-cell>
          <table:table-cell office:value-type="float" office:value="69138" calcext:value-type="float">
            <text:p>69138</text:p>
          </table:table-cell>
          <table:table-cell office:value-type="float" office:value="24116" calcext:value-type="float">
            <text:p>24116</text:p>
          </table:table-cell>
          <table:table-cell office:value-type="float" office:value="24348" calcext:value-type="float">
            <text:p>24348</text:p>
          </table:table-cell>
          <table:table-cell office:value-type="float" office:value="53340" calcext:value-type="float">
            <text:p>53340</text:p>
          </table:table-cell>
          <table:table-cell office:value-type="float" office:value="27474" calcext:value-type="float">
            <text:p>27474</text:p>
          </table:table-cell>
          <table:table-cell office:value-type="float" office:value="15884" calcext:value-type="float">
            <text:p>15884</text:p>
          </table:table-cell>
          <table:table-cell office:value-type="float" office:value="9515" calcext:value-type="float">
            <text:p>9515</text:p>
          </table:table-cell>
          <table:table-cell office:value-type="float" office:value="1336372" calcext:value-type="float">
            <text:p>13363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79375" calcext:value-type="float">
            <text:p>8379375</text:p>
          </table:table-cell>
          <table:table-cell office:value-type="float" office:value="5980068" calcext:value-type="float">
            <text:p>5980068</text:p>
          </table:table-cell>
          <table:table-cell office:value-type="float" office:value="378710" calcext:value-type="float">
            <text:p>378710</text:p>
          </table:table-cell>
          <table:table-cell office:value-type="float" office:value="2020597" calcext:value-type="float">
            <text:p>2020597</text:p>
          </table:table-cell>
          <table:table-cell office:value-type="float" office:value="127552" calcext:value-type="float">
            <text:p>127552</text:p>
          </table:table-cell>
          <table:table-cell office:value-type="float" office:value="57386" calcext:value-type="float">
            <text:p>57386</text:p>
          </table:table-cell>
          <table:table-cell office:value-type="float" office:value="86321" calcext:value-type="float">
            <text:p>86321</text:p>
          </table:table-cell>
          <table:table-cell office:value-type="float" office:value="24185" calcext:value-type="float">
            <text:p>24185</text:p>
          </table:table-cell>
          <table:table-cell office:value-type="float" office:value="24672" calcext:value-type="float">
            <text:p>24672</text:p>
          </table:table-cell>
          <table:table-cell office:value-type="float" office:value="53297" calcext:value-type="float">
            <text:p>53297</text:p>
          </table:table-cell>
          <table:table-cell office:value-type="float" office:value="28889" calcext:value-type="float">
            <text:p>28889</text:p>
          </table:table-cell>
          <table:table-cell office:value-type="float" office:value="15879" calcext:value-type="float">
            <text:p>15879</text:p>
          </table:table-cell>
          <table:table-cell office:value-type="float" office:value="9512" calcext:value-type="float">
            <text:p>9512</text:p>
          </table:table-cell>
          <table:table-cell office:value-type="float" office:value="1342789" calcext:value-type="float">
            <text:p>13427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20412" calcext:value-type="float">
            <text:p>7920412</text:p>
          </table:table-cell>
          <table:table-cell office:value-type="float" office:value="5551349" calcext:value-type="float">
            <text:p>5551349</text:p>
          </table:table-cell>
          <table:table-cell office:value-type="float" office:value="408067" calcext:value-type="float">
            <text:p>408067</text:p>
          </table:table-cell>
          <table:table-cell office:value-type="float" office:value="1960996" calcext:value-type="float">
            <text:p>1960996</text:p>
          </table:table-cell>
          <table:table-cell office:value-type="float" office:value="131065" calcext:value-type="float">
            <text:p>131065</text:p>
          </table:table-cell>
          <table:table-cell office:value-type="float" office:value="99979" calcext:value-type="float">
            <text:p>99979</text:p>
          </table:table-cell>
          <table:table-cell office:value-type="float" office:value="60221" calcext:value-type="float">
            <text:p>60221</text:p>
          </table:table-cell>
          <table:table-cell office:value-type="float" office:value="26422" calcext:value-type="float">
            <text:p>26422</text:p>
          </table:table-cell>
          <table:table-cell office:value-type="float" office:value="26301" calcext:value-type="float">
            <text:p>26301</text:p>
          </table:table-cell>
          <table:table-cell office:value-type="float" office:value="53362" calcext:value-type="float">
            <text:p>53362</text:p>
          </table:table-cell>
          <table:table-cell office:value-type="float" office:value="28042" calcext:value-type="float">
            <text:p>28042</text:p>
          </table:table-cell>
          <table:table-cell office:value-type="float" office:value="15850" calcext:value-type="float">
            <text:p>15850</text:p>
          </table:table-cell>
          <table:table-cell office:value-type="float" office:value="9504" calcext:value-type="float">
            <text:p>9504</text:p>
          </table:table-cell>
          <table:table-cell office:value-type="float" office:value="1458715" calcext:value-type="float">
            <text:p>14587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85087" calcext:value-type="float">
            <text:p>7785087</text:p>
          </table:table-cell>
          <table:table-cell office:value-type="float" office:value="5290010" calcext:value-type="float">
            <text:p>5290010</text:p>
          </table:table-cell>
          <table:table-cell office:value-type="float" office:value="419768" calcext:value-type="float">
            <text:p>419768</text:p>
          </table:table-cell>
          <table:table-cell office:value-type="float" office:value="2075309" calcext:value-type="float">
            <text:p>2075309</text:p>
          </table:table-cell>
          <table:table-cell office:value-type="float" office:value="137388" calcext:value-type="float">
            <text:p>137388</text:p>
          </table:table-cell>
          <table:table-cell office:value-type="float" office:value="130441" calcext:value-type="float">
            <text:p>130441</text:p>
          </table:table-cell>
          <table:table-cell office:value-type="float" office:value="96095" calcext:value-type="float">
            <text:p>96095</text:p>
          </table:table-cell>
          <table:table-cell office:value-type="float" office:value="26343" calcext:value-type="float">
            <text:p>26343</text:p>
          </table:table-cell>
          <table:table-cell office:value-type="float" office:value="26306" calcext:value-type="float">
            <text:p>26306</text:p>
          </table:table-cell>
          <table:table-cell office:value-type="float" office:value="56877" calcext:value-type="float">
            <text:p>56877</text:p>
          </table:table-cell>
          <table:table-cell office:value-type="float" office:value="28413" calcext:value-type="float">
            <text:p>28413</text:p>
          </table:table-cell>
          <table:table-cell office:value-type="float" office:value="16799" calcext:value-type="float">
            <text:p>16799</text:p>
          </table:table-cell>
          <table:table-cell office:value-type="float" office:value="9653" calcext:value-type="float">
            <text:p>9653</text:p>
          </table:table-cell>
          <table:table-cell office:value-type="float" office:value="1476690" calcext:value-type="float">
            <text:p>14766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21624" calcext:value-type="float">
            <text:p>7921624</text:p>
          </table:table-cell>
          <table:table-cell office:value-type="float" office:value="5563036" calcext:value-type="float">
            <text:p>5563036</text:p>
          </table:table-cell>
          <table:table-cell office:value-type="float" office:value="399513" calcext:value-type="float">
            <text:p>399513</text:p>
          </table:table-cell>
          <table:table-cell office:value-type="float" office:value="1959075" calcext:value-type="float">
            <text:p>1959075</text:p>
          </table:table-cell>
          <table:table-cell office:value-type="float" office:value="134423" calcext:value-type="float">
            <text:p>134423</text:p>
          </table:table-cell>
          <table:table-cell office:value-type="float" office:value="122147" calcext:value-type="float">
            <text:p>122147</text:p>
          </table:table-cell>
          <table:table-cell office:value-type="float" office:value="60263" calcext:value-type="float">
            <text:p>60263</text:p>
          </table:table-cell>
          <table:table-cell office:value-type="float" office:value="26412" calcext:value-type="float">
            <text:p>26412</text:p>
          </table:table-cell>
          <table:table-cell office:value-type="float" office:value="26313" calcext:value-type="float">
            <text:p>26313</text:p>
          </table:table-cell>
          <table:table-cell office:value-type="float" office:value="53558" calcext:value-type="float">
            <text:p>53558</text:p>
          </table:table-cell>
          <table:table-cell office:value-type="float" office:value="28199" calcext:value-type="float">
            <text:p>28199</text:p>
          </table:table-cell>
          <table:table-cell office:value-type="float" office:value="16710" calcext:value-type="float">
            <text:p>16710</text:p>
          </table:table-cell>
          <table:table-cell office:value-type="float" office:value="9713" calcext:value-type="float">
            <text:p>9713</text:p>
          </table:table-cell>
          <table:table-cell office:value-type="float" office:value="1496842" calcext:value-type="float">
            <text:p>14968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71892" calcext:value-type="float">
            <text:p>7871892</text:p>
          </table:table-cell>
          <table:table-cell office:value-type="float" office:value="5620589" calcext:value-type="float">
            <text:p>5620589</text:p>
          </table:table-cell>
          <table:table-cell office:value-type="float" office:value="363210" calcext:value-type="float">
            <text:p>363210</text:p>
          </table:table-cell>
          <table:table-cell office:value-type="float" office:value="1888093" calcext:value-type="float">
            <text:p>1888093</text:p>
          </table:table-cell>
          <table:table-cell office:value-type="float" office:value="134588" calcext:value-type="float">
            <text:p>134588</text:p>
          </table:table-cell>
          <table:table-cell office:value-type="float" office:value="111259" calcext:value-type="float">
            <text:p>111259</text:p>
          </table:table-cell>
          <table:table-cell office:value-type="float" office:value="60263" calcext:value-type="float">
            <text:p>60263</text:p>
          </table:table-cell>
          <table:table-cell office:value-type="float" office:value="26416" calcext:value-type="float">
            <text:p>26416</text:p>
          </table:table-cell>
          <table:table-cell office:value-type="float" office:value="26302" calcext:value-type="float">
            <text:p>26302</text:p>
          </table:table-cell>
          <table:table-cell office:value-type="float" office:value="53723" calcext:value-type="float">
            <text:p>53723</text:p>
          </table:table-cell>
          <table:table-cell office:value-type="float" office:value="28204" calcext:value-type="float">
            <text:p>28204</text:p>
          </table:table-cell>
          <table:table-cell office:value-type="float" office:value="15996" calcext:value-type="float">
            <text:p>15996</text:p>
          </table:table-cell>
          <table:table-cell office:value-type="float" office:value="9538" calcext:value-type="float">
            <text:p>9538</text:p>
          </table:table-cell>
          <table:table-cell office:value-type="float" office:value="1480511" calcext:value-type="float">
            <text:p>14805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95006" calcext:value-type="float">
            <text:p>7995006</text:p>
          </table:table-cell>
          <table:table-cell office:value-type="float" office:value="5648386" calcext:value-type="float">
            <text:p>5648386</text:p>
          </table:table-cell>
          <table:table-cell office:value-type="float" office:value="388633" calcext:value-type="float">
            <text:p>388633</text:p>
          </table:table-cell>
          <table:table-cell office:value-type="float" office:value="1957987" calcext:value-type="float">
            <text:p>1957987</text:p>
          </table:table-cell>
          <table:table-cell office:value-type="float" office:value="128624" calcext:value-type="float">
            <text:p>128624</text:p>
          </table:table-cell>
          <table:table-cell office:value-type="float" office:value="119101" calcext:value-type="float">
            <text:p>119101</text:p>
          </table:table-cell>
          <table:table-cell office:value-type="float" office:value="64473" calcext:value-type="float">
            <text:p>64473</text:p>
          </table:table-cell>
          <table:table-cell office:value-type="float" office:value="26433" calcext:value-type="float">
            <text:p>26433</text:p>
          </table:table-cell>
          <table:table-cell office:value-type="float" office:value="26379" calcext:value-type="float">
            <text:p>26379</text:p>
          </table:table-cell>
          <table:table-cell office:value-type="float" office:value="53398" calcext:value-type="float">
            <text:p>53398</text:p>
          </table:table-cell>
          <table:table-cell office:value-type="float" office:value="28672" calcext:value-type="float">
            <text:p>28672</text:p>
          </table:table-cell>
          <table:table-cell office:value-type="float" office:value="16948" calcext:value-type="float">
            <text:p>16948</text:p>
          </table:table-cell>
          <table:table-cell office:value-type="float" office:value="9758" calcext:value-type="float">
            <text:p>9758</text:p>
          </table:table-cell>
          <table:table-cell office:value-type="float" office:value="1478596" calcext:value-type="float">
            <text:p>14785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77339" calcext:value-type="float">
            <text:p>8177339</text:p>
          </table:table-cell>
          <table:table-cell office:value-type="float" office:value="5775669" calcext:value-type="float">
            <text:p>5775669</text:p>
          </table:table-cell>
          <table:table-cell office:value-type="float" office:value="380597" calcext:value-type="float">
            <text:p>380597</text:p>
          </table:table-cell>
          <table:table-cell office:value-type="float" office:value="2021073" calcext:value-type="float">
            <text:p>2021073</text:p>
          </table:table-cell>
          <table:table-cell office:value-type="float" office:value="114790" calcext:value-type="float">
            <text:p>114790</text:p>
          </table:table-cell>
          <table:table-cell office:value-type="float" office:value="152882" calcext:value-type="float">
            <text:p>152882</text:p>
          </table:table-cell>
          <table:table-cell office:value-type="float" office:value="87167" calcext:value-type="float">
            <text:p>87167</text:p>
          </table:table-cell>
          <table:table-cell office:value-type="float" office:value="37402" calcext:value-type="float">
            <text:p>37402</text:p>
          </table:table-cell>
          <table:table-cell office:value-type="float" office:value="83281" calcext:value-type="float">
            <text:p>83281</text:p>
          </table:table-cell>
          <table:table-cell office:value-type="float" office:value="53359" calcext:value-type="float">
            <text:p>53359</text:p>
          </table:table-cell>
          <table:table-cell office:value-type="float" office:value="27660" calcext:value-type="float">
            <text:p>27660</text:p>
          </table:table-cell>
          <table:table-cell office:value-type="float" office:value="15998" calcext:value-type="float">
            <text:p>15998</text:p>
          </table:table-cell>
          <table:table-cell office:value-type="float" office:value="9546" calcext:value-type="float">
            <text:p>9546</text:p>
          </table:table-cell>
          <table:table-cell office:value-type="float" office:value="1349991" calcext:value-type="float">
            <text:p>13499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34735" calcext:value-type="float">
            <text:p>8634735</text:p>
          </table:table-cell>
          <table:table-cell office:value-type="float" office:value="6348695" calcext:value-type="float">
            <text:p>6348695</text:p>
          </table:table-cell>
          <table:table-cell office:value-type="float" office:value="337890" calcext:value-type="float">
            <text:p>337890</text:p>
          </table:table-cell>
          <table:table-cell office:value-type="float" office:value="1948150" calcext:value-type="float">
            <text:p>1948150</text:p>
          </table:table-cell>
          <table:table-cell office:value-type="float" office:value="125567" calcext:value-type="float">
            <text:p>125567</text:p>
          </table:table-cell>
          <table:table-cell office:value-type="float" office:value="165094" calcext:value-type="float">
            <text:p>165094</text:p>
          </table:table-cell>
          <table:table-cell office:value-type="float" office:value="99408" calcext:value-type="float">
            <text:p>99408</text:p>
          </table:table-cell>
          <table:table-cell office:value-type="float" office:value="26263" calcext:value-type="float">
            <text:p>26263</text:p>
          </table:table-cell>
          <table:table-cell office:value-type="float" office:value="69405" calcext:value-type="float">
            <text:p>69405</text:p>
          </table:table-cell>
          <table:table-cell office:value-type="float" office:value="53553" calcext:value-type="float">
            <text:p>53553</text:p>
          </table:table-cell>
          <table:table-cell office:value-type="float" office:value="28537" calcext:value-type="float">
            <text:p>28537</text:p>
          </table:table-cell>
          <table:table-cell office:value-type="float" office:value="16006" calcext:value-type="float">
            <text:p>16006</text:p>
          </table:table-cell>
          <table:table-cell office:value-type="float" office:value="9549" calcext:value-type="float">
            <text:p>9549</text:p>
          </table:table-cell>
          <table:table-cell office:value-type="float" office:value="1345536" calcext:value-type="float">
            <text:p>13455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24547" calcext:value-type="float">
            <text:p>5724547</text:p>
          </table:table-cell>
          <table:table-cell office:value-type="float" office:value="3298837" calcext:value-type="float">
            <text:p>3298837</text:p>
          </table:table-cell>
          <table:table-cell office:value-type="float" office:value="341833" calcext:value-type="float">
            <text:p>341833</text:p>
          </table:table-cell>
          <table:table-cell office:value-type="float" office:value="2083877" calcext:value-type="float">
            <text:p>2083877</text:p>
          </table:table-cell>
          <table:table-cell office:value-type="float" office:value="106039" calcext:value-type="float">
            <text:p>106039</text:p>
          </table:table-cell>
          <table:table-cell office:value-type="float" office:value="56573" calcext:value-type="float">
            <text:p>56573</text:p>
          </table:table-cell>
          <table:table-cell office:value-type="float" office:value="53341" calcext:value-type="float">
            <text:p>53341</text:p>
          </table:table-cell>
          <table:table-cell office:value-type="float" office:value="24280" calcext:value-type="float">
            <text:p>24280</text:p>
          </table:table-cell>
          <table:table-cell office:value-type="float" office:value="24407" calcext:value-type="float">
            <text:p>24407</text:p>
          </table:table-cell>
          <table:table-cell office:value-type="float" office:value="53411" calcext:value-type="float">
            <text:p>53411</text:p>
          </table:table-cell>
          <table:table-cell office:value-type="float" office:value="28113" calcext:value-type="float">
            <text:p>28113</text:p>
          </table:table-cell>
          <table:table-cell office:value-type="float" office:value="16002" calcext:value-type="float">
            <text:p>16002</text:p>
          </table:table-cell>
          <table:table-cell office:value-type="float" office:value="9538" calcext:value-type="float">
            <text:p>9538</text:p>
          </table:table-cell>
          <table:table-cell office:value-type="float" office:value="1438738" calcext:value-type="float">
            <text:p>1438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74768" calcext:value-type="float">
            <text:p>8174768</text:p>
          </table:table-cell>
          <table:table-cell office:value-type="float" office:value="5726116" calcext:value-type="float">
            <text:p>5726116</text:p>
          </table:table-cell>
          <table:table-cell office:value-type="float" office:value="368109" calcext:value-type="float">
            <text:p>368109</text:p>
          </table:table-cell>
          <table:table-cell office:value-type="float" office:value="2080543" calcext:value-type="float">
            <text:p>2080543</text:p>
          </table:table-cell>
          <table:table-cell office:value-type="float" office:value="131680" calcext:value-type="float">
            <text:p>131680</text:p>
          </table:table-cell>
          <table:table-cell office:value-type="float" office:value="102534" calcext:value-type="float">
            <text:p>102534</text:p>
          </table:table-cell>
          <table:table-cell office:value-type="float" office:value="64558" calcext:value-type="float">
            <text:p>64558</text:p>
          </table:table-cell>
          <table:table-cell office:value-type="float" office:value="26392" calcext:value-type="float">
            <text:p>26392</text:p>
          </table:table-cell>
          <table:table-cell office:value-type="float" office:value="27049" calcext:value-type="float">
            <text:p>27049</text:p>
          </table:table-cell>
          <table:table-cell office:value-type="float" office:value="53861" calcext:value-type="float">
            <text:p>53861</text:p>
          </table:table-cell>
          <table:table-cell office:value-type="float" office:value="29554" calcext:value-type="float">
            <text:p>29554</text:p>
          </table:table-cell>
          <table:table-cell office:value-type="float" office:value="18159" calcext:value-type="float">
            <text:p>18159</text:p>
          </table:table-cell>
          <table:table-cell office:value-type="float" office:value="10014" calcext:value-type="float">
            <text:p>10014</text:p>
          </table:table-cell>
          <table:table-cell office:value-type="float" office:value="1496101" calcext:value-type="float">
            <text:p>14961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39871" calcext:value-type="float">
            <text:p>5739871</text:p>
          </table:table-cell>
          <table:table-cell office:value-type="float" office:value="3303259" calcext:value-type="float">
            <text:p>3303259</text:p>
          </table:table-cell>
          <table:table-cell office:value-type="float" office:value="355434" calcext:value-type="float">
            <text:p>355434</text:p>
          </table:table-cell>
          <table:table-cell office:value-type="float" office:value="2081178" calcext:value-type="float">
            <text:p>2081178</text:p>
          </table:table-cell>
          <table:table-cell office:value-type="float" office:value="107134" calcext:value-type="float">
            <text:p>107134</text:p>
          </table:table-cell>
          <table:table-cell office:value-type="float" office:value="55393" calcext:value-type="float">
            <text:p>55393</text:p>
          </table:table-cell>
          <table:table-cell office:value-type="float" office:value="53269" calcext:value-type="float">
            <text:p>53269</text:p>
          </table:table-cell>
          <table:table-cell office:value-type="float" office:value="24265" calcext:value-type="float">
            <text:p>24265</text:p>
          </table:table-cell>
          <table:table-cell office:value-type="float" office:value="24484" calcext:value-type="float">
            <text:p>24484</text:p>
          </table:table-cell>
          <table:table-cell office:value-type="float" office:value="70961" calcext:value-type="float">
            <text:p>70961</text:p>
          </table:table-cell>
          <table:table-cell office:value-type="float" office:value="27552" calcext:value-type="float">
            <text:p>27552</text:p>
          </table:table-cell>
          <table:table-cell office:value-type="float" office:value="16030" calcext:value-type="float">
            <text:p>16030</text:p>
          </table:table-cell>
          <table:table-cell office:value-type="float" office:value="9552" calcext:value-type="float">
            <text:p>9552</text:p>
          </table:table-cell>
          <table:table-cell office:value-type="float" office:value="1503115" calcext:value-type="float">
            <text:p>15031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33369" calcext:value-type="float">
            <text:p>5733369</text:p>
          </table:table-cell>
          <table:table-cell office:value-type="float" office:value="3248385" calcext:value-type="float">
            <text:p>3248385</text:p>
          </table:table-cell>
          <table:table-cell office:value-type="float" office:value="406961" calcext:value-type="float">
            <text:p>406961</text:p>
          </table:table-cell>
          <table:table-cell office:value-type="float" office:value="2078023" calcext:value-type="float">
            <text:p>2078023</text:p>
          </table:table-cell>
          <table:table-cell office:value-type="float" office:value="118397" calcext:value-type="float">
            <text:p>118397</text:p>
          </table:table-cell>
          <table:table-cell office:value-type="float" office:value="55620" calcext:value-type="float">
            <text:p>55620</text:p>
          </table:table-cell>
          <table:table-cell office:value-type="float" office:value="53424" calcext:value-type="float">
            <text:p>53424</text:p>
          </table:table-cell>
          <table:table-cell office:value-type="float" office:value="24373" calcext:value-type="float">
            <text:p>24373</text:p>
          </table:table-cell>
          <table:table-cell office:value-type="float" office:value="24512" calcext:value-type="float">
            <text:p>24512</text:p>
          </table:table-cell>
          <table:table-cell office:value-type="float" office:value="53317" calcext:value-type="float">
            <text:p>53317</text:p>
          </table:table-cell>
          <table:table-cell office:value-type="float" office:value="27546" calcext:value-type="float">
            <text:p>27546</text:p>
          </table:table-cell>
          <table:table-cell office:value-type="float" office:value="15982" calcext:value-type="float">
            <text:p>15982</text:p>
          </table:table-cell>
          <table:table-cell office:value-type="float" office:value="9532" calcext:value-type="float">
            <text:p>9532</text:p>
          </table:table-cell>
          <table:table-cell office:value-type="float" office:value="1415275" calcext:value-type="float">
            <text:p>14152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80611" calcext:value-type="float">
            <text:p>5880611</text:p>
          </table:table-cell>
          <table:table-cell office:value-type="float" office:value="3346963" calcext:value-type="float">
            <text:p>3346963</text:p>
          </table:table-cell>
          <table:table-cell office:value-type="float" office:value="338343" calcext:value-type="float">
            <text:p>338343</text:p>
          </table:table-cell>
          <table:table-cell office:value-type="float" office:value="2195305" calcext:value-type="float">
            <text:p>2195305</text:p>
          </table:table-cell>
          <table:table-cell office:value-type="float" office:value="111796" calcext:value-type="float">
            <text:p>111796</text:p>
          </table:table-cell>
          <table:table-cell office:value-type="float" office:value="57452" calcext:value-type="float">
            <text:p>57452</text:p>
          </table:table-cell>
          <table:table-cell office:value-type="float" office:value="67845" calcext:value-type="float">
            <text:p>67845</text:p>
          </table:table-cell>
          <table:table-cell office:value-type="float" office:value="50091" calcext:value-type="float">
            <text:p>50091</text:p>
          </table:table-cell>
          <table:table-cell office:value-type="float" office:value="51748" calcext:value-type="float">
            <text:p>51748</text:p>
          </table:table-cell>
          <table:table-cell office:value-type="float" office:value="55718" calcext:value-type="float">
            <text:p>55718</text:p>
          </table:table-cell>
          <table:table-cell office:value-type="float" office:value="27556" calcext:value-type="float">
            <text:p>27556</text:p>
          </table:table-cell>
          <table:table-cell office:value-type="float" office:value="16206" calcext:value-type="float">
            <text:p>16206</text:p>
          </table:table-cell>
          <table:table-cell office:value-type="float" office:value="10594" calcext:value-type="float">
            <text:p>10594</text:p>
          </table:table-cell>
          <table:table-cell office:value-type="float" office:value="1460953" calcext:value-type="float">
            <text:p>14609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78789" calcext:value-type="float">
            <text:p>6078789</text:p>
          </table:table-cell>
          <table:table-cell office:value-type="float" office:value="3432714" calcext:value-type="float">
            <text:p>3432714</text:p>
          </table:table-cell>
          <table:table-cell office:value-type="float" office:value="336120" calcext:value-type="float">
            <text:p>336120</text:p>
          </table:table-cell>
          <table:table-cell office:value-type="float" office:value="2309955" calcext:value-type="float">
            <text:p>2309955</text:p>
          </table:table-cell>
          <table:table-cell office:value-type="float" office:value="137085" calcext:value-type="float">
            <text:p>137085</text:p>
          </table:table-cell>
          <table:table-cell office:value-type="float" office:value="57156" calcext:value-type="float">
            <text:p>57156</text:p>
          </table:table-cell>
          <table:table-cell office:value-type="float" office:value="53714" calcext:value-type="float">
            <text:p>53714</text:p>
          </table:table-cell>
          <table:table-cell office:value-type="float" office:value="24245" calcext:value-type="float">
            <text:p>24245</text:p>
          </table:table-cell>
          <table:table-cell office:value-type="float" office:value="24749" calcext:value-type="float">
            <text:p>24749</text:p>
          </table:table-cell>
          <table:table-cell office:value-type="float" office:value="105268" calcext:value-type="float">
            <text:p>105268</text:p>
          </table:table-cell>
          <table:table-cell office:value-type="float" office:value="27582" calcext:value-type="float">
            <text:p>27582</text:p>
          </table:table-cell>
          <table:table-cell office:value-type="float" office:value="33614" calcext:value-type="float">
            <text:p>33614</text:p>
          </table:table-cell>
          <table:table-cell office:value-type="float" office:value="21090" calcext:value-type="float">
            <text:p>21090</text:p>
          </table:table-cell>
          <table:table-cell office:value-type="float" office:value="1445624" calcext:value-type="float">
            <text:p>14456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00216" calcext:value-type="float">
            <text:p>6400216</text:p>
          </table:table-cell>
          <table:table-cell office:value-type="float" office:value="3436396" calcext:value-type="float">
            <text:p>3436396</text:p>
          </table:table-cell>
          <table:table-cell office:value-type="float" office:value="355956" calcext:value-type="float">
            <text:p>355956</text:p>
          </table:table-cell>
          <table:table-cell office:value-type="float" office:value="2607864" calcext:value-type="float">
            <text:p>2607864</text:p>
          </table:table-cell>
          <table:table-cell office:value-type="float" office:value="117712" calcext:value-type="float">
            <text:p>117712</text:p>
          </table:table-cell>
          <table:table-cell office:value-type="float" office:value="55526" calcext:value-type="float">
            <text:p>55526</text:p>
          </table:table-cell>
          <table:table-cell office:value-type="float" office:value="53310" calcext:value-type="float">
            <text:p>53310</text:p>
          </table:table-cell>
          <table:table-cell office:value-type="float" office:value="24332" calcext:value-type="float">
            <text:p>24332</text:p>
          </table:table-cell>
          <table:table-cell office:value-type="float" office:value="24521" calcext:value-type="float">
            <text:p>24521</text:p>
          </table:table-cell>
          <table:table-cell office:value-type="float" office:value="54197" calcext:value-type="float">
            <text:p>54197</text:p>
          </table:table-cell>
          <table:table-cell office:value-type="float" office:value="27556" calcext:value-type="float">
            <text:p>27556</text:p>
          </table:table-cell>
          <table:table-cell office:value-type="float" office:value="16025" calcext:value-type="float">
            <text:p>16025</text:p>
          </table:table-cell>
          <table:table-cell office:value-type="float" office:value="9541" calcext:value-type="float">
            <text:p>9541</text:p>
          </table:table-cell>
          <table:table-cell office:value-type="float" office:value="1571338" calcext:value-type="float">
            <text:p>15713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52775" calcext:value-type="float">
            <text:p>6652775</text:p>
          </table:table-cell>
          <table:table-cell office:value-type="float" office:value="3572248" calcext:value-type="float">
            <text:p>3572248</text:p>
          </table:table-cell>
          <table:table-cell office:value-type="float" office:value="326232" calcext:value-type="float">
            <text:p>326232</text:p>
          </table:table-cell>
          <table:table-cell office:value-type="float" office:value="2754295" calcext:value-type="float">
            <text:p>2754295</text:p>
          </table:table-cell>
          <table:table-cell office:value-type="float" office:value="104814" calcext:value-type="float">
            <text:p>104814</text:p>
          </table:table-cell>
          <table:table-cell office:value-type="float" office:value="72173" calcext:value-type="float">
            <text:p>72173</text:p>
          </table:table-cell>
          <table:table-cell office:value-type="float" office:value="72143" calcext:value-type="float">
            <text:p>72143</text:p>
          </table:table-cell>
          <table:table-cell office:value-type="float" office:value="22030" calcext:value-type="float">
            <text:p>22030</text:p>
          </table:table-cell>
          <table:table-cell office:value-type="float" office:value="22163" calcext:value-type="float">
            <text:p>22163</text:p>
          </table:table-cell>
          <table:table-cell office:value-type="float" office:value="53456" calcext:value-type="float">
            <text:p>53456</text:p>
          </table:table-cell>
          <table:table-cell office:value-type="float" office:value="26466" calcext:value-type="float">
            <text:p>26466</text:p>
          </table:table-cell>
          <table:table-cell office:value-type="float" office:value="16487" calcext:value-type="float">
            <text:p>16487</text:p>
          </table:table-cell>
          <table:table-cell office:value-type="float" office:value="9434" calcext:value-type="float">
            <text:p>9434</text:p>
          </table:table-cell>
          <table:table-cell office:value-type="float" office:value="1521011" calcext:value-type="float">
            <text:p>15210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60737" calcext:value-type="float">
            <text:p>6060737</text:p>
          </table:table-cell>
          <table:table-cell office:value-type="float" office:value="3605921" calcext:value-type="float">
            <text:p>3605921</text:p>
          </table:table-cell>
          <table:table-cell office:value-type="float" office:value="372978" calcext:value-type="float">
            <text:p>372978</text:p>
          </table:table-cell>
          <table:table-cell office:value-type="float" office:value="2081838" calcext:value-type="float">
            <text:p>2081838</text:p>
          </table:table-cell>
          <table:table-cell office:value-type="float" office:value="107089" calcext:value-type="float">
            <text:p>107089</text:p>
          </table:table-cell>
          <table:table-cell office:value-type="float" office:value="86133" calcext:value-type="float">
            <text:p>86133</text:p>
          </table:table-cell>
          <table:table-cell office:value-type="float" office:value="82092" calcext:value-type="float">
            <text:p>82092</text:p>
          </table:table-cell>
          <table:table-cell office:value-type="float" office:value="22980" calcext:value-type="float">
            <text:p>22980</text:p>
          </table:table-cell>
          <table:table-cell office:value-type="float" office:value="23204" calcext:value-type="float">
            <text:p>23204</text:p>
          </table:table-cell>
          <table:table-cell office:value-type="float" office:value="89970" calcext:value-type="float">
            <text:p>89970</text:p>
          </table:table-cell>
          <table:table-cell office:value-type="float" office:value="26464" calcext:value-type="float">
            <text:p>26464</text:p>
          </table:table-cell>
          <table:table-cell office:value-type="float" office:value="16650" calcext:value-type="float">
            <text:p>16650</text:p>
          </table:table-cell>
          <table:table-cell office:value-type="float" office:value="18846" calcext:value-type="float">
            <text:p>18846</text:p>
          </table:table-cell>
          <table:table-cell office:value-type="float" office:value="1494842" calcext:value-type="float">
            <text:p>14948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7129" calcext:value-type="float">
            <text:p>6587129</text:p>
          </table:table-cell>
          <table:table-cell office:value-type="float" office:value="4121860" calcext:value-type="float">
            <text:p>4121860</text:p>
          </table:table-cell>
          <table:table-cell office:value-type="float" office:value="380479" calcext:value-type="float">
            <text:p>380479</text:p>
          </table:table-cell>
          <table:table-cell office:value-type="float" office:value="2084790" calcext:value-type="float">
            <text:p>2084790</text:p>
          </table:table-cell>
          <table:table-cell office:value-type="float" office:value="159299" calcext:value-type="float">
            <text:p>159299</text:p>
          </table:table-cell>
          <table:table-cell office:value-type="float" office:value="159936" calcext:value-type="float">
            <text:p>159936</text:p>
          </table:table-cell>
          <table:table-cell office:value-type="float" office:value="162583" calcext:value-type="float">
            <text:p>162583</text:p>
          </table:table-cell>
          <table:table-cell office:value-type="float" office:value="61971" calcext:value-type="float">
            <text:p>61971</text:p>
          </table:table-cell>
          <table:table-cell office:value-type="float" office:value="45891" calcext:value-type="float">
            <text:p>45891</text:p>
          </table:table-cell>
          <table:table-cell office:value-type="float" office:value="59084" calcext:value-type="float">
            <text:p>59084</text:p>
          </table:table-cell>
          <table:table-cell office:value-type="float" office:value="51873" calcext:value-type="float">
            <text:p>51873</text:p>
          </table:table-cell>
          <table:table-cell office:value-type="float" office:value="17711" calcext:value-type="float">
            <text:p>17711</text:p>
          </table:table-cell>
          <table:table-cell office:value-type="float" office:value="10056" calcext:value-type="float">
            <text:p>10056</text:p>
          </table:table-cell>
          <table:table-cell office:value-type="float" office:value="1547704" calcext:value-type="float">
            <text:p>15477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85780" calcext:value-type="float">
            <text:p>6285780</text:p>
          </table:table-cell>
          <table:table-cell office:value-type="float" office:value="3860001" calcext:value-type="float">
            <text:p>3860001</text:p>
          </table:table-cell>
          <table:table-cell office:value-type="float" office:value="357279" calcext:value-type="float">
            <text:p>357279</text:p>
          </table:table-cell>
          <table:table-cell office:value-type="float" office:value="2068500" calcext:value-type="float">
            <text:p>2068500</text:p>
          </table:table-cell>
          <table:table-cell office:value-type="float" office:value="113958" calcext:value-type="float">
            <text:p>113958</text:p>
          </table:table-cell>
          <table:table-cell office:value-type="float" office:value="72184" calcext:value-type="float">
            <text:p>72184</text:p>
          </table:table-cell>
          <table:table-cell office:value-type="float" office:value="72152" calcext:value-type="float">
            <text:p>72152</text:p>
          </table:table-cell>
          <table:table-cell office:value-type="float" office:value="22399" calcext:value-type="float">
            <text:p>22399</text:p>
          </table:table-cell>
          <table:table-cell office:value-type="float" office:value="22130" calcext:value-type="float">
            <text:p>22130</text:p>
          </table:table-cell>
          <table:table-cell office:value-type="float" office:value="58875" calcext:value-type="float">
            <text:p>58875</text:p>
          </table:table-cell>
          <table:table-cell office:value-type="float" office:value="26586" calcext:value-type="float">
            <text:p>26586</text:p>
          </table:table-cell>
          <table:table-cell office:value-type="float" office:value="18030" calcext:value-type="float">
            <text:p>18030</text:p>
          </table:table-cell>
          <table:table-cell office:value-type="float" office:value="10217" calcext:value-type="float">
            <text:p>10217</text:p>
          </table:table-cell>
          <table:table-cell office:value-type="float" office:value="1504965" calcext:value-type="float">
            <text:p>15049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44029" calcext:value-type="float">
            <text:p>8844029</text:p>
          </table:table-cell>
          <table:table-cell office:value-type="float" office:value="6494161" calcext:value-type="float">
            <text:p>64941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963834" calcext:value-type="float">
            <text:p>1963834</text:p>
          </table:table-cell>
          <table:table-cell office:value-type="float" office:value="123211" calcext:value-type="float">
            <text:p>123211</text:p>
          </table:table-cell>
          <table:table-cell office:value-type="float" office:value="73437" calcext:value-type="float">
            <text:p>73437</text:p>
          </table:table-cell>
          <table:table-cell office:value-type="float" office:value="75281" calcext:value-type="float">
            <text:p>75281</text:p>
          </table:table-cell>
          <table:table-cell office:value-type="float" office:value="23815" calcext:value-type="float">
            <text:p>23815</text:p>
          </table:table-cell>
          <table:table-cell office:value-type="float" office:value="23481" calcext:value-type="float">
            <text:p>23481</text:p>
          </table:table-cell>
          <table:table-cell office:value-type="float" office:value="58353" calcext:value-type="float">
            <text:p>58353</text:p>
          </table:table-cell>
          <table:table-cell office:value-type="float" office:value="26471" calcext:value-type="float">
            <text:p>26471</text:p>
          </table:table-cell>
          <table:table-cell office:value-type="float" office:value="16474" calcext:value-type="float">
            <text:p>16474</text:p>
          </table:table-cell>
          <table:table-cell office:value-type="float" office:value="9431" calcext:value-type="float">
            <text:p>9431</text:p>
          </table:table-cell>
          <table:table-cell office:value-type="float" office:value="1474062" calcext:value-type="float">
            <text:p>14740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80618" calcext:value-type="float">
            <text:p>6080618</text:p>
          </table:table-cell>
          <table:table-cell office:value-type="float" office:value="3797582" calcext:value-type="float">
            <text:p>3797582</text:p>
          </table:table-cell>
          <table:table-cell office:value-type="float" office:value="402943" calcext:value-type="float">
            <text:p>402943</text:p>
          </table:table-cell>
          <table:table-cell office:value-type="float" office:value="1880093" calcext:value-type="float">
            <text:p>1880093</text:p>
          </table:table-cell>
          <table:table-cell office:value-type="float" office:value="111822" calcext:value-type="float">
            <text:p>111822</text:p>
          </table:table-cell>
          <table:table-cell office:value-type="float" office:value="72147" calcext:value-type="float">
            <text:p>72147</text:p>
          </table:table-cell>
          <table:table-cell office:value-type="float" office:value="72146" calcext:value-type="float">
            <text:p>72146</text:p>
          </table:table-cell>
          <table:table-cell office:value-type="float" office:value="21975" calcext:value-type="float">
            <text:p>21975</text:p>
          </table:table-cell>
          <table:table-cell office:value-type="float" office:value="22150" calcext:value-type="float">
            <text:p>22150</text:p>
          </table:table-cell>
          <table:table-cell office:value-type="float" office:value="73230" calcext:value-type="float">
            <text:p>73230</text:p>
          </table:table-cell>
          <table:table-cell office:value-type="float" office:value="29029" calcext:value-type="float">
            <text:p>29029</text:p>
          </table:table-cell>
          <table:table-cell office:value-type="float" office:value="16472" calcext:value-type="float">
            <text:p>16472</text:p>
          </table:table-cell>
          <table:table-cell office:value-type="float" office:value="9443" calcext:value-type="float">
            <text:p>9443</text:p>
          </table:table-cell>
          <table:table-cell office:value-type="float" office:value="1478903" calcext:value-type="float">
            <text:p>14789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32235" calcext:value-type="float">
            <text:p>5932235</text:p>
          </table:table-cell>
          <table:table-cell office:value-type="float" office:value="3742983" calcext:value-type="float">
            <text:p>3742983</text:p>
          </table:table-cell>
          <table:table-cell office:value-type="float" office:value="341010" calcext:value-type="float">
            <text:p>341010</text:p>
          </table:table-cell>
          <table:table-cell office:value-type="float" office:value="1848242" calcext:value-type="float">
            <text:p>1848242</text:p>
          </table:table-cell>
          <table:table-cell office:value-type="float" office:value="110028" calcext:value-type="float">
            <text:p>110028</text:p>
          </table:table-cell>
          <table:table-cell office:value-type="float" office:value="80964" calcext:value-type="float">
            <text:p>80964</text:p>
          </table:table-cell>
          <table:table-cell office:value-type="float" office:value="77125" calcext:value-type="float">
            <text:p>77125</text:p>
          </table:table-cell>
          <table:table-cell office:value-type="float" office:value="22619" calcext:value-type="float">
            <text:p>22619</text:p>
          </table:table-cell>
          <table:table-cell office:value-type="float" office:value="22828" calcext:value-type="float">
            <text:p>22828</text:p>
          </table:table-cell>
          <table:table-cell office:value-type="float" office:value="83221" calcext:value-type="float">
            <text:p>83221</text:p>
          </table:table-cell>
          <table:table-cell office:value-type="float" office:value="47034" calcext:value-type="float">
            <text:p>47034</text:p>
          </table:table-cell>
          <table:table-cell office:value-type="float" office:value="17357" calcext:value-type="float">
            <text:p>17357</text:p>
          </table:table-cell>
          <table:table-cell office:value-type="float" office:value="9424" calcext:value-type="float">
            <text:p>9424</text:p>
          </table:table-cell>
          <table:table-cell office:value-type="float" office:value="1480299" calcext:value-type="float">
            <text:p>14802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57813" calcext:value-type="float">
            <text:p>6157813</text:p>
          </table:table-cell>
          <table:table-cell office:value-type="float" office:value="3896366" calcext:value-type="float">
            <text:p>3896366</text:p>
          </table:table-cell>
          <table:table-cell office:value-type="float" office:value="371760" calcext:value-type="float">
            <text:p>371760</text:p>
          </table:table-cell>
          <table:table-cell office:value-type="float" office:value="1889687" calcext:value-type="float">
            <text:p>1889687</text:p>
          </table:table-cell>
          <table:table-cell office:value-type="float" office:value="119077" calcext:value-type="float">
            <text:p>119077</text:p>
          </table:table-cell>
          <table:table-cell office:value-type="float" office:value="78618" calcext:value-type="float">
            <text:p>78618</text:p>
          </table:table-cell>
          <table:table-cell office:value-type="float" office:value="72151" calcext:value-type="float">
            <text:p>72151</text:p>
          </table:table-cell>
          <table:table-cell office:value-type="float" office:value="22055" calcext:value-type="float">
            <text:p>22055</text:p>
          </table:table-cell>
          <table:table-cell office:value-type="float" office:value="22188" calcext:value-type="float">
            <text:p>22188</text:p>
          </table:table-cell>
          <table:table-cell office:value-type="float" office:value="64643" calcext:value-type="float">
            <text:p>64643</text:p>
          </table:table-cell>
          <table:table-cell office:value-type="float" office:value="26444" calcext:value-type="float">
            <text:p>26444</text:p>
          </table:table-cell>
          <table:table-cell office:value-type="float" office:value="16629" calcext:value-type="float">
            <text:p>16629</text:p>
          </table:table-cell>
          <table:table-cell office:value-type="float" office:value="9433" calcext:value-type="float">
            <text:p>9433</text:p>
          </table:table-cell>
          <table:table-cell office:value-type="float" office:value="1466347" calcext:value-type="float">
            <text:p>1466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63229" calcext:value-type="float">
            <text:p>6663229</text:p>
          </table:table-cell>
          <table:table-cell office:value-type="float" office:value="4162906" calcext:value-type="float">
            <text:p>4162906</text:p>
          </table:table-cell>
          <table:table-cell office:value-type="float" office:value="469727" calcext:value-type="float">
            <text:p>469727</text:p>
          </table:table-cell>
          <table:table-cell office:value-type="float" office:value="2030596" calcext:value-type="float">
            <text:p>2030596</text:p>
          </table:table-cell>
          <table:table-cell office:value-type="float" office:value="117870" calcext:value-type="float">
            <text:p>117870</text:p>
          </table:table-cell>
          <table:table-cell office:value-type="float" office:value="72187" calcext:value-type="float">
            <text:p>72187</text:p>
          </table:table-cell>
          <table:table-cell office:value-type="float" office:value="72141" calcext:value-type="float">
            <text:p>72141</text:p>
          </table:table-cell>
          <table:table-cell office:value-type="float" office:value="21993" calcext:value-type="float">
            <text:p>21993</text:p>
          </table:table-cell>
          <table:table-cell office:value-type="float" office:value="22122" calcext:value-type="float">
            <text:p>22122</text:p>
          </table:table-cell>
          <table:table-cell office:value-type="float" office:value="54826" calcext:value-type="float">
            <text:p>54826</text:p>
          </table:table-cell>
          <table:table-cell office:value-type="float" office:value="26475" calcext:value-type="float">
            <text:p>26475</text:p>
          </table:table-cell>
          <table:table-cell office:value-type="float" office:value="16442" calcext:value-type="float">
            <text:p>16442</text:p>
          </table:table-cell>
          <table:table-cell office:value-type="float" office:value="9438" calcext:value-type="float">
            <text:p>9438</text:p>
          </table:table-cell>
          <table:table-cell office:value-type="float" office:value="1472375" calcext:value-type="float">
            <text:p>1472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16110" calcext:value-type="float">
            <text:p>6016110</text:p>
          </table:table-cell>
          <table:table-cell office:value-type="float" office:value="3599033" calcext:value-type="float">
            <text:p>3599033</text:p>
          </table:table-cell>
          <table:table-cell office:value-type="float" office:value="357936" calcext:value-type="float">
            <text:p>357936</text:p>
          </table:table-cell>
          <table:table-cell office:value-type="float" office:value="2059141" calcext:value-type="float">
            <text:p>2059141</text:p>
          </table:table-cell>
          <table:table-cell office:value-type="float" office:value="109519" calcext:value-type="float">
            <text:p>109519</text:p>
          </table:table-cell>
          <table:table-cell office:value-type="float" office:value="77176" calcext:value-type="float">
            <text:p>77176</text:p>
          </table:table-cell>
          <table:table-cell office:value-type="float" office:value="80198" calcext:value-type="float">
            <text:p>80198</text:p>
          </table:table-cell>
          <table:table-cell office:value-type="float" office:value="29854" calcext:value-type="float">
            <text:p>29854</text:p>
          </table:table-cell>
          <table:table-cell office:value-type="float" office:value="24904" calcext:value-type="float">
            <text:p>24904</text:p>
          </table:table-cell>
          <table:table-cell office:value-type="float" office:value="60558" calcext:value-type="float">
            <text:p>60558</text:p>
          </table:table-cell>
          <table:table-cell office:value-type="float" office:value="26487" calcext:value-type="float">
            <text:p>26487</text:p>
          </table:table-cell>
          <table:table-cell office:value-type="float" office:value="16467" calcext:value-type="float">
            <text:p>16467</text:p>
          </table:table-cell>
          <table:table-cell office:value-type="float" office:value="9439" calcext:value-type="float">
            <text:p>9439</text:p>
          </table:table-cell>
          <table:table-cell office:value-type="float" office:value="1448422" calcext:value-type="float">
            <text:p>14484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40925" calcext:value-type="float">
            <text:p>8440925</text:p>
          </table:table-cell>
          <table:table-cell office:value-type="float" office:value="6107358" calcext:value-type="float">
            <text:p>6107358</text:p>
          </table:table-cell>
          <table:table-cell office:value-type="float" office:value="336624" calcext:value-type="float">
            <text:p>336624</text:p>
          </table:table-cell>
          <table:table-cell office:value-type="float" office:value="1996943" calcext:value-type="float">
            <text:p>1996943</text:p>
          </table:table-cell>
          <table:table-cell office:value-type="float" office:value="120018" calcext:value-type="float">
            <text:p>120018</text:p>
          </table:table-cell>
          <table:table-cell office:value-type="float" office:value="85314" calcext:value-type="float">
            <text:p>85314</text:p>
          </table:table-cell>
          <table:table-cell office:value-type="float" office:value="78250" calcext:value-type="float">
            <text:p>78250</text:p>
          </table:table-cell>
          <table:table-cell office:value-type="float" office:value="23290" calcext:value-type="float">
            <text:p>23290</text:p>
          </table:table-cell>
          <table:table-cell office:value-type="float" office:value="23184" calcext:value-type="float">
            <text:p>23184</text:p>
          </table:table-cell>
          <table:table-cell office:value-type="float" office:value="54854" calcext:value-type="float">
            <text:p>54854</text:p>
          </table:table-cell>
          <table:table-cell office:value-type="float" office:value="26473" calcext:value-type="float">
            <text:p>26473</text:p>
          </table:table-cell>
          <table:table-cell office:value-type="float" office:value="16474" calcext:value-type="float">
            <text:p>16474</text:p>
          </table:table-cell>
          <table:table-cell office:value-type="float" office:value="9431" calcext:value-type="float">
            <text:p>9431</text:p>
          </table:table-cell>
          <table:table-cell office:value-type="float" office:value="1344028" calcext:value-type="float">
            <text:p>13440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66035" calcext:value-type="float">
            <text:p>8366035</text:p>
          </table:table-cell>
          <table:table-cell office:value-type="float" office:value="6071097" calcext:value-type="float">
            <text:p>6071097</text:p>
          </table:table-cell>
          <table:table-cell office:value-type="float" office:value="340634" calcext:value-type="float">
            <text:p>340634</text:p>
          </table:table-cell>
          <table:table-cell office:value-type="float" office:value="1954304" calcext:value-type="float">
            <text:p>1954304</text:p>
          </table:table-cell>
          <table:table-cell office:value-type="float" office:value="119941" calcext:value-type="float">
            <text:p>119941</text:p>
          </table:table-cell>
          <table:table-cell office:value-type="float" office:value="72209" calcext:value-type="float">
            <text:p>72209</text:p>
          </table:table-cell>
          <table:table-cell office:value-type="float" office:value="72176" calcext:value-type="float">
            <text:p>72176</text:p>
          </table:table-cell>
          <table:table-cell office:value-type="float" office:value="22141" calcext:value-type="float">
            <text:p>22141</text:p>
          </table:table-cell>
          <table:table-cell office:value-type="float" office:value="22185" calcext:value-type="float">
            <text:p>22185</text:p>
          </table:table-cell>
          <table:table-cell office:value-type="float" office:value="66182" calcext:value-type="float">
            <text:p>66182</text:p>
          </table:table-cell>
          <table:table-cell office:value-type="float" office:value="26954" calcext:value-type="float">
            <text:p>26954</text:p>
          </table:table-cell>
          <table:table-cell office:value-type="float" office:value="16445" calcext:value-type="float">
            <text:p>16445</text:p>
          </table:table-cell>
          <table:table-cell office:value-type="float" office:value="9423" calcext:value-type="float">
            <text:p>9423</text:p>
          </table:table-cell>
          <table:table-cell office:value-type="float" office:value="1468497" calcext:value-type="float">
            <text:p>14684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03866" calcext:value-type="float">
            <text:p>8503866</text:p>
          </table:table-cell>
          <table:table-cell office:value-type="float" office:value="6148448" calcext:value-type="float">
            <text:p>6148448</text:p>
          </table:table-cell>
          <table:table-cell office:value-type="float" office:value="372153" calcext:value-type="float">
            <text:p>372153</text:p>
          </table:table-cell>
          <table:table-cell office:value-type="float" office:value="1983265" calcext:value-type="float">
            <text:p>1983265</text:p>
          </table:table-cell>
          <table:table-cell office:value-type="float" office:value="123913" calcext:value-type="float">
            <text:p>123913</text:p>
          </table:table-cell>
          <table:table-cell office:value-type="float" office:value="72206" calcext:value-type="float">
            <text:p>72206</text:p>
          </table:table-cell>
          <table:table-cell office:value-type="float" office:value="72198" calcext:value-type="float">
            <text:p>72198</text:p>
          </table:table-cell>
          <table:table-cell office:value-type="float" office:value="22000" calcext:value-type="float">
            <text:p>22000</text:p>
          </table:table-cell>
          <table:table-cell office:value-type="float" office:value="22127" calcext:value-type="float">
            <text:p>22127</text:p>
          </table:table-cell>
          <table:table-cell office:value-type="float" office:value="76198" calcext:value-type="float">
            <text:p>76198</text:p>
          </table:table-cell>
          <table:table-cell office:value-type="float" office:value="27417" calcext:value-type="float">
            <text:p>27417</text:p>
          </table:table-cell>
          <table:table-cell office:value-type="float" office:value="16480" calcext:value-type="float">
            <text:p>16480</text:p>
          </table:table-cell>
          <table:table-cell office:value-type="float" office:value="9733" calcext:value-type="float">
            <text:p>9733</text:p>
          </table:table-cell>
          <table:table-cell office:value-type="float" office:value="1337128" calcext:value-type="float">
            <text:p>1337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37635" calcext:value-type="float">
            <text:p>8037635</text:p>
          </table:table-cell>
          <table:table-cell office:value-type="float" office:value="5543656" calcext:value-type="float">
            <text:p>5543656</text:p>
          </table:table-cell>
          <table:table-cell office:value-type="float" office:value="438208" calcext:value-type="float">
            <text:p>438208</text:p>
          </table:table-cell>
          <table:table-cell office:value-type="float" office:value="2055771" calcext:value-type="float">
            <text:p>2055771</text:p>
          </table:table-cell>
          <table:table-cell office:value-type="float" office:value="120037" calcext:value-type="float">
            <text:p>120037</text:p>
          </table:table-cell>
          <table:table-cell office:value-type="float" office:value="94900" calcext:value-type="float">
            <text:p>94900</text:p>
          </table:table-cell>
          <table:table-cell office:value-type="float" office:value="92321" calcext:value-type="float">
            <text:p>92321</text:p>
          </table:table-cell>
          <table:table-cell office:value-type="float" office:value="24320" calcext:value-type="float">
            <text:p>24320</text:p>
          </table:table-cell>
          <table:table-cell office:value-type="float" office:value="24729" calcext:value-type="float">
            <text:p>24729</text:p>
          </table:table-cell>
          <table:table-cell office:value-type="float" office:value="59955" calcext:value-type="float">
            <text:p>59955</text:p>
          </table:table-cell>
          <table:table-cell office:value-type="float" office:value="28867" calcext:value-type="float">
            <text:p>28867</text:p>
          </table:table-cell>
          <table:table-cell office:value-type="float" office:value="17263" calcext:value-type="float">
            <text:p>17263</text:p>
          </table:table-cell>
          <table:table-cell office:value-type="float" office:value="9485" calcext:value-type="float">
            <text:p>9485</text:p>
          </table:table-cell>
          <table:table-cell office:value-type="float" office:value="1349148" calcext:value-type="float">
            <text:p>1349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65970" calcext:value-type="float">
            <text:p>8865970</text:p>
          </table:table-cell>
          <table:table-cell office:value-type="float" office:value="6385331" calcext:value-type="float">
            <text:p>6385331</text:p>
          </table:table-cell>
          <table:table-cell office:value-type="float" office:value="347924" calcext:value-type="float">
            <text:p>347924</text:p>
          </table:table-cell>
          <table:table-cell office:value-type="float" office:value="2132715" calcext:value-type="float">
            <text:p>2132715</text:p>
          </table:table-cell>
          <table:table-cell office:value-type="float" office:value="109885" calcext:value-type="float">
            <text:p>109885</text:p>
          </table:table-cell>
          <table:table-cell office:value-type="float" office:value="78717" calcext:value-type="float">
            <text:p>78717</text:p>
          </table:table-cell>
          <table:table-cell office:value-type="float" office:value="132913" calcext:value-type="float">
            <text:p>132913</text:p>
          </table:table-cell>
          <table:table-cell office:value-type="float" office:value="22096" calcext:value-type="float">
            <text:p>22096</text:p>
          </table:table-cell>
          <table:table-cell office:value-type="float" office:value="41200" calcext:value-type="float">
            <text:p>41200</text:p>
          </table:table-cell>
          <table:table-cell office:value-type="float" office:value="53329" calcext:value-type="float">
            <text:p>53329</text:p>
          </table:table-cell>
          <table:table-cell office:value-type="float" office:value="26480" calcext:value-type="float">
            <text:p>26480</text:p>
          </table:table-cell>
          <table:table-cell office:value-type="float" office:value="16483" calcext:value-type="float">
            <text:p>16483</text:p>
          </table:table-cell>
          <table:table-cell office:value-type="float" office:value="9432" calcext:value-type="float">
            <text:p>9432</text:p>
          </table:table-cell>
          <table:table-cell office:value-type="float" office:value="1349088" calcext:value-type="float">
            <text:p>13490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14301" calcext:value-type="float">
            <text:p>7914301</text:p>
          </table:table-cell>
          <table:table-cell office:value-type="float" office:value="5505147" calcext:value-type="float">
            <text:p>5505147</text:p>
          </table:table-cell>
          <table:table-cell office:value-type="float" office:value="394976" calcext:value-type="float">
            <text:p>394976</text:p>
          </table:table-cell>
          <table:table-cell office:value-type="float" office:value="2014178" calcext:value-type="float">
            <text:p>2014178</text:p>
          </table:table-cell>
          <table:table-cell office:value-type="float" office:value="134781" calcext:value-type="float">
            <text:p>134781</text:p>
          </table:table-cell>
          <table:table-cell office:value-type="float" office:value="186949" calcext:value-type="float">
            <text:p>186949</text:p>
          </table:table-cell>
          <table:table-cell office:value-type="float" office:value="100645" calcext:value-type="float">
            <text:p>100645</text:p>
          </table:table-cell>
          <table:table-cell office:value-type="float" office:value="24383" calcext:value-type="float">
            <text:p>24383</text:p>
          </table:table-cell>
          <table:table-cell office:value-type="float" office:value="24484" calcext:value-type="float">
            <text:p>24484</text:p>
          </table:table-cell>
          <table:table-cell office:value-type="float" office:value="53350" calcext:value-type="float">
            <text:p>53350</text:p>
          </table:table-cell>
          <table:table-cell office:value-type="float" office:value="27144" calcext:value-type="float">
            <text:p>27144</text:p>
          </table:table-cell>
          <table:table-cell office:value-type="float" office:value="16472" calcext:value-type="float">
            <text:p>16472</text:p>
          </table:table-cell>
          <table:table-cell office:value-type="float" office:value="9442" calcext:value-type="float">
            <text:p>9442</text:p>
          </table:table-cell>
          <table:table-cell office:value-type="float" office:value="1494818" calcext:value-type="float">
            <text:p>14948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16904" calcext:value-type="float">
            <text:p>7816904</text:p>
          </table:table-cell>
          <table:table-cell office:value-type="float" office:value="5420176" calcext:value-type="float">
            <text:p>5420176</text:p>
          </table:table-cell>
          <table:table-cell office:value-type="float" office:value="391530" calcext:value-type="float">
            <text:p>391530</text:p>
          </table:table-cell>
          <table:table-cell office:value-type="float" office:value="2005198" calcext:value-type="float">
            <text:p>2005198</text:p>
          </table:table-cell>
          <table:table-cell office:value-type="float" office:value="127955" calcext:value-type="float">
            <text:p>127955</text:p>
          </table:table-cell>
          <table:table-cell office:value-type="float" office:value="164915" calcext:value-type="float">
            <text:p>164915</text:p>
          </table:table-cell>
          <table:table-cell office:value-type="float" office:value="84890" calcext:value-type="float">
            <text:p>84890</text:p>
          </table:table-cell>
          <table:table-cell office:value-type="float" office:value="24464" calcext:value-type="float">
            <text:p>24464</text:p>
          </table:table-cell>
          <table:table-cell office:value-type="float" office:value="24478" calcext:value-type="float">
            <text:p>24478</text:p>
          </table:table-cell>
          <table:table-cell office:value-type="float" office:value="53138" calcext:value-type="float">
            <text:p>53138</text:p>
          </table:table-cell>
          <table:table-cell office:value-type="float" office:value="27303" calcext:value-type="float">
            <text:p>27303</text:p>
          </table:table-cell>
          <table:table-cell office:value-type="float" office:value="17283" calcext:value-type="float">
            <text:p>17283</text:p>
          </table:table-cell>
          <table:table-cell office:value-type="float" office:value="9640" calcext:value-type="float">
            <text:p>9640</text:p>
          </table:table-cell>
          <table:table-cell office:value-type="float" office:value="1474967" calcext:value-type="float">
            <text:p>14749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95454" calcext:value-type="float">
            <text:p>7895454</text:p>
          </table:table-cell>
          <table:table-cell office:value-type="float" office:value="5522595" calcext:value-type="float">
            <text:p>5522595</text:p>
          </table:table-cell>
          <table:table-cell office:value-type="float" office:value="380325" calcext:value-type="float">
            <text:p>380325</text:p>
          </table:table-cell>
          <table:table-cell office:value-type="float" office:value="1992534" calcext:value-type="float">
            <text:p>1992534</text:p>
          </table:table-cell>
          <table:table-cell office:value-type="float" office:value="132950" calcext:value-type="float">
            <text:p>132950</text:p>
          </table:table-cell>
          <table:table-cell office:value-type="float" office:value="187772" calcext:value-type="float">
            <text:p>187772</text:p>
          </table:table-cell>
          <table:table-cell office:value-type="float" office:value="87658" calcext:value-type="float">
            <text:p>87658</text:p>
          </table:table-cell>
          <table:table-cell office:value-type="float" office:value="24413" calcext:value-type="float">
            <text:p>24413</text:p>
          </table:table-cell>
          <table:table-cell office:value-type="float" office:value="24455" calcext:value-type="float">
            <text:p>24455</text:p>
          </table:table-cell>
          <table:table-cell office:value-type="float" office:value="53269" calcext:value-type="float">
            <text:p>53269</text:p>
          </table:table-cell>
          <table:table-cell office:value-type="float" office:value="27272" calcext:value-type="float">
            <text:p>27272</text:p>
          </table:table-cell>
          <table:table-cell office:value-type="float" office:value="17287" calcext:value-type="float">
            <text:p>17287</text:p>
          </table:table-cell>
          <table:table-cell office:value-type="float" office:value="9635" calcext:value-type="float">
            <text:p>9635</text:p>
          </table:table-cell>
          <table:table-cell office:value-type="float" office:value="1455031" calcext:value-type="float">
            <text:p>14550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24910" calcext:value-type="float">
            <text:p>8024910</text:p>
          </table:table-cell>
          <table:table-cell office:value-type="float" office:value="5709391" calcext:value-type="float">
            <text:p>5709391</text:p>
          </table:table-cell>
          <table:table-cell office:value-type="float" office:value="360543" calcext:value-type="float">
            <text:p>360543</text:p>
          </table:table-cell>
          <table:table-cell office:value-type="float" office:value="1954976" calcext:value-type="float">
            <text:p>1954976</text:p>
          </table:table-cell>
          <table:table-cell office:value-type="float" office:value="134988" calcext:value-type="float">
            <text:p>134988</text:p>
          </table:table-cell>
          <table:table-cell office:value-type="float" office:value="144340" calcext:value-type="float">
            <text:p>144340</text:p>
          </table:table-cell>
          <table:table-cell office:value-type="float" office:value="84666" calcext:value-type="float">
            <text:p>84666</text:p>
          </table:table-cell>
          <table:table-cell office:value-type="float" office:value="23784" calcext:value-type="float">
            <text:p>23784</text:p>
          </table:table-cell>
          <table:table-cell office:value-type="float" office:value="24499" calcext:value-type="float">
            <text:p>24499</text:p>
          </table:table-cell>
          <table:table-cell office:value-type="float" office:value="53186" calcext:value-type="float">
            <text:p>53186</text:p>
          </table:table-cell>
          <table:table-cell office:value-type="float" office:value="27256" calcext:value-type="float">
            <text:p>27256</text:p>
          </table:table-cell>
          <table:table-cell office:value-type="float" office:value="16752" calcext:value-type="float">
            <text:p>16752</text:p>
          </table:table-cell>
          <table:table-cell office:value-type="float" office:value="9513" calcext:value-type="float">
            <text:p>9513</text:p>
          </table:table-cell>
          <table:table-cell office:value-type="float" office:value="1460489" calcext:value-type="float">
            <text:p>14604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63807" calcext:value-type="float">
            <text:p>8163807</text:p>
          </table:table-cell>
          <table:table-cell office:value-type="float" office:value="5745420" calcext:value-type="float">
            <text:p>5745420</text:p>
          </table:table-cell>
          <table:table-cell office:value-type="float" office:value="389135" calcext:value-type="float">
            <text:p>389135</text:p>
          </table:table-cell>
          <table:table-cell office:value-type="float" office:value="2029252" calcext:value-type="float">
            <text:p>2029252</text:p>
          </table:table-cell>
          <table:table-cell office:value-type="float" office:value="127951" calcext:value-type="float">
            <text:p>127951</text:p>
          </table:table-cell>
          <table:table-cell office:value-type="float" office:value="177633" calcext:value-type="float">
            <text:p>177633</text:p>
          </table:table-cell>
          <table:table-cell office:value-type="float" office:value="84690" calcext:value-type="float">
            <text:p>84690</text:p>
          </table:table-cell>
          <table:table-cell office:value-type="float" office:value="24507" calcext:value-type="float">
            <text:p>24507</text:p>
          </table:table-cell>
          <table:table-cell office:value-type="float" office:value="24504" calcext:value-type="float">
            <text:p>24504</text:p>
          </table:table-cell>
          <table:table-cell office:value-type="float" office:value="53262" calcext:value-type="float">
            <text:p>53262</text:p>
          </table:table-cell>
          <table:table-cell office:value-type="float" office:value="27326" calcext:value-type="float">
            <text:p>27326</text:p>
          </table:table-cell>
          <table:table-cell office:value-type="float" office:value="16579" calcext:value-type="float">
            <text:p>16579</text:p>
          </table:table-cell>
          <table:table-cell office:value-type="float" office:value="9465" calcext:value-type="float">
            <text:p>9465</text:p>
          </table:table-cell>
          <table:table-cell office:value-type="float" office:value="1467064" calcext:value-type="float">
            <text:p>1467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25445" calcext:value-type="float">
            <text:p>8225445</text:p>
          </table:table-cell>
          <table:table-cell office:value-type="float" office:value="5862900" calcext:value-type="float">
            <text:p>5862900</text:p>
          </table:table-cell>
          <table:table-cell office:value-type="float" office:value="365250" calcext:value-type="float">
            <text:p>365250</text:p>
          </table:table-cell>
          <table:table-cell office:value-type="float" office:value="1997295" calcext:value-type="float">
            <text:p>1997295</text:p>
          </table:table-cell>
          <table:table-cell office:value-type="float" office:value="133940" calcext:value-type="float">
            <text:p>133940</text:p>
          </table:table-cell>
          <table:table-cell office:value-type="float" office:value="149513" calcext:value-type="float">
            <text:p>149513</text:p>
          </table:table-cell>
          <table:table-cell office:value-type="float" office:value="84679" calcext:value-type="float">
            <text:p>84679</text:p>
          </table:table-cell>
          <table:table-cell office:value-type="float" office:value="24457" calcext:value-type="float">
            <text:p>24457</text:p>
          </table:table-cell>
          <table:table-cell office:value-type="float" office:value="24504" calcext:value-type="float">
            <text:p>24504</text:p>
          </table:table-cell>
          <table:table-cell office:value-type="float" office:value="53421" calcext:value-type="float">
            <text:p>53421</text:p>
          </table:table-cell>
          <table:table-cell office:value-type="float" office:value="27284" calcext:value-type="float">
            <text:p>27284</text:p>
          </table:table-cell>
          <table:table-cell office:value-type="float" office:value="17272" calcext:value-type="float">
            <text:p>17272</text:p>
          </table:table-cell>
          <table:table-cell office:value-type="float" office:value="9635" calcext:value-type="float">
            <text:p>9635</text:p>
          </table:table-cell>
          <table:table-cell office:value-type="float" office:value="1471179" calcext:value-type="float">
            <text:p>14711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89429" calcext:value-type="float">
            <text:p>7689429</text:p>
          </table:table-cell>
          <table:table-cell office:value-type="float" office:value="5344281" calcext:value-type="float">
            <text:p>5344281</text:p>
          </table:table-cell>
          <table:table-cell office:value-type="float" office:value="386254" calcext:value-type="float">
            <text:p>386254</text:p>
          </table:table-cell>
          <table:table-cell office:value-type="float" office:value="1958894" calcext:value-type="float">
            <text:p>1958894</text:p>
          </table:table-cell>
          <table:table-cell office:value-type="float" office:value="133303" calcext:value-type="float">
            <text:p>133303</text:p>
          </table:table-cell>
          <table:table-cell office:value-type="float" office:value="192931" calcext:value-type="float">
            <text:p>192931</text:p>
          </table:table-cell>
          <table:table-cell office:value-type="float" office:value="90567" calcext:value-type="float">
            <text:p>90567</text:p>
          </table:table-cell>
          <table:table-cell office:value-type="float" office:value="24491" calcext:value-type="float">
            <text:p>24491</text:p>
          </table:table-cell>
          <table:table-cell office:value-type="float" office:value="24403" calcext:value-type="float">
            <text:p>24403</text:p>
          </table:table-cell>
          <table:table-cell office:value-type="float" office:value="53327" calcext:value-type="float">
            <text:p>53327</text:p>
          </table:table-cell>
          <table:table-cell office:value-type="float" office:value="26584" calcext:value-type="float">
            <text:p>26584</text:p>
          </table:table-cell>
          <table:table-cell office:value-type="float" office:value="16596" calcext:value-type="float">
            <text:p>16596</text:p>
          </table:table-cell>
          <table:table-cell office:value-type="float" office:value="9463" calcext:value-type="float">
            <text:p>9463</text:p>
          </table:table-cell>
          <table:table-cell office:value-type="float" office:value="1495521" calcext:value-type="float">
            <text:p>14955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94490" calcext:value-type="float">
            <text:p>8094490</text:p>
          </table:table-cell>
          <table:table-cell office:value-type="float" office:value="5644054" calcext:value-type="float">
            <text:p>5644054</text:p>
          </table:table-cell>
          <table:table-cell office:value-type="float" office:value="415487" calcext:value-type="float">
            <text:p>415487</text:p>
          </table:table-cell>
          <table:table-cell office:value-type="float" office:value="2034949" calcext:value-type="float">
            <text:p>2034949</text:p>
          </table:table-cell>
          <table:table-cell office:value-type="float" office:value="132284" calcext:value-type="float">
            <text:p>132284</text:p>
          </table:table-cell>
          <table:table-cell office:value-type="float" office:value="186861" calcext:value-type="float">
            <text:p>186861</text:p>
          </table:table-cell>
          <table:table-cell office:value-type="float" office:value="88049" calcext:value-type="float">
            <text:p>88049</text:p>
          </table:table-cell>
          <table:table-cell office:value-type="float" office:value="24422" calcext:value-type="float">
            <text:p>24422</text:p>
          </table:table-cell>
          <table:table-cell office:value-type="float" office:value="24440" calcext:value-type="float">
            <text:p>24440</text:p>
          </table:table-cell>
          <table:table-cell office:value-type="float" office:value="53297" calcext:value-type="float">
            <text:p>53297</text:p>
          </table:table-cell>
          <table:table-cell office:value-type="float" office:value="27319" calcext:value-type="float">
            <text:p>27319</text:p>
          </table:table-cell>
          <table:table-cell office:value-type="float" office:value="17259" calcext:value-type="float">
            <text:p>17259</text:p>
          </table:table-cell>
          <table:table-cell office:value-type="float" office:value="9638" calcext:value-type="float">
            <text:p>9638</text:p>
          </table:table-cell>
          <table:table-cell office:value-type="float" office:value="1461572" calcext:value-type="float">
            <text:p>14615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82580" calcext:value-type="float">
            <text:p>7982580</text:p>
          </table:table-cell>
          <table:table-cell office:value-type="float" office:value="5545830" calcext:value-type="float">
            <text:p>5545830</text:p>
          </table:table-cell>
          <table:table-cell office:value-type="float" office:value="357124" calcext:value-type="float">
            <text:p>357124</text:p>
          </table:table-cell>
          <table:table-cell office:value-type="float" office:value="2079626" calcext:value-type="float">
            <text:p>2079626</text:p>
          </table:table-cell>
          <table:table-cell office:value-type="float" office:value="131016" calcext:value-type="float">
            <text:p>131016</text:p>
          </table:table-cell>
          <table:table-cell office:value-type="float" office:value="128770" calcext:value-type="float">
            <text:p>128770</text:p>
          </table:table-cell>
          <table:table-cell office:value-type="float" office:value="181208" calcext:value-type="float">
            <text:p>181208</text:p>
          </table:table-cell>
          <table:table-cell office:value-type="float" office:value="49488" calcext:value-type="float">
            <text:p>49488</text:p>
          </table:table-cell>
          <table:table-cell office:value-type="float" office:value="50857" calcext:value-type="float">
            <text:p>50857</text:p>
          </table:table-cell>
          <table:table-cell office:value-type="float" office:value="56994" calcext:value-type="float">
            <text:p>56994</text:p>
          </table:table-cell>
          <table:table-cell office:value-type="float" office:value="26628" calcext:value-type="float">
            <text:p>26628</text:p>
          </table:table-cell>
          <table:table-cell office:value-type="float" office:value="29908" calcext:value-type="float">
            <text:p>29908</text:p>
          </table:table-cell>
          <table:table-cell office:value-type="float" office:value="20755" calcext:value-type="float">
            <text:p>20755</text:p>
          </table:table-cell>
          <table:table-cell office:value-type="float" office:value="1427127" calcext:value-type="float">
            <text:p>1427127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0" meta:object-count="0"/>
    <meta:generator>LibreOffice/6.0.7.3$Linux_X86_64 LibreOffice_project/00m0$Build-3</meta:generator>
  </office:meta>
</office:document-meta>
</file>